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6mm"/>
    </style:style>
    <style:style style:name="co3" style:family="table-column">
      <style:table-column-properties fo:break-before="auto" style:column-width="24.64mm"/>
    </style:style>
    <style:style style:name="co4" style:family="table-column">
      <style:table-column-properties fo:break-before="auto" style:column-width="23.57mm"/>
    </style:style>
    <style:style style:name="co5" style:family="table-column">
      <style:table-column-properties fo:break-before="auto" style:column-width="58.47mm"/>
    </style:style>
    <style:style style:name="co6" style:family="table-column">
      <style:table-column-properties fo:break-before="auto" style:column-width="25.74mm"/>
    </style:style>
    <style:style style:name="co7" style:family="table-column">
      <style:table-column-properties fo:break-before="auto" style:column-width="35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Pivot-Tabelle_20_Ecke">
      <style:table-cell-properties fo:border-bottom="none" fo:border-left="2.01pt solid #000000" fo:border-right="none" fo:border-top="2.01pt solid #000000"/>
    </style:style>
    <style:style style:name="ce2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-Tabelle_20_Kategorie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-Tabelle_20_Titel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-Tabelle_20_Ecke">
      <style:table-cell-properties fo:border-bottom="none" fo:border-left="none" fo:border-right="none" fo:border-top="2.01pt solid #000000"/>
    </style:style>
    <style:style style:name="ce8" style:family="table-cell" style:parent-style-name="Pivot-Tabelle_20_Feld">
      <style:table-cell-properties fo:border="0.99pt solid #000000"/>
    </style:style>
    <style:style style:name="ce9" style:family="table-cell" style:parent-style-name="Pivot-Tabelle_20_Kategorie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-Tabelle_20_Kategorie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-Tabelle_20_Kategorie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-Tabelle_20_Titel" style:data-style-name="N0">
      <style:table-cell-properties fo:border-bottom="2.01pt solid #000000" fo:border-left="none" fo:border-right="none" fo:border-top="0.99pt solid #000000"/>
    </style:style>
    <style:style style:name="ce13" style:family="table-cell" style:parent-style-name="Pivot-Tabelle_20_Ecke">
      <style:table-cell-properties fo:border-bottom="none" fo:border-left="none" fo:border-right="0.99pt solid #000000" fo:border-top="2.01pt solid #000000"/>
    </style:style>
    <style:style style:name="ce14" style:family="table-cell" style:parent-style-name="Pivot-Tabelle_20_Titel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-Tabelle_20_Wert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-Tabelle_20_Wert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-Tabelle_20_Wert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-Tabelle_20_Ergebnis" style:data-style-name="N0">
      <style:table-cell-properties fo:border-bottom="2.01pt solid #000000" fo:border-left="0.99pt solid #000000" fo:border-right="none" fo:border-top="0.99pt solid #000000"/>
    </style:style>
    <style:style style:name="ce21" style:family="table-cell" style:parent-style-name="Pivot-Tabelle_20_Ecke">
      <style:table-cell-properties fo:border-bottom="0.99pt solid #000000" fo:border-left="none" fo:border-right="none" fo:border-top="2.01pt solid #000000"/>
    </style:style>
    <style:style style:name="ce22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-Tabelle_20_Wert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-Tabelle_20_Wert" style:data-style-name="N0"/>
    <style:style style:name="ce25" style:family="table-cell" style:parent-style-name="Pivot-Tabelle_20_Wert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-Tabelle_20_Ergebnis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Pivot-Tabelle_20_Wert">
      <style:table-cell-properties fo:border-bottom="none" fo:border-left="none" fo:border-right="none" fo:border-top="0.99pt solid #000000"/>
    </style:style>
    <style:style style:name="ce28" style:family="table-cell" style:parent-style-name="Pivot-Tabelle_20_Wert">
      <style:table-cell-properties fo:border-bottom="0.99pt solid #000000" fo:border-left="none" fo:border-right="none" fo:border-top="none"/>
    </style:style>
    <style:style style:name="ce29" style:family="table-cell" style:parent-style-name="Pivot-Tabelle_20_Wert" style:data-style-name="N11">
      <style:table-cell-properties fo:border-bottom="none" fo:border-left="none" fo:border-right="none" fo:border-top="0.99pt solid #000000"/>
    </style:style>
    <style:style style:name="ce30" style:family="table-cell" style:parent-style-name="Pivot-Tabelle_20_Wert" style:data-style-name="N11"/>
    <style:style style:name="ce31" style:family="table-cell" style:parent-style-name="Pivot-Tabelle_20_Wert" style:data-style-name="N11">
      <style:table-cell-properties fo:border-bottom="0.99pt solid #000000" fo:border-left="none" fo:border-right="none" fo:border-top="none"/>
    </style:style>
    <style:style style:name="ce32" style:family="table-cell" style:parent-style-name="Pivot-Tabelle_20_Ecke">
      <style:table-cell-properties fo:border-bottom="0.99pt solid #000000" fo:border-left="none" fo:border-right="2.01pt solid #000000" fo:border-top="2.01pt solid #000000"/>
    </style:style>
    <style:style style:name="ce33" style:family="table-cell" style:parent-style-name="Pivot-Tabelle_20_Kategorie" style:data-style-name="N0">
      <style:table-cell-properties fo:border-bottom="0.99pt solid #000000" fo:border-left="none" fo:border-right="2.01pt solid #000000" fo:border-top="none"/>
    </style:style>
    <style:style style:name="ce34" style:family="table-cell" style:parent-style-name="Pivot-Tabelle_20_Wert" style:data-style-name="N0">
      <style:table-cell-properties fo:border-bottom="none" fo:border-left="none" fo:border-right="2.01pt solid #000000" fo:border-top="0.99pt solid #000000"/>
    </style:style>
    <style:style style:name="ce35" style:family="table-cell" style:parent-style-name="Pivot-Tabelle_20_Wert" style:data-style-name="N0">
      <style:table-cell-properties fo:border-bottom="none" fo:border-left="none" fo:border-right="2.01pt solid #000000" fo:border-top="none"/>
    </style:style>
    <style:style style:name="ce36" style:family="table-cell" style:parent-style-name="Pivot-Tabelle_20_Wert" style:data-style-name="N0">
      <style:table-cell-properties fo:border-bottom="0.99pt solid #000000" fo:border-left="none" fo:border-right="2.01pt solid #000000" fo:border-top="none"/>
    </style:style>
    <style:style style:name="ce37" style:family="table-cell" style:parent-style-name="Pivot-Tabelle_20_Ergebnis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oolID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Fehlercode</text:p>
          </table:table-cell>
          <table:table-cell office:value-type="string" calcext:value-type="string">
            <text:p>CVRMSE</text:p>
          </table:table-cell>
          <table:table-cell office:value-type="string" calcext:value-type="string">
            <text:p>Daily Amplitude CVRMSE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RMSEIQ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MBE</text:p>
          </table:table-cell>
          <table:table-cell office:value-type="string" calcext:value-type="string">
            <text:p>NR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MSLE</text:p>
          </table:table-cell>
          <table:table-cell office:value-type="string" calcext:value-type="string">
            <text:p>R² coefficient determination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imQuality-Score</text:p>
          </table:table-cell>
          <table:table-cell office:value-type="string" calcext:value-type="string">
            <text:p>SimQ-Einordnung</text:p>
          </table:table-cell>
          <table:table-cell/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Aixlib</text:p>
          </table:table-cell>
          <table:table-cell office:value-type="string" calcext:value-type="string">
            <text:p>To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27.73" calcext:value-type="float">
            <text:p>27.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Aixlib</text:p>
          </table:table-cell>
          <table:table-cell office:value-type="string" calcext:value-type="string">
            <text:p>Variante 1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27.42" calcext:value-type="float">
            <text:p>27.42</text:p>
          </table:table-cell>
          <table:table-cell office:value-type="float" office:value="10.99" calcext:value-type="float">
            <text:p>10.9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1" calcext:value-type="float">
            <text:p>0.1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Aixlib</text:p>
          </table:table-cell>
          <table:table-cell office:value-type="string" calcext:value-type="string">
            <text:p>Variante 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26843.99" calcext:value-type="float">
            <text:p>26843.99</text:p>
          </table:table-cell>
          <table:table-cell office:value-type="float" office:value="27.7" calcext:value-type="float">
            <text:p>27.7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Aixlib</text:p>
          </table:table-cell>
          <table:table-cell office:value-type="string" calcext:value-type="string">
            <text:p>Variante 3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21.39" calcext:value-type="float">
            <text:p>21.3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7.33" calcext:value-type="float">
            <text:p>27.33</text:p>
          </table:table-cell>
          <table:table-cell office:value-type="float" office:value="21.39" calcext:value-type="float">
            <text:p>21.3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1" calcext:value-type="float">
            <text:p>1</text:p>
          </table:table-cell>
          <table:table-cell office:value-type="float" office:value="4.23" calcext:value-type="float">
            <text:p>4.23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Aixlib</text:p>
          </table:table-cell>
          <table:table-cell office:value-type="string" calcext:value-type="string">
            <text:p>Variante 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7.08" calcext:value-type="float">
            <text:p>7.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54" calcext:value-type="float">
            <text:p>0.54</text:p>
          </table:table-cell>
          <table:table-cell office:value-type="float" office:value="24.21" calcext:value-type="float">
            <text:p>24.21</text:p>
          </table:table-cell>
          <table:table-cell office:value-type="float" office:value="7.08" calcext:value-type="float">
            <text:p>7.08</text:p>
          </table:table-cell>
          <table:table-cell office:value-type="float" office:value="28.5" calcext:value-type="float">
            <text:p>28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43" calcext:value-type="float">
            <text:p>0.43</text:p>
          </table:table-cell>
          <table:table-cell office:value-type="float" office:value="0.04" calcext:value-type="float">
            <text:p>0.0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Tout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139.19" calcext:value-type="float">
            <text:p>139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7.73" calcext:value-type="float">
            <text:p>27.73</text:p>
          </table:table-cell>
          <table:table-cell office:value-type="float" office:value="139.19" calcext:value-type="float">
            <text:p>139.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13" calcext:value-type="float">
            <text:p>0.13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1" calcext:value-type="float">
            <text:p>1</text:p>
          </table:table-cell>
          <table:table-cell office:value-type="float" office:value="4.18" calcext:value-type="float">
            <text:p>4.1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Variante 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63.8" calcext:value-type="float">
            <text:p>63.8</text:p>
          </table:table-cell>
          <table:table-cell office:value-type="float" office:value="0.07" calcext:value-type="float">
            <text:p>0.07</text:p>
          </table:table-cell>
          <table:table-cell office:value-type="float" office:value="5.15" calcext:value-type="float">
            <text:p>5.15</text:p>
          </table:table-cell>
          <table:table-cell office:value-type="float" office:value="27.49" calcext:value-type="float">
            <text:p>27.49</text:p>
          </table:table-cell>
          <table:table-cell office:value-type="float" office:value="63.8" calcext:value-type="float">
            <text:p>63.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0.27" calcext:value-type="float">
            <text:p>0.27</text:p>
          </table:table-cell>
          <table:table-cell office:value-type="float" office:value="2.52" calcext:value-type="float">
            <text:p>2.52</text:p>
          </table:table-cell>
          <table:table-cell office:value-type="float" office:value="0.25" calcext:value-type="float">
            <text:p>0.25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Variante 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38.14" calcext:value-type="float">
            <text:p>38.14</text:p>
          </table:table-cell>
          <table:table-cell office:value-type="float" office:value="-0" calcext:value-type="float">
            <text:p>0</text:p>
          </table:table-cell>
          <table:table-cell office:value-type="float" office:value="43470.34" calcext:value-type="float">
            <text:p>43470.34</text:p>
          </table:table-cell>
          <table:table-cell office:value-type="float" office:value="27.7" calcext:value-type="float">
            <text:p>27.7</text:p>
          </table:table-cell>
          <table:table-cell office:value-type="float" office:value="38.14" calcext:value-type="float">
            <text:p>38.1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65" calcext:value-type="float">
            <text:p>0.65</text:p>
          </table:table-cell>
          <table:table-cell office:value-type="float" office:value="0.07" calcext:value-type="float">
            <text:p>0.0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Variante 3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float" office:value="127.81" calcext:value-type="float">
            <text:p>127.81</text:p>
          </table:table-cell>
          <table:table-cell office:value-type="float" office:value="0.12" calcext:value-type="float">
            <text:p>0.12</text:p>
          </table:table-cell>
          <table:table-cell office:value-type="float" office:value="6.58" calcext:value-type="float">
            <text:p>6.58</text:p>
          </table:table-cell>
          <table:table-cell office:value-type="float" office:value="27.45" calcext:value-type="float">
            <text:p>27.45</text:p>
          </table:table-cell>
          <table:table-cell office:value-type="float" office:value="127.81" calcext:value-type="float">
            <text:p>127.8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office:value-type="float" office:value="0.43" calcext:value-type="float">
            <text:p>0.43</text:p>
          </table:table-cell>
          <table:table-cell office:value-type="float" office:value="4.39" calcext:value-type="float">
            <text:p>4.39</text:p>
          </table:table-cell>
          <table:table-cell office:value-type="float" office:value="0.44" calcext:value-type="float">
            <text:p>0.44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99" calcext:value-type="float">
            <text:p>0.99</text:p>
          </table:table-cell>
          <table:table-cell office:value-type="float" office:value="4.19" calcext:value-type="float">
            <text:p>4.19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Variante 4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8.07" calcext:value-type="float">
            <text:p>8.07</text:p>
          </table:table-cell>
          <table:table-cell office:value-type="float" office:value="0.04" calcext:value-type="float">
            <text:p>0.04</text:p>
          </table:table-cell>
          <table:table-cell office:value-type="float" office:value="0.74" calcext:value-type="float">
            <text:p>0.74</text:p>
          </table:table-cell>
          <table:table-cell office:value-type="float" office:value="24.26" calcext:value-type="float">
            <text:p>24.26</text:p>
          </table:table-cell>
          <table:table-cell office:value-type="float" office:value="8.07" calcext:value-type="float">
            <text:p>8.07</text:p>
          </table:table-cell>
          <table:table-cell office:value-type="float" office:value="28.49" calcext:value-type="float">
            <text:p>28.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 office:value-type="float" office:value="0.05" calcext:value-type="float">
            <text:p>0.0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IDAICE</text:p>
          </table:table-cell>
          <table:table-cell office:value-type="string" calcext:value-type="string">
            <text:p>To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27.73" calcext:value-type="float">
            <text:p>27.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IDAICE</text:p>
          </table:table-cell>
          <table:table-cell office:value-type="string" calcext:value-type="string">
            <text:p>Variante 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36.02" calcext:value-type="float">
            <text:p>36.02</text:p>
          </table:table-cell>
          <table:table-cell office:value-type="float" office:value="0.04" calcext:value-type="float">
            <text:p>0.04</text:p>
          </table:table-cell>
          <table:table-cell office:value-type="float" office:value="2.46" calcext:value-type="float">
            <text:p>2.46</text:p>
          </table:table-cell>
          <table:table-cell office:value-type="float" office:value="27.46" calcext:value-type="float">
            <text:p>27.46</text:p>
          </table:table-cell>
          <table:table-cell office:value-type="float" office:value="36.02" calcext:value-type="float">
            <text:p>36.0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1.21" calcext:value-type="float">
            <text:p>1.21</text:p>
          </table:table-cell>
          <table:table-cell office:value-type="float" office:value="0.12" calcext:value-type="float">
            <text:p>0.12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IDAICE</text:p>
          </table:table-cell>
          <table:table-cell office:value-type="string" calcext:value-type="string">
            <text:p>Variante 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8601.74" calcext:value-type="float">
            <text:p>18601.74</text:p>
          </table:table-cell>
          <table:table-cell office:value-type="float" office:value="27.7" calcext:value-type="float">
            <text:p>27.7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IDAICE</text:p>
          </table:table-cell>
          <table:table-cell office:value-type="string" calcext:value-type="string">
            <text:p>Variante 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43.95" calcext:value-type="float">
            <text:p>43.95</text:p>
          </table:table-cell>
          <table:table-cell office:value-type="float" office:value="0.05" calcext:value-type="float">
            <text:p>0.05</text:p>
          </table:table-cell>
          <table:table-cell office:value-type="float" office:value="2.43" calcext:value-type="float">
            <text:p>2.43</text:p>
          </table:table-cell>
          <table:table-cell office:value-type="float" office:value="27.38" calcext:value-type="float">
            <text:p>27.38</text:p>
          </table:table-cell>
          <table:table-cell office:value-type="float" office:value="43.95" calcext:value-type="float">
            <text:p>43.9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1.62" calcext:value-type="float">
            <text:p>1.62</text:p>
          </table:table-cell>
          <table:table-cell office:value-type="float" office:value="0.16" calcext:value-type="float">
            <text:p>0.16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IDAICE</text:p>
          </table:table-cell>
          <table:table-cell office:value-type="string" calcext:value-type="string">
            <text:p>Variante 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.33" calcext:value-type="float">
            <text:p>1.33</text:p>
          </table:table-cell>
          <table:table-cell office:value-type="float" office:value="0.02" calcext:value-type="float">
            <text:p>0.02</text:p>
          </table:table-cell>
          <table:table-cell office:value-type="float" office:value="0.47" calcext:value-type="float">
            <text:p>0.47</text:p>
          </table:table-cell>
          <table:table-cell office:value-type="float" office:value="24.25" calcext:value-type="float">
            <text:p>24.25</text:p>
          </table:table-cell>
          <table:table-cell office:value-type="float" office:value="1.33" calcext:value-type="float">
            <text:p>1.33</text:p>
          </table:table-cell>
          <table:table-cell office:value-type="float" office:value="28.52" calcext:value-type="float">
            <text:p>28.52</text:p>
          </table:table-cell>
          <table:table-cell office:value-type="float" office:value="19.99" calcext:value-type="float">
            <text:p>19.9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NANDRAD</text:p>
          </table:table-cell>
          <table:table-cell office:value-type="string" calcext:value-type="string">
            <text:p>To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27.73" calcext:value-type="float">
            <text:p>27.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NANDRAD</text:p>
          </table:table-cell>
          <table:table-cell office:value-type="string" calcext:value-type="string">
            <text:p>Variante 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16" calcext:value-type="float">
            <text:p>1.16</text:p>
          </table:table-cell>
          <table:table-cell office:value-type="float" office:value="-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7.42" calcext:value-type="float">
            <text:p>27.42</text:p>
          </table:table-cell>
          <table:table-cell office:value-type="float" office:value="1.16" calcext:value-type="float">
            <text:p>1.1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NANDRAD</text:p>
          </table:table-cell>
          <table:table-cell office:value-type="string" calcext:value-type="string">
            <text:p>Variante 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3698.62" calcext:value-type="float">
            <text:p>3698.62</text:p>
          </table:table-cell>
          <table:table-cell office:value-type="float" office:value="27.7" calcext:value-type="float">
            <text:p>27.7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NANDRAD</text:p>
          </table:table-cell>
          <table:table-cell office:value-type="string" calcext:value-type="string">
            <text:p>Variante 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02" calcext:value-type="float">
            <text:p>1.02</text:p>
          </table:table-cell>
          <table:table-cell office:value-type="float" office:value="-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7.33" calcext:value-type="float">
            <text:p>27.33</text:p>
          </table:table-cell>
          <table:table-cell office:value-type="float" office:value="1.02" calcext:value-type="float">
            <text:p>1.0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NANDRAD</text:p>
          </table:table-cell>
          <table:table-cell office:value-type="string" calcext:value-type="string">
            <text:p>Variante 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4.22" calcext:value-type="float">
            <text:p>24.22</text:p>
          </table:table-cell>
          <table:table-cell office:value-type="float" office:value="0.12" calcext:value-type="float">
            <text:p>0.12</text:p>
          </table:table-cell>
          <table:table-cell office:value-type="float" office:value="28.48" calcext:value-type="float">
            <text:p>28.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NANDRAD2</text:p>
          </table:table-cell>
          <table:table-cell office:value-type="string" calcext:value-type="string">
            <text:p>To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27.73" calcext:value-type="float">
            <text:p>27.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NANDRAD2</text:p>
          </table:table-cell>
          <table:table-cell office:value-type="string" calcext:value-type="string">
            <text:p>Variante 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.42" calcext:value-type="float">
            <text:p>27.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NANDRAD2</text:p>
          </table:table-cell>
          <table:table-cell office:value-type="string" calcext:value-type="string">
            <text:p>Variante 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NANDRAD2</text:p>
          </table:table-cell>
          <table:table-cell office:value-type="string" calcext:value-type="string">
            <text:p>Variante 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.33" calcext:value-type="float">
            <text:p>27.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NANDRAD2</text:p>
          </table:table-cell>
          <table:table-cell office:value-type="string" calcext:value-type="string">
            <text:p>Variante 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22" calcext:value-type="float">
            <text:p>24.22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o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27.73" calcext:value-type="float">
            <text:p>27.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e 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.42" calcext:value-type="float">
            <text:p>27.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e 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e 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.33" calcext:value-type="float">
            <text:p>27.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e 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22" calcext:value-type="float">
            <text:p>24.22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out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1113.55" calcext:value-type="float">
            <text:p>1113.55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inf</text:p>
          </table:table-cell>
          <table:table-cell office:value-type="float" office:value="27.7" calcext:value-type="float">
            <text:p>27.7</text:p>
          </table:table-cell>
          <table:table-cell office:value-type="float" office:value="1113.55" calcext:value-type="float">
            <text:p>1113.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-0.1" calcext:value-type="float">
            <text:p>-0.1</text:p>
          </table:table-cell>
          <table:table-cell office:value-type="float" office:value="7.33" calcext:value-type="float">
            <text:p>7.33</text:p>
          </table:table-cell>
          <table:table-cell office:value-type="float" office:value="0.73" calcext:value-type="float">
            <text:p>0.73</text:p>
          </table:table-cell>
          <table:table-cell office:value-type="float" office:value="0.11162" calcext:value-type="float">
            <text:p>0.11162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ariante 1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1143.54" calcext:value-type="float">
            <text:p>1143.54</text:p>
          </table:table-cell>
          <table:table-cell office:value-type="float" office:value="-0.04" calcext:value-type="float">
            <text:p>-0.04</text:p>
          </table:table-cell>
          <table:table-cell office:value-type="float" office:value="14.95" calcext:value-type="float">
            <text:p>14.95</text:p>
          </table:table-cell>
          <table:table-cell office:value-type="float" office:value="27.38" calcext:value-type="float">
            <text:p>27.38</text:p>
          </table:table-cell>
          <table:table-cell office:value-type="float" office:value="1143.54" calcext:value-type="float">
            <text:p>1143.54</text:p>
          </table:table-cell>
          <table:table-cell office:value-type="float" office:value="29.99" calcext:value-type="float">
            <text:p>29.9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-0.13" calcext:value-type="float">
            <text:p>-0.13</text:p>
          </table:table-cell>
          <table:table-cell office:value-type="float" office:value="7.33" calcext:value-type="float">
            <text:p>7.33</text:p>
          </table:table-cell>
          <table:table-cell office:value-type="float" office:value="0.73" calcext:value-type="float">
            <text:p>0.73</text:p>
          </table:table-cell>
          <table:table-cell office:value-type="float" office:value="0.11162" calcext:value-type="float">
            <text:p>0.11162</text:p>
          </table:table-cell>
          <table:table-cell office:value-type="float" office:value="0.97" calcext:value-type="float">
            <text:p>0.97</text:p>
          </table:table-cell>
          <table:table-cell office:value-type="float" office:value="4.32" calcext:value-type="float">
            <text:p>4.32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ariante 2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  <table:table-cell office:value-type="float" office:value="1113.53" calcext:value-type="float">
            <text:p>1113.53</text:p>
          </table:table-cell>
          <table:table-cell office:value-type="float" office:value="-0.04" calcext:value-type="float">
            <text:p>-0.04</text:p>
          </table:table-cell>
          <table:table-cell office:value-type="float" office:value="491371.43" calcext:value-type="float">
            <text:p>491371.43</text:p>
          </table:table-cell>
          <table:table-cell office:value-type="float" office:value="27.66" calcext:value-type="float">
            <text:p>27.66</text:p>
          </table:table-cell>
          <table:table-cell office:value-type="float" office:value="1113.53" calcext:value-type="float">
            <text:p>1113.53</text:p>
          </table:table-cell>
          <table:table-cell office:value-type="float" office:value="29.99" calcext:value-type="float">
            <text:p>29.9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-0.15" calcext:value-type="float">
            <text:p>-0.15</text:p>
          </table:table-cell>
          <table:table-cell office:value-type="float" office:value="7.37" calcext:value-type="float">
            <text:p>7.37</text:p>
          </table:table-cell>
          <table:table-cell office:value-type="float" office:value="0.74" calcext:value-type="float">
            <text:p>0.74</text:p>
          </table:table-cell>
          <table:table-cell office:value-type="float" office:value="0.11165" calcext:value-type="float">
            <text:p>0.11165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ariante 3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1154.02" calcext:value-type="float">
            <text:p>1154.02</text:p>
          </table:table-cell>
          <table:table-cell office:value-type="float" office:value="-0.04" calcext:value-type="float">
            <text:p>-0.04</text:p>
          </table:table-cell>
          <table:table-cell office:value-type="float" office:value="11.01" calcext:value-type="float">
            <text:p>11.01</text:p>
          </table:table-cell>
          <table:table-cell office:value-type="float" office:value="27.29" calcext:value-type="float">
            <text:p>27.29</text:p>
          </table:table-cell>
          <table:table-cell office:value-type="float" office:value="1154.02" calcext:value-type="float">
            <text:p>1154.02</text:p>
          </table:table-cell>
          <table:table-cell office:value-type="float" office:value="29.99" calcext:value-type="float">
            <text:p>29.9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-0.15" calcext:value-type="float">
            <text:p>-0.15</text:p>
          </table:table-cell>
          <table:table-cell office:value-type="float" office:value="7.34" calcext:value-type="float">
            <text:p>7.34</text:p>
          </table:table-cell>
          <table:table-cell office:value-type="float" office:value="0.73" calcext:value-type="float">
            <text:p>0.73</text:p>
          </table:table-cell>
          <table:table-cell office:value-type="float" office:value="0.11162" calcext:value-type="float">
            <text:p>0.11162</text:p>
          </table:table-cell>
          <table:table-cell office:value-type="float" office:value="0.97" calcext:value-type="float">
            <text:p>0.97</text:p>
          </table:table-cell>
          <table:table-cell office:value-type="float" office:value="4.36" calcext:value-type="float">
            <text:p>4.36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ariante 4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1368.1" calcext:value-type="float">
            <text:p>1368.1</text:p>
          </table:table-cell>
          <table:table-cell office:value-type="float" office:value="0.03" calcext:value-type="float">
            <text:p>0.03</text:p>
          </table:table-cell>
          <table:table-cell office:value-type="float" office:value="10.89" calcext:value-type="float">
            <text:p>10.89</text:p>
          </table:table-cell>
          <table:table-cell office:value-type="float" office:value="24.25" calcext:value-type="float">
            <text:p>24.25</text:p>
          </table:table-cell>
          <table:table-cell office:value-type="float" office:value="1368.1" calcext:value-type="float">
            <text:p>1368.1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1" calcext:value-type="float">
            <text:p>0.11</text:p>
          </table:table-cell>
          <table:table-cell office:value-type="float" office:value="8.69" calcext:value-type="float">
            <text:p>8.69</text:p>
          </table:table-cell>
          <table:table-cell office:value-type="float" office:value="0.74" calcext:value-type="float">
            <text:p>0.74</text:p>
          </table:table-cell>
          <table:table-cell office:value-type="float" office:value="0.11166" calcext:value-type="float">
            <text:p>0.11166</text:p>
          </table:table-cell>
          <table:table-cell office:value-type="float" office:value="0.94" calcext:value-type="float">
            <text:p>0.94</text:p>
          </table:table-cell>
          <table:table-cell office:value-type="float" office:value="3.24" calcext:value-type="float">
            <text:p>3.24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HERAKLES</text:p>
          </table:table-cell>
          <table:table-cell office:value-type="string" calcext:value-type="string">
            <text:p>Tou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27.73" calcext:value-type="float">
            <text:p>27.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HERAKLES</text:p>
          </table:table-cell>
          <table:table-cell office:value-type="string" calcext:value-type="string">
            <text:p>Variante 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38" calcext:value-type="float">
            <text:p>1.38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7.42" calcext:value-type="float">
            <text:p>27.42</text:p>
          </table:table-cell>
          <table:table-cell office:value-type="float" office:value="1.38" calcext:value-type="float">
            <text:p>1.3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HERAKLES</text:p>
          </table:table-cell>
          <table:table-cell office:value-type="string" calcext:value-type="string">
            <text:p>Variante 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3773.64" calcext:value-type="float">
            <text:p>3773.64</text:p>
          </table:table-cell>
          <table:table-cell office:value-type="float" office:value="27.7" calcext:value-type="float">
            <text:p>27.7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HERAKLES</text:p>
          </table:table-cell>
          <table:table-cell office:value-type="string" calcext:value-type="string">
            <text:p>Variante 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06" calcext:value-type="float">
            <text:p>1.06</text:p>
          </table:table-cell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7.33" calcext:value-type="float">
            <text:p>27.33</text:p>
          </table:table-cell>
          <table:table-cell office:value-type="float" office:value="1.06" calcext:value-type="float">
            <text:p>1.0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HERAKLES</text:p>
          </table:table-cell>
          <table:table-cell office:value-type="string" calcext:value-type="string">
            <text:p>Variante 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31" calcext:value-type="float">
            <text:p>1.31</text:p>
          </table:table-cell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4.22" calcext:value-type="float">
            <text:p>24.22</text:p>
          </table:table-cell>
          <table:table-cell office:value-type="float" office:value="1.31" calcext:value-type="float">
            <text:p>1.31</text:p>
          </table:table-cell>
          <table:table-cell office:value-type="float" office:value="28.48" calcext:value-type="float">
            <text:p>28.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RNSYS</text:p>
          </table:table-cell>
          <table:table-cell office:value-type="string" calcext:value-type="string">
            <text:p>Tout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278.39" calcext:value-type="float">
            <text:p>278.3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f</text:p>
          </table:table-cell>
          <table:table-cell office:value-type="float" office:value="27.74" calcext:value-type="float">
            <text:p>27.74</text:p>
          </table:table-cell>
          <table:table-cell office:value-type="float" office:value="278.39" calcext:value-type="float">
            <text:p>278.3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1.83" calcext:value-type="float">
            <text:p>1.83</text:p>
          </table:table-cell>
          <table:table-cell office:value-type="float" office:value="0.18" calcext:value-type="float">
            <text:p>0.18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1" calcext:value-type="float">
            <text:p>1</text:p>
          </table:table-cell>
          <table:table-cell office:value-type="float" office:value="4.18" calcext:value-type="float">
            <text:p>4.18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RNSYS</text:p>
          </table:table-cell>
          <table:table-cell office:value-type="string" calcext:value-type="string">
            <text:p>Variante 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.11" calcext:value-type="float">
            <text:p>5.11</text:p>
          </table:table-cell>
          <table:table-cell office:value-type="float" office:value="0.01" calcext:value-type="float">
            <text:p>0.01</text:p>
          </table:table-cell>
          <table:table-cell office:value-type="float" office:value="0.56" calcext:value-type="float">
            <text:p>0.56</text:p>
          </table:table-cell>
          <table:table-cell office:value-type="float" office:value="27.42" calcext:value-type="float">
            <text:p>27.42</text:p>
          </table:table-cell>
          <table:table-cell office:value-type="float" office:value="5.11" calcext:value-type="float">
            <text:p>5.1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1" calcext:value-type="float">
            <text:p>1</text:p>
          </table:table-cell>
          <table:table-cell office:value-type="float" office:value="4.21" calcext:value-type="float">
            <text:p>4.2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RNSYS</text:p>
          </table:table-cell>
          <table:table-cell office:value-type="string" calcext:value-type="string">
            <text:p>Variante 2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55.12" calcext:value-type="float">
            <text:p>55.12</text:p>
          </table:table-cell>
          <table:table-cell office:value-type="float" office:value="0.01" calcext:value-type="float">
            <text:p>0.01</text:p>
          </table:table-cell>
          <table:table-cell office:value-type="float" office:value="67584.24" calcext:value-type="float">
            <text:p>67584.24</text:p>
          </table:table-cell>
          <table:table-cell office:value-type="float" office:value="27.71" calcext:value-type="float">
            <text:p>27.71</text:p>
          </table:table-cell>
          <table:table-cell office:value-type="float" office:value="55.12" calcext:value-type="float">
            <text:p>55.1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.01" calcext:value-type="float">
            <text:p>1.01</text:p>
          </table:table-cell>
          <table:table-cell office:value-type="float" office:value="0.1" calcext:value-type="float">
            <text:p>0.1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RNSYS</text:p>
          </table:table-cell>
          <table:table-cell office:value-type="string" calcext:value-type="string">
            <text:p>Variante 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6.7" calcext:value-type="float">
            <text:p>6.7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27.33" calcext:value-type="float">
            <text:p>27.33</text:p>
          </table:table-cell>
          <table:table-cell office:value-type="float" office:value="6.7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3-Waermeleitung</text:p>
          </table:table-cell>
          <table:table-cell office:value-type="string" calcext:value-type="string">
            <text:p>TRNSYS</text:p>
          </table:table-cell>
          <table:table-cell office:value-type="string" calcext:value-type="string">
            <text:p>Variante 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74" calcext:value-type="float">
            <text:p>1.7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4.23" calcext:value-type="float">
            <text:p>24.23</text:p>
          </table:table-cell>
          <table:table-cell office:value-type="float" office:value="1.74" calcext:value-type="float">
            <text:p>1.74</text:p>
          </table:table-cell>
          <table:table-cell office:value-type="float" office:value="28.48" calcext:value-type="float">
            <text:p>28.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Aixlib</text:p>
          </table:table-cell>
          <table:table-cell office:value-type="string" calcext:value-type="string">
            <text:p>AuÃŸentemperatur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1913.11" calcext:value-type="float">
            <text:p>1913.11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inf</text:p>
          </table:table-cell>
          <table:table-cell office:value-type="float" office:value="29.78" calcext:value-type="float">
            <text:p>29.78</text:p>
          </table:table-cell>
          <table:table-cell office:value-type="float" office:value="1913.11" calcext:value-type="float">
            <text:p>1913.1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26" calcext:value-type="float">
            <text:p>0.26</text:p>
          </table:table-cell>
          <table:table-cell office:value-type="float" office:value="-0.09" calcext:value-type="float">
            <text:p>-0.09</text:p>
          </table:table-cell>
          <table:table-cell office:value-type="float" office:value="5.12" calcext:value-type="float">
            <text:p>5.12</text:p>
          </table:table-cell>
          <table:table-cell office:value-type="float" office:value="0.51" calcext:value-type="float">
            <text:p>0.51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86" calcext:value-type="float">
            <text:p>0.86</text:p>
          </table:table-cell>
          <table:table-cell office:value-type="float" office:value="1.46" calcext:value-type="float">
            <text:p>1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Aixlib</text:p>
          </table:table-cell>
          <table:table-cell office:value-type="string" calcext:value-type="string">
            <text:p>Variante 1 Raum A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2.85" calcext:value-type="float">
            <text:p>12.85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9.69" calcext:value-type="float">
            <text:p>29.69</text:p>
          </table:table-cell>
          <table:table-cell office:value-type="float" office:value="12.85" calcext:value-type="float">
            <text:p>12.8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Aixlib</text:p>
          </table:table-cell>
          <table:table-cell office:value-type="string" calcext:value-type="string">
            <text:p>Variante 2 Raum A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21.68" calcext:value-type="float">
            <text:p>21.68</text:p>
          </table:table-cell>
          <table:table-cell office:value-type="float" office:value="0.01" calcext:value-type="float">
            <text:p>0.01</text:p>
          </table:table-cell>
          <table:table-cell office:value-type="float" office:value="36.43" calcext:value-type="float">
            <text:p>36.43</text:p>
          </table:table-cell>
          <table:table-cell office:value-type="float" office:value="24.16" calcext:value-type="float">
            <text:p>24.16</text:p>
          </table:table-cell>
          <table:table-cell office:value-type="float" office:value="21.68" calcext:value-type="float">
            <text:p>21.68</text:p>
          </table:table-cell>
          <table:table-cell office:value-type="float" office:value="25.51" calcext:value-type="float">
            <text:p>25.51</text:p>
          </table:table-cell>
          <table:table-cell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office:value-type="float" office:value="9.14" calcext:value-type="float">
            <text:p>9.14</text:p>
          </table:table-cell>
          <table:table-cell office:value-type="float" office:value="0.47" calcext:value-type="float">
            <text:p>0.47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57" calcext:value-type="float">
            <text:p>0.57</text:p>
          </table:table-cell>
          <table:table-cell office:value-type="float" office:value="0.78" calcext:value-type="float">
            <text:p>0.78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Aixlib</text:p>
          </table:table-cell>
          <table:table-cell office:value-type="string" calcext:value-type="string">
            <text:p>Variante 3 Raum A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.06" calcext:value-type="float">
            <text:p>1.06</text:p>
          </table:table-cell>
          <table:table-cell office:value-type="float" office:value="-0.02" calcext:value-type="float">
            <text:p>-0.02</text:p>
          </table:table-cell>
          <table:table-cell office:value-type="float" office:value="33.99" calcext:value-type="float">
            <text:p>33.99</text:p>
          </table:table-cell>
          <table:table-cell office:value-type="float" office:value="24.06" calcext:value-type="float">
            <text:p>24.06</text:p>
          </table:table-cell>
          <table:table-cell office:value-type="float" office:value="1.06" calcext:value-type="float">
            <text:p>1.06</text:p>
          </table:table-cell>
          <table:table-cell office:value-type="float" office:value="24.46" calcext:value-type="float">
            <text:p>24.46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3.08" calcext:value-type="float">
            <text:p>3.08</text:p>
          </table:table-cell>
          <table:table-cell office:value-type="float" office:value="0.14" calcext:value-type="float">
            <text:p>0.14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Aixlib</text:p>
          </table:table-cell>
          <table:table-cell office:value-type="string" calcext:value-type="string">
            <text:p>Variante 3 Raum B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20.51" calcext:value-type="float">
            <text:p>20.51</text:p>
          </table:table-cell>
          <table:table-cell office:value-type="float" office:value="-0.03" calcext:value-type="float">
            <text:p>-0.03</text:p>
          </table:table-cell>
          <table:table-cell office:value-type="float" office:value="126.7" calcext:value-type="float">
            <text:p>126.7</text:p>
          </table:table-cell>
          <table:table-cell office:value-type="float" office:value="24.01" calcext:value-type="float">
            <text:p>24.01</text:p>
          </table:table-cell>
          <table:table-cell office:value-type="float" office:value="20.51" calcext:value-type="float">
            <text:p>20.51</text:p>
          </table:table-cell>
          <table:table-cell office:value-type="float" office:value="24.23" calcext:value-type="float">
            <text:p>24.23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-0.11" calcext:value-type="float">
            <text:p>-0.11</text:p>
          </table:table-cell>
          <table:table-cell office:value-type="float" office:value="2.05" calcext:value-type="float">
            <text:p>2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97" calcext:value-type="float">
            <text:p>0.97</text:p>
          </table:table-cell>
          <table:table-cell office:value-type="float" office:value="0.56" calcext:value-type="float">
            <text:p>0.5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Aixlib</text:p>
          </table:table-cell>
          <table:table-cell office:value-type="string" calcext:value-type="string">
            <text:p>Variante 4 Raum A</text:p>
          </table:table-cell>
          <table:table-cell office:value-type="float" office:value="0" calcext:value-type="float">
            <text:p>0</text:p>
          </table:table-cell>
          <table:table-cell office:value-type="float" office:value="3.63" calcext:value-type="float">
            <text:p>3.63</text:p>
          </table:table-cell>
          <table:table-cell office:value-type="float" office:value="16.54" calcext:value-type="float">
            <text:p>16.54</text:p>
          </table:table-cell>
          <table:table-cell office:value-type="float" office:value="0.01" calcext:value-type="float">
            <text:p>0.01</text:p>
          </table:table-cell>
          <table:table-cell office:value-type="float" office:value="2.86" calcext:value-type="float">
            <text:p>2.86</text:p>
          </table:table-cell>
          <table:table-cell office:value-type="float" office:value="9.67" calcext:value-type="float">
            <text:p>9.67</text:p>
          </table:table-cell>
          <table:table-cell office:value-type="float" office:value="16.54" calcext:value-type="float">
            <text:p>16.54</text:p>
          </table:table-cell>
          <table:table-cell office:value-type="float" office:value="21.17" calcext:value-type="float">
            <text:p>21.17</text:p>
          </table:table-cell>
          <table:table-cell office:value-type="float" office:value="-1.63" calcext:value-type="float">
            <text:p>-1.63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1.48" calcext:value-type="float">
            <text:p>1.48</text:p>
          </table:table-cell>
          <table:table-cell office:value-type="float" office:value="0.35" calcext:value-type="float">
            <text:p>0.35</text:p>
          </table:table-cell>
          <table:table-cell office:value-type="float" office:value="0.17506" calcext:value-type="float">
            <text:p>0.17506</text:p>
          </table:table-cell>
          <table:table-cell office:value-type="float" office:value="1" calcext:value-type="float">
            <text:p>1</text:p>
          </table:table-cell>
          <table:table-cell office:value-type="float" office:value="6.46" calcext:value-type="float">
            <text:p>6.46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Aixlib</text:p>
          </table:table-cell>
          <table:table-cell office:value-type="string" calcext:value-type="string">
            <text:p>Variante 4 Raum B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25.48" calcext:value-type="float">
            <text:p>25.48</text:p>
          </table:table-cell>
          <table:table-cell office:value-type="float" office:value="0.01" calcext:value-type="float">
            <text:p>0.01</text:p>
          </table:table-cell>
          <table:table-cell office:value-type="float" office:value="2.87" calcext:value-type="float">
            <text:p>2.87</text:p>
          </table:table-cell>
          <table:table-cell office:value-type="float" office:value="9.72" calcext:value-type="float">
            <text:p>9.72</text:p>
          </table:table-cell>
          <table:table-cell office:value-type="float" office:value="25.48" calcext:value-type="float">
            <text:p>25.48</text:p>
          </table:table-cell>
          <table:table-cell office:value-type="float" office:value="19.7" calcext:value-type="float">
            <text:p>19.7</text:p>
          </table:table-cell>
          <table:table-cell office:value-type="float" office:value="-0.27" calcext:value-type="float">
            <text:p>-0.27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1.67" calcext:value-type="float">
            <text:p>1.67</text:p>
          </table:table-cell>
          <table:table-cell office:value-type="float" office:value="0.35" calcext:value-type="float">
            <text:p>0.35</text:p>
          </table:table-cell>
          <table:table-cell office:value-type="float" office:value="0.14253" calcext:value-type="float">
            <text:p>0.14253</text:p>
          </table:table-cell>
          <table:table-cell office:value-type="float" office:value="1" calcext:value-type="float">
            <text:p>1</text:p>
          </table:table-cell>
          <table:table-cell office:value-type="float" office:value="6.29" calcext:value-type="float">
            <text:p>6.29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AuÃŸentemperatur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9.81" calcext:value-type="float">
            <text:p>29.8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05" calcext:value-type="float">
            <text:p>0.0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Variante 1 Raum A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6.29" calcext:value-type="float">
            <text:p>36.29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9.69" calcext:value-type="float">
            <text:p>29.69</text:p>
          </table:table-cell>
          <table:table-cell office:value-type="float" office:value="36.29" calcext:value-type="float">
            <text:p>36.2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Variante 2 Raum A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22.91" calcext:value-type="float">
            <text:p>22.91</text:p>
          </table:table-cell>
          <table:table-cell office:value-type="float" office:value="0" calcext:value-type="float">
            <text:p>0</text:p>
          </table:table-cell>
          <table:table-cell office:value-type="float" office:value="32.29" calcext:value-type="float">
            <text:p>32.29</text:p>
          </table:table-cell>
          <table:table-cell office:value-type="float" office:value="24.16" calcext:value-type="float">
            <text:p>24.16</text:p>
          </table:table-cell>
          <table:table-cell office:value-type="float" office:value="22.91" calcext:value-type="float">
            <text:p>22.91</text:p>
          </table:table-cell>
          <table:table-cell office:value-type="float" office:value="25.46" calcext:value-type="float">
            <text:p>25.46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8.11" calcext:value-type="float">
            <text:p>8.11</text:p>
          </table:table-cell>
          <table:table-cell office:value-type="float" office:value="0.42" calcext:value-type="float">
            <text:p>0.4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Variante 3 Raum A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float" office:value="115.8" calcext:value-type="float">
            <text:p>115.8</text:p>
          </table:table-cell>
          <table:table-cell office:value-type="float" office:value="0" calcext:value-type="float">
            <text:p>0</text:p>
          </table:table-cell>
          <table:table-cell office:value-type="float" office:value="106.08" calcext:value-type="float">
            <text:p>106.08</text:p>
          </table:table-cell>
          <table:table-cell office:value-type="float" office:value="24.08" calcext:value-type="float">
            <text:p>24.08</text:p>
          </table:table-cell>
          <table:table-cell office:value-type="float" office:value="115.8" calcext:value-type="float">
            <text:p>115.8</text:p>
          </table:table-cell>
          <table:table-cell office:value-type="float" office:value="24.79" calcext:value-type="float">
            <text:p>24.79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9.63" calcext:value-type="float">
            <text:p>9.63</text:p>
          </table:table-cell>
          <table:table-cell office:value-type="float" office:value="0.43" calcext:value-type="float">
            <text:p>0.43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52" calcext:value-type="float">
            <text:p>0.52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Variante 3 Raum B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31.44" calcext:value-type="float">
            <text:p>31.44</text:p>
          </table:table-cell>
          <table:table-cell office:value-type="float" office:value="0" calcext:value-type="float">
            <text:p>0</text:p>
          </table:table-cell>
          <table:table-cell office:value-type="float" office:value="55.55" calcext:value-type="float">
            <text:p>55.55</text:p>
          </table:table-cell>
          <table:table-cell office:value-type="float" office:value="24.04" calcext:value-type="float">
            <text:p>24.04</text:p>
          </table:table-cell>
          <table:table-cell office:value-type="float" office:value="31.44" calcext:value-type="float">
            <text:p>31.44</text:p>
          </table:table-cell>
          <table:table-cell office:value-type="float" office:value="24.23" calcext:value-type="float">
            <text:p>24.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99" calcext:value-type="float">
            <text:p>0.99</text:p>
          </table:table-cell>
          <table:table-cell office:value-type="float" office:value="0.51" calcext:value-type="float">
            <text:p>0.5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Variante 4 Raum A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61.08" calcext:value-type="float">
            <text:p>61.08</text:p>
          </table:table-cell>
          <table:table-cell office:value-type="float" office:value="-0.01" calcext:value-type="float">
            <text:p>-0.01</text:p>
          </table:table-cell>
          <table:table-cell office:value-type="float" office:value="3.67" calcext:value-type="float">
            <text:p>3.67</text:p>
          </table:table-cell>
          <table:table-cell office:value-type="float" office:value="9.65" calcext:value-type="float">
            <text:p>9.65</text:p>
          </table:table-cell>
          <table:table-cell office:value-type="float" office:value="61.08" calcext:value-type="float">
            <text:p>61.08</text:p>
          </table:table-cell>
          <table:table-cell office:value-type="float" office:value="21.95" calcext:value-type="float">
            <text:p>21.95</text:p>
          </table:table-cell>
          <table:table-cell office:value-type="float" office:value="-2.48" calcext:value-type="float">
            <text:p>-2.48</text:p>
          </table:table-cell>
          <table:table-cell office:value-type="float" office:value="0.2" calcext:value-type="float">
            <text:p>0.2</text:p>
          </table:table-cell>
          <table:table-cell office:value-type="float" office:value="-0.07" calcext:value-type="float">
            <text:p>-0.07</text:p>
          </table:table-cell>
          <table:table-cell office:value-type="float" office:value="1.9" calcext:value-type="float">
            <text:p>1.9</text:p>
          </table:table-cell>
          <table:table-cell office:value-type="float" office:value="0.45" calcext:value-type="float">
            <text:p>0.45</text:p>
          </table:table-cell>
          <table:table-cell office:value-type="float" office:value="0.20308" calcext:value-type="float">
            <text:p>0.20308</text:p>
          </table:table-cell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6.59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Variante 4 Raum B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20.5" calcext:value-type="float">
            <text:p>20.5</text:p>
          </table:table-cell>
          <table:table-cell office:value-type="float" office:value="-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9.71" calcext:value-type="float">
            <text:p>9.71</text:p>
          </table:table-cell>
          <table:table-cell office:value-type="float" office:value="20.5" calcext:value-type="float">
            <text:p>20.5</text:p>
          </table:table-cell>
          <table:table-cell office:value-type="float" office:value="19.93" calcext:value-type="float">
            <text:p>19.93</text:p>
          </table:table-cell>
          <table:table-cell office:value-type="float" office:value="-0.79" calcext:value-type="float">
            <text:p>-0.79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45" calcext:value-type="float">
            <text:p>0.45</text:p>
          </table:table-cell>
          <table:table-cell office:value-type="float" office:value="0.09" calcext:value-type="float">
            <text:p>0.09</text:p>
          </table:table-cell>
          <table:table-cell office:value-type="float" office:value="0.03073" calcext:value-type="float">
            <text:p>0.03073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IDAICE</text:p>
          </table:table-cell>
          <table:table-cell office:value-type="string" calcext:value-type="string">
            <text:p>AuÃŸentemperat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29.81" calcext:value-type="float">
            <text:p>29.8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IDAICE</text:p>
          </table:table-cell>
          <table:table-cell office:value-type="string" calcext:value-type="string">
            <text:p>Variante 1 Raum A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1.88" calcext:value-type="float">
            <text:p>21.88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inf</text:p>
          </table:table-cell>
          <table:table-cell office:value-type="float" office:value="29.68" calcext:value-type="float">
            <text:p>29.68</text:p>
          </table:table-cell>
          <table:table-cell office:value-type="float" office:value="21.88" calcext:value-type="float">
            <text:p>21.88</text:p>
          </table:table-cell>
          <table:table-cell office:value-type="float" office:value="29.99" calcext:value-type="float">
            <text:p>29.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IDAICE</text:p>
          </table:table-cell>
          <table:table-cell office:value-type="string" calcext:value-type="string">
            <text:p>Variante 2 Raum A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22.07" calcext:value-type="float">
            <text:p>22.07</text:p>
          </table:table-cell>
          <table:table-cell office:value-type="float" office:value="0.03" calcext:value-type="float">
            <text:p>0.03</text:p>
          </table:table-cell>
          <table:table-cell office:value-type="float" office:value="17.19" calcext:value-type="float">
            <text:p>17.19</text:p>
          </table:table-cell>
          <table:table-cell office:value-type="float" office:value="24.19" calcext:value-type="float">
            <text:p>24.19</text:p>
          </table:table-cell>
          <table:table-cell office:value-type="float" office:value="22.07" calcext:value-type="float">
            <text:p>22.07</text:p>
          </table:table-cell>
          <table:table-cell office:value-type="float" office:value="25.39" calcext:value-type="float">
            <text:p>25.39</text:p>
          </table:table-cell>
          <table:table-cell office:value-type="float" office:value="20.03" calcext:value-type="float">
            <text:p>2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4.31" calcext:value-type="float">
            <text:p>4.31</text:p>
          </table:table-cell>
          <table:table-cell office:value-type="float" office:value="0.22" calcext:value-type="float">
            <text:p>0.22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IDAICE</text:p>
          </table:table-cell>
          <table:table-cell office:value-type="string" calcext:value-type="string">
            <text:p>Variante 3 Raum A</text:p>
          </table:table-cell>
          <table:table-cell office:value-type="float" office:value="0" calcext:value-type="float">
            <text:p>0</text:p>
          </table:table-cell>
          <table:table-cell office:value-type="float" office:value="19.66" calcext:value-type="float">
            <text:p>19.66</text:p>
          </table:table-cell>
          <table:table-cell office:value-type="float" office:value="225.58" calcext:value-type="float">
            <text:p>225.58</text:p>
          </table:table-cell>
          <table:table-cell office:value-type="float" office:value="-0.89" calcext:value-type="float">
            <text:p>-0.89</text:p>
          </table:table-cell>
          <table:table-cell office:value-type="float" office:value="1174.5" calcext:value-type="float">
            <text:p>1174.5</text:p>
          </table:table-cell>
          <table:table-cell office:value-type="float" office:value="23.19" calcext:value-type="float">
            <text:p>23.19</text:p>
          </table:table-cell>
          <table:table-cell office:value-type="float" office:value="225.58" calcext:value-type="float">
            <text:p>225.58</text:p>
          </table:table-cell>
          <table:table-cell office:value-type="float" office:value="24.54" calcext:value-type="float">
            <text:p>24.54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-3.7" calcext:value-type="float">
            <text:p>-3.7</text:p>
          </table:table-cell>
          <table:table-cell office:value-type="float" office:value="106.58" calcext:value-type="float">
            <text:p>106.58</text:p>
          </table:table-cell>
          <table:table-cell office:value-type="float" office:value="4.73" calcext:value-type="float">
            <text:p>4.73</text:p>
          </table:table-cell>
          <table:table-cell office:value-type="float" office:value="0.63167" calcext:value-type="float">
            <text:p>0.63167</text:p>
          </table:table-cell>
          <table:table-cell office:value-type="float" office:value="-124.79" calcext:value-type="float">
            <text:p>-124.79</text:p>
          </table:table-cell>
          <table:table-cell office:value-type="float" office:value="4.65" calcext:value-type="float">
            <text:p>4.65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IDAICE</text:p>
          </table:table-cell>
          <table:table-cell office:value-type="string" calcext:value-type="string">
            <text:p>Variante 3 Raum B</text:p>
          </table:table-cell>
          <table:table-cell office:value-type="float" office:value="0" calcext:value-type="float">
            <text:p>0</text:p>
          </table:table-cell>
          <table:table-cell office:value-type="float" office:value="19.69" calcext:value-type="float">
            <text:p>19.69</text:p>
          </table:table-cell>
          <table:table-cell office:value-type="float" office:value="1173.29" calcext:value-type="float">
            <text:p>1173.29</text:p>
          </table:table-cell>
          <table:table-cell office:value-type="float" office:value="-0.89" calcext:value-type="float">
            <text:p>-0.89</text:p>
          </table:table-cell>
          <table:table-cell office:value-type="float" office:value="6949.82" calcext:value-type="float">
            <text:p>6949.82</text:p>
          </table:table-cell>
          <table:table-cell office:value-type="float" office:value="23.14" calcext:value-type="float">
            <text:p>23.14</text:p>
          </table:table-cell>
          <table:table-cell office:value-type="float" office:value="1173.29" calcext:value-type="float">
            <text:p>1173.29</text:p>
          </table:table-cell>
          <table:table-cell office:value-type="float" office:value="24.26" calcext:value-type="float">
            <text:p>24.26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-3.72" calcext:value-type="float">
            <text:p>-3.72</text:p>
          </table:table-cell>
          <table:table-cell office:value-type="float" office:value="112.25" calcext:value-type="float">
            <text:p>112.25</text:p>
          </table:table-cell>
          <table:table-cell office:value-type="float" office:value="4.73" calcext:value-type="float">
            <text:p>4.73</text:p>
          </table:table-cell>
          <table:table-cell office:value-type="float" office:value="0.63167" calcext:value-type="float">
            <text:p>0.63167</text:p>
          </table:table-cell>
          <table:table-cell office:value-type="float" office:value="-82.81" calcext:value-type="float">
            <text:p>-82.81</text:p>
          </table:table-cell>
          <table:table-cell office:value-type="float" office:value="4.65" calcext:value-type="float">
            <text:p>4.65</text:p>
          </table:table-cell>
          <table:table-cell office:value-type="float" office:value="19.69" calcext:value-type="float">
            <text:p>19.69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IDAICE</text:p>
          </table:table-cell>
          <table:table-cell office:value-type="string" calcext:value-type="string">
            <text:p>Variante 4 Raum A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18.35" calcext:value-type="float">
            <text:p>18.35</text:p>
          </table:table-cell>
          <table:table-cell office:value-type="float" office:value="-0.02" calcext:value-type="float">
            <text:p>-0.02</text:p>
          </table:table-cell>
          <table:table-cell office:value-type="float" office:value="1.4" calcext:value-type="float">
            <text:p>1.4</text:p>
          </table:table-cell>
          <table:table-cell office:value-type="float" office:value="9.64" calcext:value-type="float">
            <text:p>9.64</text:p>
          </table:table-cell>
          <table:table-cell office:value-type="float" office:value="18.35" calcext:value-type="float">
            <text:p>18.35</text:p>
          </table:table-cell>
          <table:table-cell office:value-type="float" office:value="21.7" calcext:value-type="float">
            <text:p>21.7</text:p>
          </table:table-cell>
          <table:table-cell office:value-type="float" office:value="-2.42" calcext:value-type="float">
            <text:p>-2.42</text:p>
          </table:table-cell>
          <table:table-cell office:value-type="float" office:value="0.03" calcext:value-type="float">
            <text:p>0.03</text:p>
          </table:table-cell>
          <table:table-cell office:value-type="float" office:value="-0.2" calcext:value-type="float">
            <text:p>-0.2</text:p>
          </table:table-cell>
          <table:table-cell office:value-type="float" office:value="0.72" calcext:value-type="float">
            <text:p>0.72</text:p>
          </table:table-cell>
          <table:table-cell office:value-type="float" office:value="0.17" calcext:value-type="float">
            <text:p>0.17</text:p>
          </table:table-cell>
          <table:table-cell office:value-type="float" office:value="0.12764" calcext:value-type="float">
            <text:p>0.12764</text:p>
          </table:table-cell>
          <table:table-cell office:value-type="float" office:value="1" calcext:value-type="float">
            <text:p>1</text:p>
          </table:table-cell>
          <table:table-cell office:value-type="float" office:value="6.63" calcext:value-type="float">
            <text:p>6.63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IDAICE</text:p>
          </table:table-cell>
          <table:table-cell office:value-type="string" calcext:value-type="string">
            <text:p>Variante 4 Raum B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20.33" calcext:value-type="float">
            <text:p>20.33</text:p>
          </table:table-cell>
          <table:table-cell office:value-type="float" office:value="-0.03" calcext:value-type="float">
            <text:p>-0.03</text:p>
          </table:table-cell>
          <table:table-cell office:value-type="float" office:value="1.19" calcext:value-type="float">
            <text:p>1.19</text:p>
          </table:table-cell>
          <table:table-cell office:value-type="float" office:value="9.68" calcext:value-type="float">
            <text:p>9.68</text:p>
          </table:table-cell>
          <table:table-cell office:value-type="float" office:value="20.33" calcext:value-type="float">
            <text:p>20.33</text:p>
          </table:table-cell>
          <table:table-cell office:value-type="float" office:value="19.92" calcext:value-type="float">
            <text:p>19.92</text:p>
          </table:table-cell>
          <table:table-cell office:value-type="float" office:value="-1.06" calcext:value-type="float">
            <text:p>-1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26" calcext:value-type="float">
            <text:p>-0.26</text:p>
          </table:table-cell>
          <table:table-cell office:value-type="float" office:value="0.69" calcext:value-type="float">
            <text:p>0.69</text:p>
          </table:table-cell>
          <table:table-cell office:value-type="float" office:value="0.14" calcext:value-type="float">
            <text:p>0.14</text:p>
          </table:table-cell>
          <table:table-cell office:value-type="float" office:value="0.16877" calcext:value-type="float">
            <text:p>0.16877</text:p>
          </table:table-cell>
          <table:table-cell office:value-type="float" office:value="1" calcext:value-type="float">
            <text:p>1</text:p>
          </table:table-cell>
          <table:table-cell office:value-type="float" office:value="6.45" calcext:value-type="float">
            <text:p>6.45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NANDRAD</text:p>
          </table:table-cell>
          <table:table-cell office:value-type="string" calcext:value-type="string">
            <text:p>AuÃŸentemperat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29.81" calcext:value-type="float">
            <text:p>29.8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NANDRAD</text:p>
          </table:table-cell>
          <table:table-cell office:value-type="string" calcext:value-type="string">
            <text:p>Variante 1 Raum 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29.69" calcext:value-type="float">
            <text:p>29.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NANDRAD</text:p>
          </table:table-cell>
          <table:table-cell office:value-type="string" calcext:value-type="string">
            <text:p>Variante 2 Raum 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  <table:table-cell office:value-type="float" office:value="25.19" calcext:value-type="float">
            <text:p>25.19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NANDRAD</text:p>
          </table:table-cell>
          <table:table-cell office:value-type="string" calcext:value-type="string">
            <text:p>Variante 3 Raum 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  <table:table-cell office:value-type="float" office:value="24.44" calcext:value-type="float">
            <text:p>24.4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NANDRAD</text:p>
          </table:table-cell>
          <table:table-cell office:value-type="string" calcext:value-type="string">
            <text:p>Variante 3 Raum 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04" calcext:value-type="float">
            <text:p>24.04</text:p>
          </table:table-cell>
          <table:table-cell office:value-type="float" office:value="0" calcext:value-type="float">
            <text:p>0</text:p>
          </table:table-cell>
          <table:table-cell office:value-type="float" office:value="24.22" calcext:value-type="float">
            <text:p>24.2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NANDRAD</text:p>
          </table:table-cell>
          <table:table-cell office:value-type="string" calcext:value-type="string">
            <text:p>Variante 4 Raum 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  <table:table-cell office:value-type="float" office:value="21.46" calcext:value-type="float">
            <text:p>21.46</text:p>
          </table:table-cell>
          <table:table-cell office:value-type="float" office:value="-2.19" calcext:value-type="float">
            <text:p>-2.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8" calcext:value-type="float">
            <text:p>6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NANDRAD</text:p>
          </table:table-cell>
          <table:table-cell office:value-type="string" calcext:value-type="string">
            <text:p>Variante 4 Raum 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  <table:table-cell office:value-type="float" office:value="19.89" calcext:value-type="float">
            <text:p>19.89</text:p>
          </table:table-cell>
          <table:table-cell office:value-type="float" office:value="-0.81" calcext:value-type="float">
            <text:p>-0.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39" calcext:value-type="float">
            <text:p>6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uÃŸentemperat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29.81" calcext:value-type="float">
            <text:p>29.8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e 1 Raum 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29.69" calcext:value-type="float">
            <text:p>29.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e 2 Raum 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  <table:table-cell office:value-type="float" office:value="25.19" calcext:value-type="float">
            <text:p>25.19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e 3 Raum 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  <table:table-cell office:value-type="float" office:value="24.44" calcext:value-type="float">
            <text:p>24.4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e 3 Raum 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04" calcext:value-type="float">
            <text:p>24.04</text:p>
          </table:table-cell>
          <table:table-cell office:value-type="float" office:value="0" calcext:value-type="float">
            <text:p>0</text:p>
          </table:table-cell>
          <table:table-cell office:value-type="float" office:value="24.22" calcext:value-type="float">
            <text:p>24.2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e 4 Raum 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  <table:table-cell office:value-type="float" office:value="21.46" calcext:value-type="float">
            <text:p>21.46</text:p>
          </table:table-cell>
          <table:table-cell office:value-type="float" office:value="-2.19" calcext:value-type="float">
            <text:p>-2.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8" calcext:value-type="float">
            <text:p>6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e 4 Raum 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  <table:table-cell office:value-type="float" office:value="19.89" calcext:value-type="float">
            <text:p>19.89</text:p>
          </table:table-cell>
          <table:table-cell office:value-type="float" office:value="-0.81" calcext:value-type="float">
            <text:p>-0.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39" calcext:value-type="float">
            <text:p>6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AuÃŸentemperatur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4277.85" calcext:value-type="float">
            <text:p>4277.85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inf</text:p>
          </table:table-cell>
          <table:table-cell office:value-type="float" office:value="29.78" calcext:value-type="float">
            <text:p>29.78</text:p>
          </table:table-cell>
          <table:table-cell office:value-type="float" office:value="4277.85" calcext:value-type="float">
            <text:p>4277.8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-0.1" calcext:value-type="float">
            <text:p>-0.1</text:p>
          </table:table-cell>
          <table:table-cell office:value-type="float" office:value="5.55" calcext:value-type="float">
            <text:p>5.55</text:p>
          </table:table-cell>
          <table:table-cell office:value-type="float" office:value="0.56" calcext:value-type="float">
            <text:p>0.56</text:p>
          </table:table-cell>
          <table:table-cell office:value-type="float" office:value="0.03816" calcext:value-type="float">
            <text:p>0.03816</text:p>
          </table:table-cell>
          <table:table-cell office:value-type="float" office:value="0.84" calcext:value-type="float">
            <text:p>0.84</text:p>
          </table:table-cell>
          <table:table-cell office:value-type="float" office:value="1.49" calcext:value-type="float">
            <text:p>1.49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ariante 1 Raum A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2937.93" calcext:value-type="float">
            <text:p>2937.93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inf</text:p>
          </table:table-cell>
          <table:table-cell office:value-type="float" office:value="29.68" calcext:value-type="float">
            <text:p>29.68</text:p>
          </table:table-cell>
          <table:table-cell office:value-type="float" office:value="2937.93" calcext:value-type="float">
            <text:p>2937.93</text:p>
          </table:table-cell>
          <table:table-cell office:value-type="float" office:value="29.99" calcext:value-type="float">
            <text:p>29.9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2.14" calcext:value-type="float">
            <text:p>2.14</text:p>
          </table:table-cell>
          <table:table-cell office:value-type="float" office:value="0.21" calcext:value-type="float">
            <text:p>0.21</text:p>
          </table:table-cell>
          <table:table-cell office:value-type="float" office:value="0.03253" calcext:value-type="float">
            <text:p>0.03253</text:p>
          </table:table-cell>
          <table:table-cell office:value-type="float" office:value="0.98" calcext:value-type="float">
            <text:p>0.98</text:p>
          </table:table-cell>
          <table:table-cell office:value-type="float" office:value="1.54" calcext:value-type="float">
            <text:p>1.5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ariante 2 Raum A</text:p>
          </table:table-cell>
          <table:table-cell office:value-type="float" office:value="0" calcext:value-type="float">
            <text:p>0</text:p>
          </table:table-cell>
          <table:table-cell office:value-type="float" office:value="8.78" calcext:value-type="float">
            <text:p>8.78</text:p>
          </table:table-cell>
          <table:table-cell office:value-type="float" office:value="50.44" calcext:value-type="float">
            <text:p>50.44</text:p>
          </table:table-cell>
          <table:table-cell office:value-type="float" office:value="-1.05" calcext:value-type="float">
            <text:p>-1.05</text:p>
          </table:table-cell>
          <table:table-cell office:value-type="float" office:value="162.93" calcext:value-type="float">
            <text:p>162.93</text:p>
          </table:table-cell>
          <table:table-cell office:value-type="float" office:value="23.1" calcext:value-type="float">
            <text:p>23.1</text:p>
          </table:table-cell>
          <table:table-cell office:value-type="float" office:value="50.44" calcext:value-type="float">
            <text:p>50.44</text:p>
          </table:table-cell>
          <table:table-cell office:value-type="float" office:value="25.15" calcext:value-type="float">
            <text:p>25.15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office:value-type="float" office:value="-4.36" calcext:value-type="float">
            <text:p>-4.36</text:p>
          </table:table-cell>
          <table:table-cell office:value-type="float" office:value="40.9" calcext:value-type="float">
            <text:p>40.9</text:p>
          </table:table-cell>
          <table:table-cell office:value-type="float" office:value="2.12" calcext:value-type="float">
            <text:p>2.12</text:p>
          </table:table-cell>
          <table:table-cell office:value-type="float" office:value="0.09176" calcext:value-type="float">
            <text:p>0.09176</text:p>
          </table:table-cell>
          <table:table-cell office:value-type="float" office:value="-7.56" calcext:value-type="float">
            <text:p>-7.56</text:p>
          </table:table-cell>
          <table:table-cell office:value-type="float" office:value="1.9" calcext:value-type="float">
            <text:p>1.9</text:p>
          </table:table-cell>
          <table:table-cell office:value-type="float" office:value="8.78" calcext:value-type="float">
            <text:p>8.78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ariante 3 Raum A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7.66" calcext:value-type="float">
            <text:p>7.66</text:p>
          </table:table-cell>
          <table:table-cell office:value-type="float" office:value="-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24.07" calcext:value-type="float">
            <text:p>24.07</text:p>
          </table:table-cell>
          <table:table-cell office:value-type="float" office:value="7.66" calcext:value-type="float">
            <text:p>7.66</text:p>
          </table:table-cell>
          <table:table-cell office:value-type="float" office:value="24.41" calcext:value-type="float">
            <text:p>24.41</text:p>
          </table:table-cell>
          <table:table-cell office:value-type="float" office:value="19.99" calcext:value-type="float">
            <text:p>19.9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35" calcext:value-type="float">
            <text:p>0.35</text:p>
          </table:table-cell>
          <table:table-cell office:value-type="float" office:value="0.02" calcext:value-type="float">
            <text:p>0.02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ariante 3 Raum B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.63" calcext:value-type="float">
            <text:p>2.63</text:p>
          </table:table-cell>
          <table:table-cell office:value-type="float" office:value="-0" calcext:value-type="float">
            <text:p>0</text:p>
          </table:table-cell>
          <table:table-cell office:value-type="float" office:value="8.23" calcext:value-type="float">
            <text:p>8.23</text:p>
          </table:table-cell>
          <table:table-cell office:value-type="float" office:value="24.03" calcext:value-type="float">
            <text:p>24.03</text:p>
          </table:table-cell>
          <table:table-cell office:value-type="float" office:value="2.63" calcext:value-type="float">
            <text:p>2.63</text:p>
          </table:table-cell>
          <table:table-cell office:value-type="float" office:value="24.21" calcext:value-type="float">
            <text:p>24.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ariante 4 Raum A</text:p>
          </table:table-cell>
          <table:table-cell office:value-type="float" office:value="0" calcext:value-type="float">
            <text:p>0</text:p>
          </table:table-cell>
          <table:table-cell office:value-type="float" office:value="9.47" calcext:value-type="float">
            <text:p>9.47</text:p>
          </table:table-cell>
          <table:table-cell office:value-type="float" office:value="44.32" calcext:value-type="float">
            <text:p>44.32</text:p>
          </table:table-cell>
          <table:table-cell office:value-type="float" office:value="0.17" calcext:value-type="float">
            <text:p>0.17</text:p>
          </table:table-cell>
          <table:table-cell office:value-type="float" office:value="7.46" calcext:value-type="float">
            <text:p>7.46</text:p>
          </table:table-cell>
          <table:table-cell office:value-type="float" office:value="9.83" calcext:value-type="float">
            <text:p>9.83</text:p>
          </table:table-cell>
          <table:table-cell office:value-type="float" office:value="44.32" calcext:value-type="float">
            <text:p>44.32</text:p>
          </table:table-cell>
          <table:table-cell office:value-type="float" office:value="21.46" calcext:value-type="float">
            <text:p>21.46</text:p>
          </table:table-cell>
          <table:table-cell office:value-type="float" office:value="-2.03" calcext:value-type="float">
            <text:p>-2.03</text:p>
          </table:table-cell>
          <table:table-cell office:value-type="float" office:value="0.84" calcext:value-type="float">
            <text:p>0.84</text:p>
          </table:table-cell>
          <table:table-cell office:value-type="float" office:value="1.8" calcext:value-type="float">
            <text:p>1.8</text:p>
          </table:table-cell>
          <table:table-cell office:value-type="float" office:value="3.87" calcext:value-type="float">
            <text:p>3.87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inf</text:p>
          </table:table-cell>
          <table:table-cell office:value-type="float" office:value="0.98" calcext:value-type="float">
            <text:p>0.98</text:p>
          </table:table-cell>
          <table:table-cell office:value-type="float" office:value="6.39" calcext:value-type="float">
            <text:p>6.39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ariante 4 Raum B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03.89" calcext:value-type="float">
            <text:p>103.89</text:p>
          </table:table-cell>
          <table:table-cell office:value-type="float" office:value="0.14" calcext:value-type="float">
            <text:p>0.14</text:p>
          </table:table-cell>
          <table:table-cell office:value-type="float" office:value="6.04" calcext:value-type="float">
            <text:p>6.04</text:p>
          </table:table-cell>
          <table:table-cell office:value-type="float" office:value="9.85" calcext:value-type="float">
            <text:p>9.85</text:p>
          </table:table-cell>
          <table:table-cell office:value-type="float" office:value="103.89" calcext:value-type="float">
            <text:p>103.89</text:p>
          </table:table-cell>
          <table:table-cell office:value-type="float" office:value="19.89" calcext:value-type="float">
            <text:p>19.89</text:p>
          </table:table-cell>
          <table:table-cell office:value-type="float" office:value="-0.82" calcext:value-type="float">
            <text:p>-0.82</text:p>
          </table:table-cell>
          <table:table-cell office:value-type="float" office:value="0.53" calcext:value-type="float">
            <text:p>0.53</text:p>
          </table:table-cell>
          <table:table-cell office:value-type="float" office:value="1.43" calcext:value-type="float">
            <text:p>1.43</text:p>
          </table:table-cell>
          <table:table-cell office:value-type="float" office:value="3.52" calcext:value-type="float">
            <text:p>3.52</text:p>
          </table:table-cell>
          <table:table-cell office:value-type="float" office:value="0.73" calcext:value-type="float">
            <text:p>0.73</text:p>
          </table:table-cell>
          <table:table-cell office:value-type="float" office:value="0.20577" calcext:value-type="float">
            <text:p>0.20577</text:p>
          </table:table-cell>
          <table:table-cell office:value-type="float" office:value="0.99" calcext:value-type="float">
            <text:p>0.99</text:p>
          </table:table-cell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HERAKLES</text:p>
          </table:table-cell>
          <table:table-cell office:value-type="string" calcext:value-type="string">
            <text:p>AuÃŸentemperatur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1913.11" calcext:value-type="float">
            <text:p>1913.11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inf</text:p>
          </table:table-cell>
          <table:table-cell office:value-type="float" office:value="29.78" calcext:value-type="float">
            <text:p>29.78</text:p>
          </table:table-cell>
          <table:table-cell office:value-type="float" office:value="1913.11" calcext:value-type="float">
            <text:p>1913.1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26" calcext:value-type="float">
            <text:p>0.26</text:p>
          </table:table-cell>
          <table:table-cell office:value-type="float" office:value="-0.09" calcext:value-type="float">
            <text:p>-0.09</text:p>
          </table:table-cell>
          <table:table-cell office:value-type="float" office:value="5.12" calcext:value-type="float">
            <text:p>5.12</text:p>
          </table:table-cell>
          <table:table-cell office:value-type="float" office:value="0.51" calcext:value-type="float">
            <text:p>0.51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86" calcext:value-type="float">
            <text:p>0.86</text:p>
          </table:table-cell>
          <table:table-cell office:value-type="float" office:value="1.46" calcext:value-type="float">
            <text:p>1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HERAKLES</text:p>
          </table:table-cell>
          <table:table-cell office:value-type="string" calcext:value-type="string">
            <text:p>Variante 1 Raum A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.97" calcext:value-type="float">
            <text:p>8.97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HERAKLES</text:p>
          </table:table-cell>
          <table:table-cell office:value-type="string" calcext:value-type="string">
            <text:p>Variante 2 Raum A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-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24.16" calcext:value-type="float">
            <text:p>24.16</text:p>
          </table:table-cell>
          <table:table-cell office:value-type="float" office:value="0.19" calcext:value-type="float">
            <text:p>0.19</text:p>
          </table:table-cell>
          <table:table-cell office:value-type="float" office:value="25.19" calcext:value-type="float">
            <text:p>25.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HERAKLES</text:p>
          </table:table-cell>
          <table:table-cell office:value-type="string" calcext:value-type="string">
            <text:p>Variante 3 Raum A</text:p>
          </table:table-cell>
          <table:table-cell office:value-type="float" office:value="0" calcext:value-type="float">
            <text:p>0</text:p>
          </table:table-cell>
          <table:table-cell office:value-type="float" office:value="100.02" calcext:value-type="float">
            <text:p>100.02</text:p>
          </table:table-cell>
          <table:table-cell office:value-type="float" office:value="100.31" calcext:value-type="float">
            <text:p>100.31</text:p>
          </table:table-cell>
          <table:table-cell office:value-type="float" office:value="-24.08" calcext:value-type="float">
            <text:p>-24.08</text:p>
          </table:table-cell>
          <table:table-cell office:value-type="float" office:value="5975.9" calcext:value-type="float">
            <text:p>5975.9</text:p>
          </table:table-cell>
          <table:table-cell office:value-type="float" office:value="0" calcext:value-type="float">
            <text:p>0</text:p>
          </table:table-cell>
          <table:table-cell office:value-type="float" office:value="100.31" calcext:value-type="float">
            <text:p>10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.99" calcext:value-type="float">
            <text:p>579.99</text:p>
          </table:table-cell>
          <table:table-cell office:value-type="float" office:value="-100" calcext:value-type="float">
            <text:p>-100</text:p>
          </table:table-cell>
          <table:table-cell office:value-type="float" office:value="542.31" calcext:value-type="float">
            <text:p>542.31</text:p>
          </table:table-cell>
          <table:table-cell office:value-type="float" office:value="24.08" calcext:value-type="float">
            <text:p>24.08</text:p>
          </table:table-cell>
          <table:table-cell office:value-type="float" office:value="3.22194" calcext:value-type="float">
            <text:p>3.22194</text:p>
          </table:table-cell>
          <table:table-cell office:value-type="float" office:value="-3255.4" calcext:value-type="float">
            <text:p>-3255.4</text:p>
          </table:table-cell>
          <table:table-cell office:value-type="float" office:value="0" calcext:value-type="float">
            <text:p>0</text:p>
          </table:table-cell>
          <table:table-cell office:value-type="float" office:value="100.02" calcext:value-type="float">
            <text:p>100.0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HERAKLES</text:p>
          </table:table-cell>
          <table:table-cell office:value-type="string" calcext:value-type="string">
            <text:p>Variante 3 Raum B</text:p>
          </table:table-cell>
          <table:table-cell office:value-type="float" office:value="0" calcext:value-type="float">
            <text:p>0</text:p>
          </table:table-cell>
          <table:table-cell office:value-type="float" office:value="100.02" calcext:value-type="float">
            <text:p>100.02</text:p>
          </table:table-cell>
          <table:table-cell office:value-type="float" office:value="102.92" calcext:value-type="float">
            <text:p>102.92</text:p>
          </table:table-cell>
          <table:table-cell office:value-type="float" office:value="-24.04" calcext:value-type="float">
            <text:p>-24.04</text:p>
          </table:table-cell>
          <table:table-cell office:value-type="float" office:value="35305.01" calcext:value-type="float">
            <text:p>35305.01</text:p>
          </table:table-cell>
          <table:table-cell office:value-type="float" office:value="0" calcext:value-type="float">
            <text:p>0</text:p>
          </table:table-cell>
          <table:table-cell office:value-type="float" office:value="102.92" calcext:value-type="float">
            <text:p>102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.05" calcext:value-type="float">
            <text:p>578.05</text:p>
          </table:table-cell>
          <table:table-cell office:value-type="float" office:value="-100" calcext:value-type="float">
            <text:p>-100</text:p>
          </table:table-cell>
          <table:table-cell office:value-type="float" office:value="570.23" calcext:value-type="float">
            <text:p>570.23</text:p>
          </table:table-cell>
          <table:table-cell office:value-type="float" office:value="24.04" calcext:value-type="float">
            <text:p>24.04</text:p>
          </table:table-cell>
          <table:table-cell office:value-type="float" office:value="3.2202" calcext:value-type="float">
            <text:p>3.2202</text:p>
          </table:table-cell>
          <table:table-cell office:value-type="float" office:value="-2161.7" calcext:value-type="float">
            <text:p>-2161.7</text:p>
          </table:table-cell>
          <table:table-cell office:value-type="float" office:value="0" calcext:value-type="float">
            <text:p>0</text:p>
          </table:table-cell>
          <table:table-cell office:value-type="float" office:value="100.02" calcext:value-type="float">
            <text:p>100.0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HERAKLES</text:p>
          </table:table-cell>
          <table:table-cell office:value-type="string" calcext:value-type="string">
            <text:p>Variante 4 Raum A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1.9" calcext:value-type="float">
            <text:p>111.9</text:p>
          </table:table-cell>
          <table:table-cell office:value-type="float" office:value="-9.66" calcext:value-type="float">
            <text:p>-9.66</text:p>
          </table:table-cell>
          <table:table-cell office:value-type="float" office:value="95.36" calcext:value-type="float">
            <text:p>95.36</text:p>
          </table:table-cell>
          <table:table-cell office:value-type="float" office:value="0" calcext:value-type="float">
            <text:p>0</text:p>
          </table:table-cell>
          <table:table-cell office:value-type="float" office:value="111.9" calcext:value-type="float">
            <text:p>11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62" calcext:value-type="float">
            <text:p>136.62</text:p>
          </table:table-cell>
          <table:table-cell office:value-type="float" office:value="-100" calcext:value-type="float">
            <text:p>-100</text:p>
          </table:table-cell>
          <table:table-cell office:value-type="float" office:value="49.42" calcext:value-type="float">
            <text:p>49.42</text:p>
          </table:table-cell>
          <table:table-cell office:value-type="float" office:value="11.69" calcext:value-type="float">
            <text:p>11.69</text:p>
          </table:table-cell>
          <table:table-cell office:value-type="float" office:value="2.26712" calcext:value-type="float">
            <text:p>2.26712</text:p>
          </table:table-cell>
          <table:table-cell office:value-type="float" office:value="-2.15" calcext:value-type="float">
            <text:p>-2.1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HERAKLES</text:p>
          </table:table-cell>
          <table:table-cell office:value-type="string" calcext:value-type="string">
            <text:p>Variante 4 Raum B</text:p>
          </table:table-cell>
          <table:table-cell office:value-type="float" office:value="0" calcext:value-type="float">
            <text:p>0</text:p>
          </table:table-cell>
          <table:table-cell office:value-type="float" office:value="119.74" calcext:value-type="float">
            <text:p>119.74</text:p>
          </table:table-cell>
          <table:table-cell office:value-type="float" office:value="119.9" calcext:value-type="float">
            <text:p>119.9</text:p>
          </table:table-cell>
          <table:table-cell office:value-type="float" office:value="-9.71" calcext:value-type="float">
            <text:p>-9.71</text:p>
          </table:table-cell>
          <table:table-cell office:value-type="float" office:value="96.46" calcext:value-type="float">
            <text:p>96.46</text:p>
          </table:table-cell>
          <table:table-cell office:value-type="float" office:value="0" calcext:value-type="float">
            <text:p>0</text:p>
          </table:table-cell>
          <table:table-cell office:value-type="float" office:value="119.9" calcext:value-type="float">
            <text:p>11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17" calcext:value-type="float">
            <text:p>135.17</text:p>
          </table:table-cell>
          <table:table-cell office:value-type="float" office:value="-100" calcext:value-type="float">
            <text:p>-100</text:p>
          </table:table-cell>
          <table:table-cell office:value-type="float" office:value="56.16" calcext:value-type="float">
            <text:p>56.16</text:p>
          </table:table-cell>
          <table:table-cell office:value-type="float" office:value="11.63" calcext:value-type="float">
            <text:p>11.63</text:p>
          </table:table-cell>
          <table:table-cell office:value-type="float" office:value="2.26776" calcext:value-type="float">
            <text:p>2.26776</text:p>
          </table:table-cell>
          <table:table-cell office:value-type="float" office:value="-2.31" calcext:value-type="float">
            <text:p>-2.31</text:p>
          </table:table-cell>
          <table:table-cell office:value-type="float" office:value="0" calcext:value-type="float">
            <text:p>0</text:p>
          </table:table-cell>
          <table:table-cell office:value-type="float" office:value="119.74" calcext:value-type="float">
            <text:p>119.74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RNSYS</text:p>
          </table:table-cell>
          <table:table-cell office:value-type="string" calcext:value-type="string">
            <text:p>AuÃŸentemperat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29.81" calcext:value-type="float">
            <text:p>29.8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RNSYS</text:p>
          </table:table-cell>
          <table:table-cell office:value-type="string" calcext:value-type="string">
            <text:p>Variante 1 Raum A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6.25" calcext:value-type="float">
            <text:p>16.2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inf</text:p>
          </table:table-cell>
          <table:table-cell office:value-type="float" office:value="29.68" calcext:value-type="float">
            <text:p>29.68</text:p>
          </table:table-cell>
          <table:table-cell office:value-type="float" office:value="16.25" calcext:value-type="float">
            <text:p>16.25</text:p>
          </table:table-cell>
          <table:table-cell office:value-type="float" office:value="29.99" calcext:value-type="float">
            <text:p>29.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RNSYS</text:p>
          </table:table-cell>
          <table:table-cell office:value-type="string" calcext:value-type="string">
            <text:p>Variante 2 Raum A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74" calcext:value-type="float">
            <text:p>0.74</text:p>
          </table:table-cell>
          <table:table-cell office:value-type="float" office:value="-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24.16" calcext:value-type="float">
            <text:p>24.16</text:p>
          </table:table-cell>
          <table:table-cell office:value-type="float" office:value="0.74" calcext:value-type="float">
            <text:p>0.74</text:p>
          </table:table-cell>
          <table:table-cell office:value-type="float" office:value="25.18" calcext:value-type="float">
            <text:p>25.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RNSYS</text:p>
          </table:table-cell>
          <table:table-cell office:value-type="string" calcext:value-type="string">
            <text:p>Variante 3 Raum A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24.08" calcext:value-type="float">
            <text:p>24.08</text:p>
          </table:table-cell>
          <table:table-cell office:value-type="float" office:value="8.18" calcext:value-type="float">
            <text:p>8.18</text:p>
          </table:table-cell>
          <table:table-cell office:value-type="float" office:value="24.46" calcext:value-type="float">
            <text:p>24.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RNSYS</text:p>
          </table:table-cell>
          <table:table-cell office:value-type="string" calcext:value-type="string">
            <text:p>Variante 3 Raum B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7.34" calcext:value-type="float">
            <text:p>7.34</text:p>
          </table:table-cell>
          <table:table-cell office:value-type="float" office:value="0" calcext:value-type="float">
            <text:p>0</text:p>
          </table:table-cell>
          <table:table-cell office:value-type="float" office:value="12.79" calcext:value-type="float">
            <text:p>12.79</text:p>
          </table:table-cell>
          <table:table-cell office:value-type="float" office:value="24.04" calcext:value-type="float">
            <text:p>24.04</text:p>
          </table:table-cell>
          <table:table-cell office:value-type="float" office:value="7.34" calcext:value-type="float">
            <text:p>7.34</text:p>
          </table:table-cell>
          <table:table-cell office:value-type="float" office:value="24.22" calcext:value-type="float">
            <text:p>24.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RNSYS</text:p>
          </table:table-cell>
          <table:table-cell office:value-type="string" calcext:value-type="string">
            <text:p>Variante 4 Raum A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3.99" calcext:value-type="float">
            <text:p>13.99</text:p>
          </table:table-cell>
          <table:table-cell office:value-type="float" office:value="-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9.66" calcext:value-type="float">
            <text:p>9.66</text:p>
          </table:table-cell>
          <table:table-cell office:value-type="float" office:value="13.99" calcext:value-type="float">
            <text:p>13.99</text:p>
          </table:table-cell>
          <table:table-cell office:value-type="float" office:value="21.83" calcext:value-type="float">
            <text:p>21.83</text:p>
          </table:table-cell>
          <table:table-cell office:value-type="float" office:value="-2.41" calcext:value-type="float">
            <text:p>-2.41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63" calcext:value-type="float">
            <text:p>0.63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6.61" calcext:value-type="float">
            <text:p>6.61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04-Waermeleitung+Speicherung</text:p>
          </table:table-cell>
          <table:table-cell office:value-type="string" calcext:value-type="string">
            <text:p>TRNSYS</text:p>
          </table:table-cell>
          <table:table-cell office:value-type="string" calcext:value-type="string">
            <text:p>Variante 4 Raum B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2.6" calcext:value-type="float">
            <text:p>2.6</text:p>
          </table:table-cell>
          <table:table-cell office:value-type="float" office:value="-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9.71" calcext:value-type="float">
            <text:p>9.71</text:p>
          </table:table-cell>
          <table:table-cell office:value-type="float" office:value="2.6" calcext:value-type="float">
            <text:p>2.6</text:p>
          </table:table-cell>
          <table:table-cell office:value-type="float" office:value="19.91" calcext:value-type="float">
            <text:p>19.91</text:p>
          </table:table-cell>
          <table:table-cell office:value-type="float" office:value="-0.86" calcext:value-type="float">
            <text:p>-0.8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03" calcext:value-type="float">
            <text:p>0.03</text:p>
          </table:table-cell>
          <table:table-cell office:value-type="float" office:value="0.02502" calcext:value-type="float">
            <text:p>0.02502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Failed</text:p>
          </table:table-cell>
        </table:table-row>
      </table:table>
      <table:table table:name="Pivot-Tabelle_Tabelle1_1" table:style-name="ta1">
        <table:table-column table:style-name="co1" table:default-cell-style-name="ce4"/>
        <table:table-column table:style-name="co2" table:default-cell-style-name="ce10"/>
        <table:table-column table:style-name="co1" table:default-cell-style-name="ce10"/>
        <table:table-column table:style-name="co3" table:default-cell-style-name="ce18"/>
        <table:table-column table:style-name="co4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7" table:number-columns-repeated="5" table:default-cell-style-name="ce24"/>
        <table:table-column table:style-name="co7" table:default-cell-style-name="ce30"/>
        <table:table-column table:style-name="co7" table:number-columns-repeated="3" table:default-cell-style-name="ce24"/>
        <table:table-column table:style-name="co7" table:default-cell-style-name="ce35"/>
        <table:table-column table:style-name="co7" table:default-cell-style-name="Default"/>
        <table:table-row table:style-name="ro1">
          <table:table-cell table:style-name="ce1"/>
          <table:table-cell table:style-name="ce7"/>
          <table:table-cell table:style-name="ce13"/>
          <table:table-cell table:style-name="ce15" office:value-type="string" calcext:value-type="string">
            <text:p>Daten</text:p>
          </table:table-cell>
          <table:table-cell table:style-name="ce21" table:number-columns-repeated="13"/>
          <table:table-cell table:style-name="ce32"/>
          <table:table-cell/>
        </table:table-row>
        <table:table-row table:style-name="ro1">
          <table:table-cell table:style-name="ce2" office:value-type="string" calcext:value-type="string">
            <text:p>Testfall</text:p>
          </table:table-cell>
          <table:table-cell table:style-name="ce8" office:value-type="string" calcext:value-type="string">
            <text:p>Variable</text:p>
          </table:table-cell>
          <table:table-cell table:style-name="ce8" office:value-type="string" calcext:value-type="string">
            <text:p>ToolID</text:p>
          </table:table-cell>
          <table:table-cell table:style-name="ce16" office:value-type="string" calcext:value-type="string">
            <text:p>Summe - Average</text:p>
          </table:table-cell>
          <table:table-cell table:style-name="ce22" office:value-type="string" calcext:value-type="string">
            <text:p>Summe - Max</text:p>
          </table:table-cell>
          <table:table-cell table:style-name="ce22" office:value-type="string" calcext:value-type="string">
            <text:p>Summe - Min</text:p>
          </table:table-cell>
          <table:table-cell table:style-name="ce22" office:value-type="string" calcext:value-type="string">
            <text:p>Summe - Daily Amplitude CVRMSE</text:p>
          </table:table-cell>
          <table:table-cell table:style-name="ce22" office:value-type="string" calcext:value-type="string">
            <text:p>Summe - MBE</text:p>
          </table:table-cell>
          <table:table-cell table:style-name="ce22" office:value-type="string" calcext:value-type="string">
            <text:p>Summe - RMSEIQR</text:p>
          </table:table-cell>
          <table:table-cell table:style-name="ce22" office:value-type="string" calcext:value-type="string">
            <text:p>Summe - MSE</text:p>
          </table:table-cell>
          <table:table-cell table:style-name="ce22" office:value-type="string" calcext:value-type="string">
            <text:p>Summe - NMBE</text:p>
          </table:table-cell>
          <table:table-cell table:style-name="ce22" office:value-type="string" calcext:value-type="string">
            <text:p>Summe - NRMSE</text:p>
          </table:table-cell>
          <table:table-cell table:style-name="ce22" office:value-type="string" calcext:value-type="string">
            <text:p>Summe - RMSE</text:p>
          </table:table-cell>
          <table:table-cell table:style-name="ce22" office:value-type="string" calcext:value-type="string">
            <text:p>Summe - CVRMSE</text:p>
          </table:table-cell>
          <table:table-cell table:style-name="ce22" office:value-type="string" calcext:value-type="string">
            <text:p>Summe - RMSLE</text:p>
          </table:table-cell>
          <table:table-cell table:style-name="ce22" office:value-type="string" calcext:value-type="string">
            <text:p>Summe - R² coefficient determination</text:p>
          </table:table-cell>
          <table:table-cell table:style-name="ce22" office:value-type="string" calcext:value-type="string">
            <text:p>Summe - std dev</text:p>
          </table:table-cell>
          <table:table-cell table:style-name="ce33" office:value-type="string" calcext:value-type="string">
            <text:p>Summe - SimQuality-Score</text:p>
          </table:table-cell>
          <table:table-cell/>
        </table:table-row>
        <table:table-row table:style-name="ro1">
          <table:table-cell table:style-name="ce3" office:value-type="string" calcext:value-type="string">
            <text:p>03-Waermeleitung</text:p>
          </table:table-cell>
          <table:table-cell table:style-name="ce9" office:value-type="string" calcext:value-type="string">
            <text:p>Variante 1</text:p>
          </table:table-cell>
          <table:table-cell table:style-name="ce9" office:value-type="string" calcext:value-type="string">
            <text:p>Aixlib</text:p>
          </table:table-cell>
          <table:table-cell table:style-name="ce17" office:value-type="float" office:value="27.42" calcext:value-type="float">
            <text:p>27.42</text:p>
          </table:table-cell>
          <table:table-cell table:style-name="ce23" office:value-type="float" office:value="10.99" calcext:value-type="float">
            <text:p>10.9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.99" calcext:value-type="float">
            <text:p>10.9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01" calcext:value-type="float">
            <text:p>2.0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99" calcext:value-type="float">
            <text:p>0.99</text:p>
          </table:table-cell>
          <table:table-cell table:style-name="ce29" office:value-type="percentage" office:value="0.36" calcext:value-type="percentage">
            <text:p>36.00%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0.00418" calcext:value-type="float">
            <text:p>0.00418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float" office:value="4.19" calcext:value-type="float">
            <text:p>4.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U</text:p>
          </table:table-cell>
          <table:table-cell office:value-type="float" office:value="27.49" calcext:value-type="float">
            <text:p>27.49</text:p>
          </table:table-cell>
          <table:table-cell office:value-type="float" office:value="63.8" calcext:value-type="float">
            <text:p>63.8</text:p>
          </table:table-cell>
          <table:table-cell office:value-type="float" office:value="30" calcext:value-type="float">
            <text:p>30</text:p>
          </table:table-cell>
          <table:table-cell office:value-type="float" office:value="63.8" calcext:value-type="float">
            <text:p>63.8</text:p>
          </table:table-cell>
          <table:table-cell office:value-type="float" office:value="0.07" calcext:value-type="float">
            <text:p>0.07</text:p>
          </table:table-cell>
          <table:table-cell office:value-type="float" office:value="5.15" calcext:value-type="float">
            <text:p>5.15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0.27" calcext:value-type="float">
            <text:p>0.27</text:p>
          </table:table-cell>
          <table:table-cell office:value-type="float" office:value="2.52" calcext:value-type="float">
            <text:p>2.52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0.25" calcext:value-type="float">
            <text:p>0.25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AICE</text:p>
          </table:table-cell>
          <table:table-cell office:value-type="float" office:value="27.46" calcext:value-type="float">
            <text:p>27.46</text:p>
          </table:table-cell>
          <table:table-cell office:value-type="float" office:value="36.02" calcext:value-type="float">
            <text:p>36.02</text:p>
          </table:table-cell>
          <table:table-cell office:value-type="float" office:value="30" calcext:value-type="float">
            <text:p>30</text:p>
          </table:table-cell>
          <table:table-cell office:value-type="float" office:value="36.02" calcext:value-type="float">
            <text:p>36.02</text:p>
          </table:table-cell>
          <table:table-cell office:value-type="float" office:value="0.04" calcext:value-type="float">
            <text:p>0.04</text:p>
          </table:table-cell>
          <table:table-cell office:value-type="float" office:value="2.46" calcext:value-type="float">
            <text:p>2.46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1.21" calcext:value-type="float">
            <text:p>1.21</text:p>
          </table:table-cell>
          <table:table-cell office:value-type="percentage" office:value="0.44" calcext:value-type="percentage">
            <text:p>44.00%</text:p>
          </table:table-cell>
          <table:table-cell office:value-type="float" office:value="0.12" calcext:value-type="float">
            <text:p>0.12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</text:p>
          </table:table-cell>
          <table:table-cell office:value-type="float" office:value="27.42" calcext:value-type="float">
            <text:p>27.42</text:p>
          </table:table-cell>
          <table:table-cell office:value-type="float" office:value="1.16" calcext:value-type="float">
            <text:p>1.16</text:p>
          </table:table-cell>
          <table:table-cell office:value-type="float" office:value="30" calcext:value-type="float">
            <text:p>30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0" calcext:value-type="float">
            <text:p>0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2</text:p>
          </table:table-cell>
          <table:table-cell office:value-type="float" office:value="27.42" calcext:value-type="float">
            <text:p>27.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ference</text:p>
          </table:table-cell>
          <table:table-cell office:value-type="float" office:value="27.42" calcext:value-type="float">
            <text:p>27.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</text:p>
          </table:table-cell>
          <table:table-cell office:value-type="float" office:value="27.38" calcext:value-type="float">
            <text:p>27.38</text:p>
          </table:table-cell>
          <table:table-cell office:value-type="float" office:value="1143.54" calcext:value-type="float">
            <text:p>1143.54</text:p>
          </table:table-cell>
          <table:table-cell office:value-type="float" office:value="29.99" calcext:value-type="float">
            <text:p>29.99</text:p>
          </table:table-cell>
          <table:table-cell office:value-type="float" office:value="1143.54" calcext:value-type="float">
            <text:p>1143.54</text:p>
          </table:table-cell>
          <table:table-cell office:value-type="float" office:value="-0.04" calcext:value-type="float">
            <text:p>-0.04</text:p>
          </table:table-cell>
          <table:table-cell office:value-type="float" office:value="14.95" calcext:value-type="float">
            <text:p>14.9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-0.13" calcext:value-type="float">
            <text:p>-0.13</text:p>
          </table:table-cell>
          <table:table-cell office:value-type="float" office:value="7.33" calcext:value-type="float">
            <text:p>7.33</text:p>
          </table:table-cell>
          <table:table-cell office:value-type="percentage" office:value="2.67" calcext:value-type="percentage">
            <text:p>267.00%</text:p>
          </table:table-cell>
          <table:table-cell office:value-type="float" office:value="0.73" calcext:value-type="float">
            <text:p>0.73</text:p>
          </table:table-cell>
          <table:table-cell office:value-type="float" office:value="0.11162" calcext:value-type="float">
            <text:p>0.11162</text:p>
          </table:table-cell>
          <table:table-cell office:value-type="float" office:value="0.97" calcext:value-type="float">
            <text:p>0.97</text:p>
          </table:table-cell>
          <table:table-cell office:value-type="float" office:value="4.32" calcext:value-type="float">
            <text:p>4.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RAKLES</text:p>
          </table:table-cell>
          <table:table-cell office:value-type="float" office:value="27.42" calcext:value-type="float">
            <text:p>27.42</text:p>
          </table:table-cell>
          <table:table-cell office:value-type="float" office:value="1.38" calcext:value-type="float">
            <text:p>1.38</text:p>
          </table:table-cell>
          <table:table-cell office:value-type="float" office:value="30" calcext:value-type="float">
            <text:p>30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0" calcext:value-type="float">
            <text:p>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TRNSYS</text:p>
          </table:table-cell>
          <table:table-cell table:style-name="ce19" office:value-type="float" office:value="27.42" calcext:value-type="float">
            <text:p>27.42</text:p>
          </table:table-cell>
          <table:table-cell table:style-name="ce25" office:value-type="float" office:value="5.11" calcext:value-type="float">
            <text:p>5.1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.11" calcext:value-type="float">
            <text:p>5.11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.56" calcext:value-type="float">
            <text:p>0.5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02" calcext:value-type="float">
            <text:p>0.02</text:p>
          </table:table-cell>
          <table:table-cell table:style-name="ce25" office:value-type="float" office:value="0.28" calcext:value-type="float">
            <text:p>0.28</text:p>
          </table:table-cell>
          <table:table-cell table:style-name="ce31" office:value-type="percentage" office:value="0.1" calcext:value-type="percentage">
            <text:p>10.00%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 office:value-type="float" office:value="0.00119" calcext:value-type="float">
            <text:p>0.00119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4.21" calcext:value-type="float">
            <text:p>4.2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Variante 2</text:p>
          </table:table-cell>
          <table:table-cell table:style-name="ce9" office:value-type="string" calcext:value-type="string">
            <text:p>Aixlib</text:p>
          </table:table-cell>
          <table:table-cell table:style-name="ce17" office:value-type="float" office:value="27.7" calcext:value-type="float">
            <text:p>27.7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6843.99" calcext:value-type="float">
            <text:p>26843.99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0.4" calcext:value-type="float">
            <text:p>0.4</text:p>
          </table:table-cell>
          <table:table-cell table:style-name="ce29" office:value-type="percentage" office:value="0.15" calcext:value-type="percentage">
            <text:p>15.00%</text:p>
          </table:table-cell>
          <table:table-cell table:style-name="ce23" office:value-type="float" office:value="0.04" calcext:value-type="float">
            <text:p>0.04</text:p>
          </table:table-cell>
          <table:table-cell table:style-name="ce23" office:value-type="float" office:value="0.00168" calcext:value-type="float">
            <text:p>0.00168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float" office:value="4.19" calcext:value-type="float">
            <text:p>4.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U</text:p>
          </table:table-cell>
          <table:table-cell office:value-type="float" office:value="27.7" calcext:value-type="float">
            <text:p>27.7</text:p>
          </table:table-cell>
          <table:table-cell office:value-type="float" office:value="38.14" calcext:value-type="float">
            <text:p>38.14</text:p>
          </table:table-cell>
          <table:table-cell office:value-type="float" office:value="30" calcext:value-type="float">
            <text:p>30</text:p>
          </table:table-cell>
          <table:table-cell office:value-type="float" office:value="38.14" calcext:value-type="float">
            <text:p>38.14</text:p>
          </table:table-cell>
          <table:table-cell office:value-type="float" office:value="0" calcext:value-type="float">
            <text:p>0</text:p>
          </table:table-cell>
          <table:table-cell office:value-type="float" office:value="43470.34" calcext:value-type="float">
            <text:p>43470.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65" calcext:value-type="float">
            <text:p>0.65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0.07" calcext:value-type="float">
            <text:p>0.0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AICE</text:p>
          </table:table-cell>
          <table:table-cell office:value-type="float" office:value="27.7" calcext:value-type="float">
            <text:p>27.7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601.74" calcext:value-type="float">
            <text:p>18601.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28" calcext:value-type="float">
            <text:p>0.28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0.03" calcext:value-type="float">
            <text:p>0.03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</text:p>
          </table:table-cell>
          <table:table-cell office:value-type="float" office:value="27.7" calcext:value-type="float">
            <text:p>27.7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698.62" calcext:value-type="float">
            <text:p>3698.6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2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ference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</text:p>
          </table:table-cell>
          <table:table-cell office:value-type="float" office:value="27.66" calcext:value-type="float">
            <text:p>27.66</text:p>
          </table:table-cell>
          <table:table-cell office:value-type="float" office:value="1113.53" calcext:value-type="float">
            <text:p>1113.53</text:p>
          </table:table-cell>
          <table:table-cell office:value-type="float" office:value="29.99" calcext:value-type="float">
            <text:p>29.99</text:p>
          </table:table-cell>
          <table:table-cell office:value-type="float" office:value="1113.53" calcext:value-type="float">
            <text:p>1113.53</text:p>
          </table:table-cell>
          <table:table-cell office:value-type="float" office:value="-0.04" calcext:value-type="float">
            <text:p>-0.04</text:p>
          </table:table-cell>
          <table:table-cell office:value-type="float" office:value="491371.43" calcext:value-type="float">
            <text:p>491371.43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-0.15" calcext:value-type="float">
            <text:p>-0.15</text:p>
          </table:table-cell>
          <table:table-cell office:value-type="float" office:value="7.37" calcext:value-type="float">
            <text:p>7.37</text:p>
          </table:table-cell>
          <table:table-cell office:value-type="percentage" office:value="2.66" calcext:value-type="percentage">
            <text:p>266.00%</text:p>
          </table:table-cell>
          <table:table-cell office:value-type="float" office:value="0.74" calcext:value-type="float">
            <text:p>0.74</text:p>
          </table:table-cell>
          <table:table-cell office:value-type="float" office:value="0.11165" calcext:value-type="float">
            <text:p>0.11165</text:p>
          </table:table-cell>
          <table:table-cell office:value-type="float" office:value="0.97" calcext:value-type="float">
            <text:p>0.97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RAKLES</text:p>
          </table:table-cell>
          <table:table-cell office:value-type="float" office:value="27.7" calcext:value-type="float">
            <text:p>27.7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773.64" calcext:value-type="float">
            <text:p>3773.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.19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TRNSYS</text:p>
          </table:table-cell>
          <table:table-cell table:style-name="ce19" office:value-type="float" office:value="27.71" calcext:value-type="float">
            <text:p>27.71</text:p>
          </table:table-cell>
          <table:table-cell table:style-name="ce25" office:value-type="float" office:value="55.12" calcext:value-type="float">
            <text:p>55.12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5.12" calcext:value-type="float">
            <text:p>55.12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67584.24" calcext:value-type="float">
            <text:p>67584.2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.02" calcext:value-type="float">
            <text:p>0.02</text:p>
          </table:table-cell>
          <table:table-cell table:style-name="ce25" office:value-type="float" office:value="1.01" calcext:value-type="float">
            <text:p>1.01</text:p>
          </table:table-cell>
          <table:table-cell table:style-name="ce31" office:value-type="percentage" office:value="0.37" calcext:value-type="percentage">
            <text:p>37.00%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00429" calcext:value-type="float">
            <text:p>0.00429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4.19" calcext:value-type="float">
            <text:p>4.19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Variante 3</text:p>
          </table:table-cell>
          <table:table-cell table:style-name="ce9" office:value-type="string" calcext:value-type="string">
            <text:p>Aixlib</text:p>
          </table:table-cell>
          <table:table-cell table:style-name="ce17" office:value-type="float" office:value="27.33" calcext:value-type="float">
            <text:p>27.33</text:p>
          </table:table-cell>
          <table:table-cell table:style-name="ce23" office:value-type="float" office:value="21.39" calcext:value-type="float">
            <text:p>21.3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1.39" calcext:value-type="float">
            <text:p>21.3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style-name="ce23" office:value-type="float" office:value="0.8" calcext:value-type="float">
            <text:p>0.8</text:p>
          </table:table-cell>
          <table:table-cell table:style-name="ce29" office:value-type="percentage" office:value="0.29" calcext:value-type="percentage">
            <text:p>29.00%</text:p>
          </table:table-cell>
          <table:table-cell table:style-name="ce23" office:value-type="float" office:value="0.08" calcext:value-type="float">
            <text:p>0.08</text:p>
          </table:table-cell>
          <table:table-cell table:style-name="ce23" office:value-type="float" office:value="0.00336" calcext:value-type="float">
            <text:p>0.00336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float" office:value="4.23" calcext:value-type="float">
            <text:p>4.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U</text:p>
          </table:table-cell>
          <table:table-cell office:value-type="float" office:value="27.45" calcext:value-type="float">
            <text:p>27.45</text:p>
          </table:table-cell>
          <table:table-cell office:value-type="float" office:value="127.81" calcext:value-type="float">
            <text:p>127.81</text:p>
          </table:table-cell>
          <table:table-cell office:value-type="float" office:value="30" calcext:value-type="float">
            <text:p>30</text:p>
          </table:table-cell>
          <table:table-cell office:value-type="float" office:value="127.81" calcext:value-type="float">
            <text:p>127.81</text:p>
          </table:table-cell>
          <table:table-cell office:value-type="float" office:value="0.12" calcext:value-type="float">
            <text:p>0.12</text:p>
          </table:table-cell>
          <table:table-cell office:value-type="float" office:value="6.58" calcext:value-type="float">
            <text:p>6.58</text:p>
          </table:table-cell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office:value-type="float" office:value="0.43" calcext:value-type="float">
            <text:p>0.43</text:p>
          </table:table-cell>
          <table:table-cell office:value-type="float" office:value="4.39" calcext:value-type="float">
            <text:p>4.39</text:p>
          </table:table-cell>
          <table:table-cell office:value-type="percentage" office:value="1.61" calcext:value-type="percentage">
            <text:p>161.00%</text:p>
          </table:table-cell>
          <table:table-cell office:value-type="float" office:value="0.44" calcext:value-type="float">
            <text:p>0.44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99" calcext:value-type="float">
            <text:p>0.99</text:p>
          </table:table-cell>
          <table:table-cell office:value-type="float" office:value="4.19" calcext:value-type="float">
            <text:p>4.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AICE</text:p>
          </table:table-cell>
          <table:table-cell office:value-type="float" office:value="27.38" calcext:value-type="float">
            <text:p>27.38</text:p>
          </table:table-cell>
          <table:table-cell office:value-type="float" office:value="43.95" calcext:value-type="float">
            <text:p>43.95</text:p>
          </table:table-cell>
          <table:table-cell office:value-type="float" office:value="30" calcext:value-type="float">
            <text:p>30</text:p>
          </table:table-cell>
          <table:table-cell office:value-type="float" office:value="43.95" calcext:value-type="float">
            <text:p>43.95</text:p>
          </table:table-cell>
          <table:table-cell office:value-type="float" office:value="0.05" calcext:value-type="float">
            <text:p>0.05</text:p>
          </table:table-cell>
          <table:table-cell office:value-type="float" office:value="2.43" calcext:value-type="float">
            <text:p>2.43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1.62" calcext:value-type="float">
            <text:p>1.62</text:p>
          </table:table-cell>
          <table:table-cell office:value-type="percentage" office:value="0.59" calcext:value-type="percentage">
            <text:p>59.00%</text:p>
          </table:table-cell>
          <table:table-cell office:value-type="float" office:value="0.16" calcext:value-type="float">
            <text:p>0.16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</text:p>
          </table:table-cell>
          <table:table-cell office:value-type="float" office:value="27.33" calcext:value-type="float">
            <text:p>27.33</text:p>
          </table:table-cell>
          <table:table-cell office:value-type="float" office:value="1.02" calcext:value-type="float">
            <text:p>1.02</text:p>
          </table:table-cell>
          <table:table-cell office:value-type="float" office:value="30" calcext:value-type="float">
            <text:p>3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0" calcext:value-type="float">
            <text:p>0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2</text:p>
          </table:table-cell>
          <table:table-cell office:value-type="float" office:value="27.33" calcext:value-type="float">
            <text:p>27.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ference</text:p>
          </table:table-cell>
          <table:table-cell office:value-type="float" office:value="27.33" calcext:value-type="float">
            <text:p>27.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</text:p>
          </table:table-cell>
          <table:table-cell office:value-type="float" office:value="27.29" calcext:value-type="float">
            <text:p>27.29</text:p>
          </table:table-cell>
          <table:table-cell office:value-type="float" office:value="1154.02" calcext:value-type="float">
            <text:p>1154.02</text:p>
          </table:table-cell>
          <table:table-cell office:value-type="float" office:value="29.99" calcext:value-type="float">
            <text:p>29.99</text:p>
          </table:table-cell>
          <table:table-cell office:value-type="float" office:value="1154.02" calcext:value-type="float">
            <text:p>1154.02</text:p>
          </table:table-cell>
          <table:table-cell office:value-type="float" office:value="-0.04" calcext:value-type="float">
            <text:p>-0.04</text:p>
          </table:table-cell>
          <table:table-cell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-0.15" calcext:value-type="float">
            <text:p>-0.15</text:p>
          </table:table-cell>
          <table:table-cell office:value-type="float" office:value="7.34" calcext:value-type="float">
            <text:p>7.34</text:p>
          </table:table-cell>
          <table:table-cell office:value-type="percentage" office:value="2.69" calcext:value-type="percentage">
            <text:p>269.00%</text:p>
          </table:table-cell>
          <table:table-cell office:value-type="float" office:value="0.73" calcext:value-type="float">
            <text:p>0.73</text:p>
          </table:table-cell>
          <table:table-cell office:value-type="float" office:value="0.11162" calcext:value-type="float">
            <text:p>0.11162</text:p>
          </table:table-cell>
          <table:table-cell office:value-type="float" office:value="0.97" calcext:value-type="float">
            <text:p>0.97</text:p>
          </table:table-cell>
          <table:table-cell office:value-type="float" office:value="4.36" calcext:value-type="float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RAKLES</text:p>
          </table:table-cell>
          <table:table-cell office:value-type="float" office:value="27.33" calcext:value-type="float">
            <text:p>27.33</text:p>
          </table:table-cell>
          <table:table-cell office:value-type="float" office:value="1.06" calcext:value-type="float">
            <text:p>1.06</text:p>
          </table:table-cell>
          <table:table-cell office:value-type="float" office:value="30" calcext:value-type="float">
            <text:p>30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0" calcext:value-type="float">
            <text:p>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TRNSYS</text:p>
          </table:table-cell>
          <table:table-cell table:style-name="ce19" office:value-type="float" office:value="27.33" calcext:value-type="float">
            <text:p>27.33</text:p>
          </table:table-cell>
          <table:table-cell table:style-name="ce25" office:value-type="float" office:value="6.7" calcext:value-type="float">
            <text:p>6.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6.7" calcext:value-type="float">
            <text:p>6.7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.39" calcext:value-type="float">
            <text:p>0.3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02" calcext:value-type="float">
            <text:p>0.02</text:p>
          </table:table-cell>
          <table:table-cell table:style-name="ce25" office:value-type="float" office:value="0.26" calcext:value-type="float">
            <text:p>0.26</text:p>
          </table:table-cell>
          <table:table-cell table:style-name="ce31" office:value-type="percentage" office:value="0.09" calcext:value-type="percentage">
            <text:p>9.00%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 office:value-type="float" office:value="0.00111" calcext:value-type="float">
            <text:p>0.0011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4.25" calcext:value-type="float">
            <text:p>4.2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Variante 4</text:p>
          </table:table-cell>
          <table:table-cell table:style-name="ce9" office:value-type="string" calcext:value-type="string">
            <text:p>Aixlib</text:p>
          </table:table-cell>
          <table:table-cell table:style-name="ce17" office:value-type="float" office:value="24.21" calcext:value-type="float">
            <text:p>24.21</text:p>
          </table:table-cell>
          <table:table-cell table:style-name="ce23" office:value-type="float" office:value="7.08" calcext:value-type="float">
            <text:p>7.08</text:p>
          </table:table-cell>
          <table:table-cell table:style-name="ce23" office:value-type="float" office:value="28.5" calcext:value-type="float">
            <text:p>28.5</text:p>
          </table:table-cell>
          <table:table-cell table:style-name="ce23" office:value-type="float" office:value="7.08" calcext:value-type="float">
            <text:p>7.08</text:p>
          </table:table-cell>
          <table:table-cell table:style-name="ce23" office:value-type="float" office:value="-0.01" calcext:value-type="float">
            <text:p>-0.01</text:p>
          </table:table-cell>
          <table:table-cell table:style-name="ce23" office:value-type="float" office:value="0.54" calcext:value-type="float">
            <text:p>0.54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0.04" calcext:value-type="float">
            <text:p>-0.04</text:p>
          </table:table-cell>
          <table:table-cell table:style-name="ce23" office:value-type="float" office:value="0.43" calcext:value-type="float">
            <text:p>0.43</text:p>
          </table:table-cell>
          <table:table-cell table:style-name="ce29" office:value-type="percentage" office:value="0.15" calcext:value-type="percentage">
            <text:p>15.00%</text:p>
          </table:table-cell>
          <table:table-cell table:style-name="ce23" office:value-type="float" office:value="0.04" calcext:value-type="float">
            <text:p>0.04</text:p>
          </table:table-cell>
          <table:table-cell table:style-name="ce23" office:value-type="float" office:value="0.00149" calcext:value-type="float">
            <text:p>0.00149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float" office:value="3.12" calcext:value-type="float">
            <text:p>3.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U</text:p>
          </table:table-cell>
          <table:table-cell office:value-type="float" office:value="24.26" calcext:value-type="float">
            <text:p>24.26</text:p>
          </table:table-cell>
          <table:table-cell office:value-type="float" office:value="8.07" calcext:value-type="float">
            <text:p>8.07</text:p>
          </table:table-cell>
          <table:table-cell office:value-type="float" office:value="28.49" calcext:value-type="float">
            <text:p>28.49</text:p>
          </table:table-cell>
          <table:table-cell office:value-type="float" office:value="8.07" calcext:value-type="float">
            <text:p>8.07</text:p>
          </table:table-cell>
          <table:table-cell office:value-type="float" office:value="0.04" calcext:value-type="float">
            <text:p>0.04</text:p>
          </table:table-cell>
          <table:table-cell office:value-type="float" office:value="0.74" calcext:value-type="float">
            <text:p>0.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 office:value-type="percentage" office:value="0.21" calcext:value-type="percentage">
            <text:p>21.00%</text:p>
          </table:table-cell>
          <table:table-cell office:value-type="float" office:value="0.05" calcext:value-type="float">
            <text:p>0.0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AICE</text:p>
          </table:table-cell>
          <table:table-cell office:value-type="float" office:value="24.25" calcext:value-type="float">
            <text:p>24.25</text:p>
          </table:table-cell>
          <table:table-cell office:value-type="float" office:value="1.33" calcext:value-type="float">
            <text:p>1.33</text:p>
          </table:table-cell>
          <table:table-cell office:value-type="float" office:value="28.52" calcext:value-type="float">
            <text:p>28.52</text:p>
          </table:table-cell>
          <table:table-cell office:value-type="float" office:value="1.33" calcext:value-type="float">
            <text:p>1.33</text:p>
          </table:table-cell>
          <table:table-cell office:value-type="float" office:value="0.02" calcext:value-type="float">
            <text:p>0.02</text:p>
          </table:table-cell>
          <table:table-cell office:value-type="float" office:value="0.47" calcext:value-type="float">
            <text:p>0.47</text:p>
          </table:table-cell>
          <table:table-cell office:value-type="float" office:value="19.99" calcext:value-type="float">
            <text:p>19.9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0.03" calcext:value-type="float">
            <text:p>0.03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</text:p>
          </table:table-cell>
          <table:table-cell office:value-type="float" office:value="24.22" calcext:value-type="float">
            <text:p>24.22</text:p>
          </table:table-cell>
          <table:table-cell office:value-type="float" office:value="0.12" calcext:value-type="float">
            <text:p>0.12</text:p>
          </table:table-cell>
          <table:table-cell office:value-type="float" office:value="28.48" calcext:value-type="float">
            <text:p>28.4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0" calcext:value-type="float">
            <text:p>0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2</text:p>
          </table:table-cell>
          <table:table-cell office:value-type="float" office:value="24.22" calcext:value-type="float">
            <text:p>24.22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ference</text:p>
          </table:table-cell>
          <table:table-cell office:value-type="float" office:value="24.22" calcext:value-type="float">
            <text:p>24.22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</text:p>
          </table:table-cell>
          <table:table-cell office:value-type="float" office:value="24.25" calcext:value-type="float">
            <text:p>24.25</text:p>
          </table:table-cell>
          <table:table-cell office:value-type="float" office:value="1368.1" calcext:value-type="float">
            <text:p>1368.1</text:p>
          </table:table-cell>
          <table:table-cell office:value-type="float" office:value="28.5" calcext:value-type="float">
            <text:p>28.5</text:p>
          </table:table-cell>
          <table:table-cell office:value-type="float" office:value="1368.1" calcext:value-type="float">
            <text:p>1368.1</text:p>
          </table:table-cell>
          <table:table-cell office:value-type="float" office:value="0.03" calcext:value-type="float">
            <text:p>0.03</text:p>
          </table:table-cell>
          <table:table-cell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1" calcext:value-type="float">
            <text:p>0.11</text:p>
          </table:table-cell>
          <table:table-cell office:value-type="float" office:value="8.69" calcext:value-type="float">
            <text:p>8.69</text:p>
          </table:table-cell>
          <table:table-cell office:value-type="percentage" office:value="3.04" calcext:value-type="percentage">
            <text:p>304.00%</text:p>
          </table:table-cell>
          <table:table-cell office:value-type="float" office:value="0.74" calcext:value-type="float">
            <text:p>0.74</text:p>
          </table:table-cell>
          <table:table-cell office:value-type="float" office:value="0.11166" calcext:value-type="float">
            <text:p>0.11166</text:p>
          </table:table-cell>
          <table:table-cell office:value-type="float" office:value="0.94" calcext:value-type="float">
            <text:p>0.94</text:p>
          </table:table-cell>
          <table:table-cell office:value-type="float" office:value="3.24" calcext:value-type="float">
            <text:p>3.2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RAKLES</text:p>
          </table:table-cell>
          <table:table-cell office:value-type="float" office:value="24.22" calcext:value-type="float">
            <text:p>24.22</text:p>
          </table:table-cell>
          <table:table-cell office:value-type="float" office:value="1.31" calcext:value-type="float">
            <text:p>1.31</text:p>
          </table:table-cell>
          <table:table-cell office:value-type="float" office:value="28.48" calcext:value-type="float">
            <text:p>28.48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0" calcext:value-type="float">
            <text:p>0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RNSYS</text:p>
          </table:table-cell>
          <table:table-cell table:style-name="ce19" office:value-type="float" office:value="24.23" calcext:value-type="float">
            <text:p>24.23</text:p>
          </table:table-cell>
          <table:table-cell table:style-name="ce25" office:value-type="float" office:value="1.74" calcext:value-type="float">
            <text:p>1.74</text:p>
          </table:table-cell>
          <table:table-cell table:style-name="ce25" office:value-type="float" office:value="28.48" calcext:value-type="float">
            <text:p>28.48</text:p>
          </table:table-cell>
          <table:table-cell table:style-name="ce25" office:value-type="float" office:value="1.74" calcext:value-type="float">
            <text:p>1.7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09" calcext:value-type="float">
            <text:p>0.0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.07" calcext:value-type="float">
            <text:p>0.07</text:p>
          </table:table-cell>
          <table:table-cell table:style-name="ce31" office:value-type="percentage" office:value="0.02" calcext:value-type="percentage">
            <text:p>2.00%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.00025" calcext:value-type="float">
            <text:p>0.00025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3.12" calcext:value-type="float">
            <text:p>3.12</text:p>
          </table:table-cell>
          <table:table-cell/>
        </table:table-row>
        <table:table-row table:style-name="ro1">
          <table:table-cell table:style-name="ce3" office:value-type="string" calcext:value-type="string">
            <text:p>04-Waermeleitung+Speicherung</text:p>
          </table:table-cell>
          <table:table-cell table:style-name="ce9" office:value-type="string" calcext:value-type="string">
            <text:p>Variante 1 Raum A</text:p>
          </table:table-cell>
          <table:table-cell table:style-name="ce9" office:value-type="string" calcext:value-type="string">
            <text:p>Aixlib</text:p>
          </table:table-cell>
          <table:table-cell table:style-name="ce17" office:value-type="float" office:value="29.69" calcext:value-type="float">
            <text:p>29.69</text:p>
          </table:table-cell>
          <table:table-cell table:style-name="ce23" office:value-type="float" office:value="12.85" calcext:value-type="float">
            <text:p>12.85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2.85" calcext:value-type="float">
            <text:p>12.85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0.01" calcext:value-type="float">
            <text:p>-0.01</text:p>
          </table:table-cell>
          <table:table-cell table:style-name="ce23" office:value-type="float" office:value="0.1" calcext:value-type="float">
            <text:p>0.1</text:p>
          </table:table-cell>
          <table:table-cell table:style-name="ce29" office:value-type="percentage" office:value="0.03" calcext:value-type="percentage">
            <text:p>3.00%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0.00038" calcext:value-type="float">
            <text:p>0.00038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float" office:value="1.51" calcext:value-type="float">
            <text:p>1.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U</text:p>
          </table:table-cell>
          <table:table-cell office:value-type="float" office:value="29.69" calcext:value-type="float">
            <text:p>29.69</text:p>
          </table:table-cell>
          <table:table-cell office:value-type="float" office:value="36.29" calcext:value-type="float">
            <text:p>36.29</text:p>
          </table:table-cell>
          <table:table-cell office:value-type="float" office:value="30" calcext:value-type="float">
            <text:p>30</text:p>
          </table:table-cell>
          <table:table-cell office:value-type="float" office:value="36.29" calcext:value-type="float">
            <text:p>36.29</text:p>
          </table:table-cell>
          <table:table-cell office:value-type="float" office:value="0" calcext:value-type="float">
            <text:p>0</text:p>
          </table:table-cell>
          <table:table-cell table:style-name="Pivot-Tabelle_20_Wert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0.01" calcext:value-type="float">
            <text:p>0.01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AICE</text:p>
          </table:table-cell>
          <table:table-cell office:value-type="float" office:value="29.68" calcext:value-type="float">
            <text:p>29.68</text:p>
          </table:table-cell>
          <table:table-cell office:value-type="float" office:value="21.88" calcext:value-type="float">
            <text:p>21.88</text:p>
          </table:table-cell>
          <table:table-cell office:value-type="float" office:value="29.99" calcext:value-type="float">
            <text:p>29.99</text:p>
          </table:table-cell>
          <table:table-cell office:value-type="float" office:value="21.88" calcext:value-type="float">
            <text:p>21.88</text:p>
          </table:table-cell>
          <table:table-cell office:value-type="float" office:value="-0.01" calcext:value-type="float">
            <text:p>-0.01</text:p>
          </table:table-cell>
          <table:table-cell table:style-name="Pivot-Tabelle_20_Wert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42" calcext:value-type="float">
            <text:p>0.42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0.04" calcext:value-type="float">
            <text:p>0.0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</text:p>
          </table:table-cell>
          <table:table-cell office:value-type="float" office:value="29.69" calcext:value-type="float">
            <text:p>29.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Pivot-Tabelle_20_Wert"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ference</text:p>
          </table:table-cell>
          <table:table-cell office:value-type="float" office:value="29.69" calcext:value-type="float">
            <text:p>29.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Pivot-Tabelle_20_Wert"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</text:p>
          </table:table-cell>
          <table:table-cell office:value-type="float" office:value="29.68" calcext:value-type="float">
            <text:p>29.68</text:p>
          </table:table-cell>
          <table:table-cell office:value-type="float" office:value="2937.93" calcext:value-type="float">
            <text:p>2937.93</text:p>
          </table:table-cell>
          <table:table-cell office:value-type="float" office:value="29.99" calcext:value-type="float">
            <text:p>29.99</text:p>
          </table:table-cell>
          <table:table-cell office:value-type="float" office:value="2937.93" calcext:value-type="float">
            <text:p>2937.93</text:p>
          </table:table-cell>
          <table:table-cell office:value-type="float" office:value="-0.01" calcext:value-type="float">
            <text:p>-0.01</text:p>
          </table:table-cell>
          <table:table-cell table:style-name="Pivot-Tabelle_20_Wert"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2.14" calcext:value-type="float">
            <text:p>2.14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0.21" calcext:value-type="float">
            <text:p>0.21</text:p>
          </table:table-cell>
          <table:table-cell office:value-type="float" office:value="0.03253" calcext:value-type="float">
            <text:p>0.03253</text:p>
          </table:table-cell>
          <table:table-cell office:value-type="float" office:value="0.98" calcext:value-type="float">
            <text:p>0.98</text:p>
          </table:table-cell>
          <table:table-cell office:value-type="float" office:value="1.54" calcext:value-type="float">
            <text:p>1.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RAKLES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  <table:table-cell office:value-type="float" office:value="30" calcext:value-type="float">
            <text:p>30</text:p>
          </table:table-cell>
          <table:table-cell office:value-type="float" office:value="8.97" calcext:value-type="float">
            <text:p>8.97</text:p>
          </table:table-cell>
          <table:table-cell office:value-type="float" office:value="0" calcext:value-type="float">
            <text:p>0</text:p>
          </table:table-cell>
          <table:table-cell table:style-name="Pivot-Tabelle_20_Wert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0.01" calcext:value-type="float">
            <text:p>0.0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TRNSYS</text:p>
          </table:table-cell>
          <table:table-cell table:style-name="ce19" office:value-type="float" office:value="29.68" calcext:value-type="float">
            <text:p>29.68</text:p>
          </table:table-cell>
          <table:table-cell table:style-name="ce25" office:value-type="float" office:value="16.25" calcext:value-type="float">
            <text:p>16.25</text:p>
          </table:table-cell>
          <table:table-cell table:style-name="ce25" office:value-type="float" office:value="29.99" calcext:value-type="float">
            <text:p>29.99</text:p>
          </table:table-cell>
          <table:table-cell table:style-name="ce25" office:value-type="float" office:value="16.25" calcext:value-type="float">
            <text:p>16.25</text:p>
          </table:table-cell>
          <table:table-cell table:style-name="ce25" office:value-type="float" office:value="-0.01" calcext:value-type="float">
            <text:p>-0.01</text:p>
          </table:table-cell>
          <table:table-cell table:style-name="ce28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-0.04" calcext:value-type="float">
            <text:p>-0.04</text:p>
          </table:table-cell>
          <table:table-cell table:style-name="ce25" office:value-type="float" office:value="0.4" calcext:value-type="float">
            <text:p>0.4</text:p>
          </table:table-cell>
          <table:table-cell table:style-name="ce31" office:value-type="percentage" office:value="0.13" calcext:value-type="percentage">
            <text:p>13.00%</text:p>
          </table:table-cell>
          <table:table-cell table:style-name="ce25" office:value-type="float" office:value="0.04" calcext:value-type="float">
            <text:p>0.04</text:p>
          </table:table-cell>
          <table:table-cell table:style-name="ce25" office:value-type="float" office:value="0.00136" calcext:value-type="float">
            <text:p>0.00136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1.51" calcext:value-type="float">
            <text:p>1.5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Variante 2 Raum A</text:p>
          </table:table-cell>
          <table:table-cell table:style-name="ce9" office:value-type="string" calcext:value-type="string">
            <text:p>Aixlib</text:p>
          </table:table-cell>
          <table:table-cell table:style-name="ce17" office:value-type="float" office:value="24.16" calcext:value-type="float">
            <text:p>24.16</text:p>
          </table:table-cell>
          <table:table-cell table:style-name="ce23" office:value-type="float" office:value="21.68" calcext:value-type="float">
            <text:p>21.68</text:p>
          </table:table-cell>
          <table:table-cell table:style-name="ce23" office:value-type="float" office:value="25.51" calcext:value-type="float">
            <text:p>25.51</text:p>
          </table:table-cell>
          <table:table-cell table:style-name="ce23" office:value-type="float" office:value="21.68" calcext:value-type="float">
            <text:p>21.68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36.43" calcext:value-type="float">
            <text:p>36.4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.22" calcext:value-type="float">
            <text:p>0.22</text:p>
          </table:table-cell>
          <table:table-cell table:style-name="ce23" office:value-type="float" office:value="0.04" calcext:value-type="float">
            <text:p>0.04</text:p>
          </table:table-cell>
          <table:table-cell table:style-name="ce23" office:value-type="float" office:value="9.14" calcext:value-type="float">
            <text:p>9.14</text:p>
          </table:table-cell>
          <table:table-cell table:style-name="ce29" office:value-type="percentage" office:value="1.96" calcext:value-type="percentage">
            <text:p>196.00%</text:p>
          </table:table-cell>
          <table:table-cell table:style-name="ce23" office:value-type="float" office:value="0.47" calcext:value-type="float">
            <text:p>0.47</text:p>
          </table:table-cell>
          <table:table-cell table:style-name="ce23" office:value-type="float" office:value="0.01879" calcext:value-type="float">
            <text:p>0.01879</text:p>
          </table:table-cell>
          <table:table-cell table:style-name="ce23" office:value-type="float" office:value="0.57" calcext:value-type="float">
            <text:p>0.57</text:p>
          </table:table-cell>
          <table:table-cell table:style-name="ce34" office:value-type="float" office:value="0.78" calcext:value-type="float">
            <text:p>0.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U</text:p>
          </table:table-cell>
          <table:table-cell office:value-type="float" office:value="24.16" calcext:value-type="float">
            <text:p>24.16</text:p>
          </table:table-cell>
          <table:table-cell office:value-type="float" office:value="22.91" calcext:value-type="float">
            <text:p>22.91</text:p>
          </table:table-cell>
          <table:table-cell office:value-type="float" office:value="25.46" calcext:value-type="float">
            <text:p>25.46</text:p>
          </table:table-cell>
          <table:table-cell office:value-type="float" office:value="22.91" calcext:value-type="float">
            <text:p>22.91</text:p>
          </table:table-cell>
          <table:table-cell office:value-type="float" office:value="0" calcext:value-type="float">
            <text:p>0</text:p>
          </table:table-cell>
          <table:table-cell office:value-type="float" office:value="32.29" calcext:value-type="float">
            <text:p>32.29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8.11" calcext:value-type="float">
            <text:p>8.11</text:p>
          </table:table-cell>
          <table:table-cell office:value-type="percentage" office:value="1.74" calcext:value-type="percentage">
            <text:p>174.00%</text:p>
          </table:table-cell>
          <table:table-cell office:value-type="float" office:value="0.42" calcext:value-type="float">
            <text:p>0.4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AICE</text:p>
          </table:table-cell>
          <table:table-cell office:value-type="float" office:value="24.19" calcext:value-type="float">
            <text:p>24.19</text:p>
          </table:table-cell>
          <table:table-cell office:value-type="float" office:value="22.07" calcext:value-type="float">
            <text:p>22.07</text:p>
          </table:table-cell>
          <table:table-cell office:value-type="float" office:value="25.39" calcext:value-type="float">
            <text:p>25.39</text:p>
          </table:table-cell>
          <table:table-cell office:value-type="float" office:value="22.07" calcext:value-type="float">
            <text:p>22.07</text:p>
          </table:table-cell>
          <table:table-cell office:value-type="float" office:value="0.03" calcext:value-type="float">
            <text:p>0.03</text:p>
          </table:table-cell>
          <table:table-cell office:value-type="float" office:value="17.19" calcext:value-type="float">
            <text:p>17.19</text:p>
          </table:table-cell>
          <table:table-cell office:value-type="float" office:value="20.03" calcext:value-type="float">
            <text:p>2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4.31" calcext:value-type="float">
            <text:p>4.31</text:p>
          </table:table-cell>
          <table:table-cell office:value-type="percentage" office:value="0.93" calcext:value-type="percentage">
            <text:p>93.00%</text:p>
          </table:table-cell>
          <table:table-cell office:value-type="float" office:value="0.22" calcext:value-type="float">
            <text:p>0.22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</text:p>
          </table:table-cell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  <table:table-cell office:value-type="float" office:value="25.19" calcext:value-type="float">
            <text:p>25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ference</text:p>
          </table:table-cell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  <table:table-cell office:value-type="float" office:value="25.19" calcext:value-type="float">
            <text:p>25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</text:p>
          </table:table-cell>
          <table:table-cell office:value-type="float" office:value="23.1" calcext:value-type="float">
            <text:p>23.1</text:p>
          </table:table-cell>
          <table:table-cell office:value-type="float" office:value="50.44" calcext:value-type="float">
            <text:p>50.44</text:p>
          </table:table-cell>
          <table:table-cell office:value-type="float" office:value="25.15" calcext:value-type="float">
            <text:p>25.15</text:p>
          </table:table-cell>
          <table:table-cell office:value-type="float" office:value="50.44" calcext:value-type="float">
            <text:p>50.44</text:p>
          </table:table-cell>
          <table:table-cell office:value-type="float" office:value="-1.05" calcext:value-type="float">
            <text:p>-1.05</text:p>
          </table:table-cell>
          <table:table-cell office:value-type="float" office:value="162.93" calcext:value-type="float">
            <text:p>162.93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office:value-type="float" office:value="-4.36" calcext:value-type="float">
            <text:p>-4.36</text:p>
          </table:table-cell>
          <table:table-cell office:value-type="float" office:value="40.9" calcext:value-type="float">
            <text:p>40.9</text:p>
          </table:table-cell>
          <table:table-cell office:value-type="percentage" office:value="8.78" calcext:value-type="percentage">
            <text:p>878.00%</text:p>
          </table:table-cell>
          <table:table-cell office:value-type="float" office:value="2.12" calcext:value-type="float">
            <text:p>2.12</text:p>
          </table:table-cell>
          <table:table-cell office:value-type="float" office:value="0.09176" calcext:value-type="float">
            <text:p>0.09176</text:p>
          </table:table-cell>
          <table:table-cell office:value-type="float" office:value="-7.56" calcext:value-type="float">
            <text:p>-7.56</text:p>
          </table:table-cell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RAKLES</text:p>
          </table:table-cell>
          <table:table-cell office:value-type="float" office:value="24.16" calcext:value-type="float">
            <text:p>24.16</text:p>
          </table:table-cell>
          <table:table-cell office:value-type="float" office:value="0.19" calcext:value-type="float">
            <text:p>0.19</text:p>
          </table:table-cell>
          <table:table-cell office:value-type="float" office:value="25.19" calcext:value-type="float">
            <text:p>25.19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TRNSYS</text:p>
          </table:table-cell>
          <table:table-cell table:style-name="ce19" office:value-type="float" office:value="24.16" calcext:value-type="float">
            <text:p>24.16</text:p>
          </table:table-cell>
          <table:table-cell table:style-name="ce25" office:value-type="float" office:value="0.74" calcext:value-type="float">
            <text:p>0.74</text:p>
          </table:table-cell>
          <table:table-cell table:style-name="ce25" office:value-type="float" office:value="25.18" calcext:value-type="float">
            <text:p>25.18</text:p>
          </table:table-cell>
          <table:table-cell table:style-name="ce25" office:value-type="float" office:value="0.74" calcext:value-type="float">
            <text:p>0.7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38" calcext:value-type="float">
            <text:p>0.38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style-name="ce31" office:value-type="percentage" office:value="0.02" calcext:value-type="percentage">
            <text:p>2.00%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.0002" calcext:value-type="float">
            <text:p>0.0002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0.72" calcext:value-type="float">
            <text:p>0.7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Variante 3 Raum A</text:p>
          </table:table-cell>
          <table:table-cell table:style-name="ce9" office:value-type="string" calcext:value-type="string">
            <text:p>Aixlib</text:p>
          </table:table-cell>
          <table:table-cell table:style-name="ce17" office:value-type="float" office:value="24.06" calcext:value-type="float">
            <text:p>24.06</text:p>
          </table:table-cell>
          <table:table-cell table:style-name="ce23" office:value-type="float" office:value="1.06" calcext:value-type="float">
            <text:p>1.06</text:p>
          </table:table-cell>
          <table:table-cell table:style-name="ce23" office:value-type="float" office:value="24.46" calcext:value-type="float">
            <text:p>24.46</text:p>
          </table:table-cell>
          <table:table-cell table:style-name="ce23" office:value-type="float" office:value="1.06" calcext:value-type="float">
            <text:p>1.06</text:p>
          </table:table-cell>
          <table:table-cell table:style-name="ce23" office:value-type="float" office:value="-0.02" calcext:value-type="float">
            <text:p>-0.02</text:p>
          </table:table-cell>
          <table:table-cell table:style-name="ce23" office:value-type="float" office:value="33.99" calcext:value-type="float">
            <text:p>33.9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-0.07" calcext:value-type="float">
            <text:p>-0.07</text:p>
          </table:table-cell>
          <table:table-cell table:style-name="ce23" office:value-type="float" office:value="3.08" calcext:value-type="float">
            <text:p>3.08</text:p>
          </table:table-cell>
          <table:table-cell table:style-name="ce29" office:value-type="percentage" office:value="0.57" calcext:value-type="percentage">
            <text:p>57.00%</text:p>
          </table:table-cell>
          <table:table-cell table:style-name="ce23" office:value-type="float" office:value="0.14" calcext:value-type="float">
            <text:p>0.14</text:p>
          </table:table-cell>
          <table:table-cell table:style-name="ce23" office:value-type="float" office:value="0.00552" calcext:value-type="float">
            <text:p>0.00552</text:p>
          </table:table-cell>
          <table:table-cell table:style-name="ce23" office:value-type="float" office:value="0.89" calcext:value-type="float">
            <text:p>0.89</text:p>
          </table:table-cell>
          <table:table-cell table:style-name="ce34" office:value-type="float" office:value="0.46" calcext:value-type="float">
            <text:p>0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U</text:p>
          </table:table-cell>
          <table:table-cell office:value-type="float" office:value="24.08" calcext:value-type="float">
            <text:p>24.08</text:p>
          </table:table-cell>
          <table:table-cell office:value-type="float" office:value="115.8" calcext:value-type="float">
            <text:p>115.8</text:p>
          </table:table-cell>
          <table:table-cell office:value-type="float" office:value="24.79" calcext:value-type="float">
            <text:p>24.79</text:p>
          </table:table-cell>
          <table:table-cell office:value-type="float" office:value="115.8" calcext:value-type="float">
            <text:p>115.8</text:p>
          </table:table-cell>
          <table:table-cell office:value-type="float" office:value="0" calcext:value-type="float">
            <text:p>0</text:p>
          </table:table-cell>
          <table:table-cell office:value-type="float" office:value="106.08" calcext:value-type="float">
            <text:p>106.08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9.63" calcext:value-type="float">
            <text:p>9.63</text:p>
          </table:table-cell>
          <table:table-cell office:value-type="percentage" office:value="1.78" calcext:value-type="percentage">
            <text:p>178.00%</text:p>
          </table:table-cell>
          <table:table-cell office:value-type="float" office:value="0.43" calcext:value-type="float">
            <text:p>0.43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AICE</text:p>
          </table:table-cell>
          <table:table-cell office:value-type="float" office:value="23.19" calcext:value-type="float">
            <text:p>23.19</text:p>
          </table:table-cell>
          <table:table-cell office:value-type="float" office:value="225.58" calcext:value-type="float">
            <text:p>225.58</text:p>
          </table:table-cell>
          <table:table-cell office:value-type="float" office:value="24.54" calcext:value-type="float">
            <text:p>24.54</text:p>
          </table:table-cell>
          <table:table-cell office:value-type="float" office:value="225.58" calcext:value-type="float">
            <text:p>225.58</text:p>
          </table:table-cell>
          <table:table-cell office:value-type="float" office:value="-0.89" calcext:value-type="float">
            <text:p>-0.89</text:p>
          </table:table-cell>
          <table:table-cell office:value-type="float" office:value="1174.5" calcext:value-type="float">
            <text:p>1174.5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-3.7" calcext:value-type="float">
            <text:p>-3.7</text:p>
          </table:table-cell>
          <table:table-cell office:value-type="float" office:value="106.58" calcext:value-type="float">
            <text:p>106.58</text:p>
          </table:table-cell>
          <table:table-cell office:value-type="percentage" office:value="19.66" calcext:value-type="percentage">
            <text:p>1966.00%</text:p>
          </table:table-cell>
          <table:table-cell office:value-type="float" office:value="4.73" calcext:value-type="float">
            <text:p>4.73</text:p>
          </table:table-cell>
          <table:table-cell office:value-type="float" office:value="0.63167" calcext:value-type="float">
            <text:p>0.63167</text:p>
          </table:table-cell>
          <table:table-cell office:value-type="float" office:value="-124.79" calcext:value-type="float">
            <text:p>-124.79</text:p>
          </table:table-cell>
          <table:table-cell office:value-type="float" office:value="4.65" calcext:value-type="float">
            <text:p>4.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</text:p>
          </table:table-cell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  <table:table-cell office:value-type="float" office:value="24.44" calcext:value-type="float">
            <text:p>24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ference</text:p>
          </table:table-cell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  <table:table-cell office:value-type="float" office:value="24.44" calcext:value-type="float">
            <text:p>24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</text:p>
          </table:table-cell>
          <table:table-cell office:value-type="float" office:value="24.07" calcext:value-type="float">
            <text:p>24.07</text:p>
          </table:table-cell>
          <table:table-cell office:value-type="float" office:value="7.66" calcext:value-type="float">
            <text:p>7.66</text:p>
          </table:table-cell>
          <table:table-cell office:value-type="float" office:value="24.41" calcext:value-type="float">
            <text:p>24.41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19.99" calcext:value-type="float">
            <text:p>19.9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35" calcext:value-type="float">
            <text:p>0.35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.02" calcext:value-type="float">
            <text:p>0.02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RAKLES</text:p>
          </table:table-cell>
          <table:table-cell office:value-type="float" office:value="0" calcext:value-type="float">
            <text:p>0</text:p>
          </table:table-cell>
          <table:table-cell office:value-type="float" office:value="100.31" calcext:value-type="float">
            <text:p>100.31</text:p>
          </table:table-cell>
          <table:table-cell office:value-type="float" office:value="0" calcext:value-type="float">
            <text:p>0</text:p>
          </table:table-cell>
          <table:table-cell office:value-type="float" office:value="100.31" calcext:value-type="float">
            <text:p>100.31</text:p>
          </table:table-cell>
          <table:table-cell office:value-type="float" office:value="-24.08" calcext:value-type="float">
            <text:p>-24.08</text:p>
          </table:table-cell>
          <table:table-cell office:value-type="float" office:value="5975.9" calcext:value-type="float">
            <text:p>5975.9</text:p>
          </table:table-cell>
          <table:table-cell office:value-type="float" office:value="0" calcext:value-type="float">
            <text:p>0</text:p>
          </table:table-cell>
          <table:table-cell office:value-type="float" office:value="579.99" calcext:value-type="float">
            <text:p>579.99</text:p>
          </table:table-cell>
          <table:table-cell office:value-type="float" office:value="-100" calcext:value-type="float">
            <text:p>-100</text:p>
          </table:table-cell>
          <table:table-cell office:value-type="float" office:value="542.31" calcext:value-type="float">
            <text:p>542.31</text:p>
          </table:table-cell>
          <table:table-cell office:value-type="percentage" office:value="100.02" calcext:value-type="percentage">
            <text:p>10002.00%</text:p>
          </table:table-cell>
          <table:table-cell office:value-type="float" office:value="24.08" calcext:value-type="float">
            <text:p>24.08</text:p>
          </table:table-cell>
          <table:table-cell office:value-type="float" office:value="3.22194" calcext:value-type="float">
            <text:p>3.22194</text:p>
          </table:table-cell>
          <table:table-cell office:value-type="float" office:value="-3255.4" calcext:value-type="float">
            <text:p>-3255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TRNSYS</text:p>
          </table:table-cell>
          <table:table-cell table:style-name="ce19" office:value-type="float" office:value="24.08" calcext:value-type="float">
            <text:p>24.08</text:p>
          </table:table-cell>
          <table:table-cell table:style-name="ce25" office:value-type="float" office:value="8.18" calcext:value-type="float">
            <text:p>8.18</text:p>
          </table:table-cell>
          <table:table-cell table:style-name="ce25" office:value-type="float" office:value="24.46" calcext:value-type="float">
            <text:p>24.46</text:p>
          </table:table-cell>
          <table:table-cell table:style-name="ce25" office:value-type="float" office:value="8.18" calcext:value-type="float">
            <text:p>8.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.76" calcext:value-type="float">
            <text:p>5.7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.52" calcext:value-type="float">
            <text:p>0.52</text:p>
          </table:table-cell>
          <table:table-cell table:style-name="ce31" office:value-type="percentage" office:value="0.1" calcext:value-type="percentage">
            <text:p>10.00%</text:p>
          </table:table-cell>
          <table:table-cell table:style-name="ce25" office:value-type="float" office:value="0.02" calcext:value-type="float">
            <text:p>0.02</text:p>
          </table:table-cell>
          <table:table-cell table:style-name="ce25" office:value-type="float" office:value="0.00096" calcext:value-type="float">
            <text:p>0.00096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0.42" calcext:value-type="float">
            <text:p>0.4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Variante 3 Raum B</text:p>
          </table:table-cell>
          <table:table-cell table:style-name="ce9" office:value-type="string" calcext:value-type="string">
            <text:p>Aixlib</text:p>
          </table:table-cell>
          <table:table-cell table:style-name="ce17" office:value-type="float" office:value="24.01" calcext:value-type="float">
            <text:p>24.01</text:p>
          </table:table-cell>
          <table:table-cell table:style-name="ce23" office:value-type="float" office:value="20.51" calcext:value-type="float">
            <text:p>20.51</text:p>
          </table:table-cell>
          <table:table-cell table:style-name="ce23" office:value-type="float" office:value="24.23" calcext:value-type="float">
            <text:p>24.23</text:p>
          </table:table-cell>
          <table:table-cell table:style-name="ce23" office:value-type="float" office:value="20.51" calcext:value-type="float">
            <text:p>20.51</text:p>
          </table:table-cell>
          <table:table-cell table:style-name="ce23" office:value-type="float" office:value="-0.03" calcext:value-type="float">
            <text:p>-0.03</text:p>
          </table:table-cell>
          <table:table-cell table:style-name="ce23" office:value-type="float" office:value="126.7" calcext:value-type="float">
            <text:p>126.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-0.11" calcext:value-type="float">
            <text:p>-0.11</text:p>
          </table:table-cell>
          <table:table-cell table:style-name="ce23" office:value-type="float" office:value="2.05" calcext:value-type="float">
            <text:p>2.05</text:p>
          </table:table-cell>
          <table:table-cell table:style-name="ce29" office:value-type="percentage" office:value="0.36" calcext:value-type="percentage">
            <text:p>36.00%</text:p>
          </table:table-cell>
          <table:table-cell table:style-name="ce23" office:value-type="float" office:value="0.09" calcext:value-type="float">
            <text:p>0.09</text:p>
          </table:table-cell>
          <table:table-cell table:style-name="ce23" office:value-type="float" office:value="0.00359" calcext:value-type="float">
            <text:p>0.00359</text:p>
          </table:table-cell>
          <table:table-cell table:style-name="ce23" office:value-type="float" office:value="0.97" calcext:value-type="float">
            <text:p>0.97</text:p>
          </table:table-cell>
          <table:table-cell table:style-name="ce34" office:value-type="float" office:value="0.56" calcext:value-type="float">
            <text:p>0.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U</text:p>
          </table:table-cell>
          <table:table-cell office:value-type="float" office:value="24.04" calcext:value-type="float">
            <text:p>24.04</text:p>
          </table:table-cell>
          <table:table-cell office:value-type="float" office:value="31.44" calcext:value-type="float">
            <text:p>31.44</text:p>
          </table:table-cell>
          <table:table-cell office:value-type="float" office:value="24.23" calcext:value-type="float">
            <text:p>24.23</text:p>
          </table:table-cell>
          <table:table-cell office:value-type="float" office:value="31.44" calcext:value-type="float">
            <text:p>31.44</text:p>
          </table:table-cell>
          <table:table-cell office:value-type="float" office:value="0" calcext:value-type="float">
            <text:p>0</text:p>
          </table:table-cell>
          <table:table-cell office:value-type="float" office:value="55.55" calcext:value-type="float">
            <text:p>55.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0.04" calcext:value-type="float">
            <text:p>0.04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99" calcext:value-type="float">
            <text:p>0.99</text:p>
          </table:table-cell>
          <table:table-cell office:value-type="float" office:value="0.51" calcext:value-type="float">
            <text:p>0.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AICE</text:p>
          </table:table-cell>
          <table:table-cell office:value-type="float" office:value="23.14" calcext:value-type="float">
            <text:p>23.14</text:p>
          </table:table-cell>
          <table:table-cell office:value-type="float" office:value="1173.29" calcext:value-type="float">
            <text:p>1173.29</text:p>
          </table:table-cell>
          <table:table-cell office:value-type="float" office:value="24.26" calcext:value-type="float">
            <text:p>24.26</text:p>
          </table:table-cell>
          <table:table-cell office:value-type="float" office:value="1173.29" calcext:value-type="float">
            <text:p>1173.29</text:p>
          </table:table-cell>
          <table:table-cell office:value-type="float" office:value="-0.89" calcext:value-type="float">
            <text:p>-0.89</text:p>
          </table:table-cell>
          <table:table-cell office:value-type="float" office:value="6949.82" calcext:value-type="float">
            <text:p>6949.82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-3.72" calcext:value-type="float">
            <text:p>-3.72</text:p>
          </table:table-cell>
          <table:table-cell office:value-type="float" office:value="112.25" calcext:value-type="float">
            <text:p>112.25</text:p>
          </table:table-cell>
          <table:table-cell office:value-type="percentage" office:value="19.69" calcext:value-type="percentage">
            <text:p>1969.00%</text:p>
          </table:table-cell>
          <table:table-cell office:value-type="float" office:value="4.73" calcext:value-type="float">
            <text:p>4.73</text:p>
          </table:table-cell>
          <table:table-cell office:value-type="float" office:value="0.63167" calcext:value-type="float">
            <text:p>0.63167</text:p>
          </table:table-cell>
          <table:table-cell office:value-type="float" office:value="-82.81" calcext:value-type="float">
            <text:p>-82.81</text:p>
          </table:table-cell>
          <table:table-cell office:value-type="float" office:value="4.65" calcext:value-type="float">
            <text:p>4.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</text:p>
          </table:table-cell>
          <table:table-cell office:value-type="float" office:value="24.04" calcext:value-type="float">
            <text:p>24.04</text:p>
          </table:table-cell>
          <table:table-cell office:value-type="float" office:value="0" calcext:value-type="float">
            <text:p>0</text:p>
          </table:table-cell>
          <table:table-cell office:value-type="float" office:value="24.22" calcext:value-type="float">
            <text:p>24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ference</text:p>
          </table:table-cell>
          <table:table-cell office:value-type="float" office:value="24.04" calcext:value-type="float">
            <text:p>24.04</text:p>
          </table:table-cell>
          <table:table-cell office:value-type="float" office:value="0" calcext:value-type="float">
            <text:p>0</text:p>
          </table:table-cell>
          <table:table-cell office:value-type="float" office:value="24.22" calcext:value-type="float">
            <text:p>24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</text:p>
          </table:table-cell>
          <table:table-cell office:value-type="float" office:value="24.03" calcext:value-type="float">
            <text:p>24.03</text:p>
          </table:table-cell>
          <table:table-cell office:value-type="float" office:value="2.63" calcext:value-type="float">
            <text:p>2.63</text:p>
          </table:table-cell>
          <table:table-cell office:value-type="float" office:value="24.21" calcext:value-type="float">
            <text:p>24.21</text:p>
          </table:table-cell>
          <table:table-cell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  <table:table-cell office:value-type="float" office:value="8.23" calcext:value-type="float">
            <text:p>8.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RAKLES</text:p>
          </table:table-cell>
          <table:table-cell office:value-type="float" office:value="0" calcext:value-type="float">
            <text:p>0</text:p>
          </table:table-cell>
          <table:table-cell office:value-type="float" office:value="102.92" calcext:value-type="float">
            <text:p>102.92</text:p>
          </table:table-cell>
          <table:table-cell office:value-type="float" office:value="0" calcext:value-type="float">
            <text:p>0</text:p>
          </table:table-cell>
          <table:table-cell office:value-type="float" office:value="102.92" calcext:value-type="float">
            <text:p>102.92</text:p>
          </table:table-cell>
          <table:table-cell office:value-type="float" office:value="-24.04" calcext:value-type="float">
            <text:p>-24.04</text:p>
          </table:table-cell>
          <table:table-cell office:value-type="float" office:value="35305.01" calcext:value-type="float">
            <text:p>35305.01</text:p>
          </table:table-cell>
          <table:table-cell office:value-type="float" office:value="0" calcext:value-type="float">
            <text:p>0</text:p>
          </table:table-cell>
          <table:table-cell office:value-type="float" office:value="578.05" calcext:value-type="float">
            <text:p>578.05</text:p>
          </table:table-cell>
          <table:table-cell office:value-type="float" office:value="-100" calcext:value-type="float">
            <text:p>-100</text:p>
          </table:table-cell>
          <table:table-cell office:value-type="float" office:value="570.23" calcext:value-type="float">
            <text:p>570.23</text:p>
          </table:table-cell>
          <table:table-cell office:value-type="percentage" office:value="100.02" calcext:value-type="percentage">
            <text:p>10002.00%</text:p>
          </table:table-cell>
          <table:table-cell office:value-type="float" office:value="24.04" calcext:value-type="float">
            <text:p>24.04</text:p>
          </table:table-cell>
          <table:table-cell office:value-type="float" office:value="3.2202" calcext:value-type="float">
            <text:p>3.2202</text:p>
          </table:table-cell>
          <table:table-cell office:value-type="float" office:value="-2161.7" calcext:value-type="float">
            <text:p>-216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TRNSYS</text:p>
          </table:table-cell>
          <table:table-cell table:style-name="ce19" office:value-type="float" office:value="24.04" calcext:value-type="float">
            <text:p>24.04</text:p>
          </table:table-cell>
          <table:table-cell table:style-name="ce25" office:value-type="float" office:value="7.34" calcext:value-type="float">
            <text:p>7.34</text:p>
          </table:table-cell>
          <table:table-cell table:style-name="ce25" office:value-type="float" office:value="24.22" calcext:value-type="float">
            <text:p>24.22</text:p>
          </table:table-cell>
          <table:table-cell table:style-name="ce25" office:value-type="float" office:value="7.34" calcext:value-type="float">
            <text:p>7.3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.79" calcext:value-type="float">
            <text:p>12.7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.21" calcext:value-type="float">
            <text:p>0.21</text:p>
          </table:table-cell>
          <table:table-cell table:style-name="ce31" office:value-type="percentage" office:value="0.04" calcext:value-type="percentage">
            <text:p>4.00%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.00036" calcext:value-type="float">
            <text:p>0.00036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0.51" calcext:value-type="float">
            <text:p>0.5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Variante 4 Raum A</text:p>
          </table:table-cell>
          <table:table-cell table:style-name="ce9" office:value-type="string" calcext:value-type="string">
            <text:p>Aixlib</text:p>
          </table:table-cell>
          <table:table-cell table:style-name="ce17" office:value-type="float" office:value="9.67" calcext:value-type="float">
            <text:p>9.67</text:p>
          </table:table-cell>
          <table:table-cell table:style-name="ce23" office:value-type="float" office:value="16.54" calcext:value-type="float">
            <text:p>16.54</text:p>
          </table:table-cell>
          <table:table-cell table:style-name="ce23" office:value-type="float" office:value="21.17" calcext:value-type="float">
            <text:p>21.17</text:p>
          </table:table-cell>
          <table:table-cell table:style-name="ce23" office:value-type="float" office:value="16.54" calcext:value-type="float">
            <text:p>16.54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2.86" calcext:value-type="float">
            <text:p>2.86</text:p>
          </table:table-cell>
          <table:table-cell table:style-name="ce23" office:value-type="float" office:value="-1.63" calcext:value-type="float">
            <text:p>-1.63</text:p>
          </table:table-cell>
          <table:table-cell table:style-name="ce23" office:value-type="float" office:value="0.12" calcext:value-type="float">
            <text:p>0.12</text:p>
          </table:table-cell>
          <table:table-cell table:style-name="ce23" office:value-type="float" office:value="0.08" calcext:value-type="float">
            <text:p>0.08</text:p>
          </table:table-cell>
          <table:table-cell table:style-name="ce23" office:value-type="float" office:value="1.48" calcext:value-type="float">
            <text:p>1.48</text:p>
          </table:table-cell>
          <table:table-cell table:style-name="ce29" office:value-type="percentage" office:value="3.63" calcext:value-type="percentage">
            <text:p>363.00%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0.17506" calcext:value-type="float">
            <text:p>0.17506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float" office:value="6.46" calcext:value-type="float">
            <text:p>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U</text:p>
          </table:table-cell>
          <table:table-cell office:value-type="float" office:value="9.65" calcext:value-type="float">
            <text:p>9.65</text:p>
          </table:table-cell>
          <table:table-cell office:value-type="float" office:value="61.08" calcext:value-type="float">
            <text:p>61.08</text:p>
          </table:table-cell>
          <table:table-cell office:value-type="float" office:value="21.95" calcext:value-type="float">
            <text:p>21.95</text:p>
          </table:table-cell>
          <table:table-cell office:value-type="float" office:value="61.08" calcext:value-type="float">
            <text:p>61.08</text:p>
          </table:table-cell>
          <table:table-cell office:value-type="float" office:value="-0.01" calcext:value-type="float">
            <text:p>-0.01</text:p>
          </table:table-cell>
          <table:table-cell office:value-type="float" office:value="3.67" calcext:value-type="float">
            <text:p>3.67</text:p>
          </table:table-cell>
          <table:table-cell office:value-type="float" office:value="-2.48" calcext:value-type="float">
            <text:p>-2.48</text:p>
          </table:table-cell>
          <table:table-cell office:value-type="float" office:value="0.2" calcext:value-type="float">
            <text:p>0.2</text:p>
          </table:table-cell>
          <table:table-cell office:value-type="float" office:value="-0.07" calcext:value-type="float">
            <text:p>-0.07</text:p>
          </table:table-cell>
          <table:table-cell office:value-type="float" office:value="1.9" calcext:value-type="float">
            <text:p>1.9</text:p>
          </table:table-cell>
          <table:table-cell office:value-type="percentage" office:value="4.65" calcext:value-type="percentage">
            <text:p>465.00%</text:p>
          </table:table-cell>
          <table:table-cell office:value-type="float" office:value="0.45" calcext:value-type="float">
            <text:p>0.45</text:p>
          </table:table-cell>
          <table:table-cell office:value-type="float" office:value="0.20308" calcext:value-type="float">
            <text:p>0.20308</text:p>
          </table:table-cell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6.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AICE</text:p>
          </table:table-cell>
          <table:table-cell office:value-type="float" office:value="9.64" calcext:value-type="float">
            <text:p>9.64</text:p>
          </table:table-cell>
          <table:table-cell office:value-type="float" office:value="18.35" calcext:value-type="float">
            <text:p>18.35</text:p>
          </table:table-cell>
          <table:table-cell office:value-type="float" office:value="21.7" calcext:value-type="float">
            <text:p>21.7</text:p>
          </table:table-cell>
          <table:table-cell office:value-type="float" office:value="18.35" calcext:value-type="float">
            <text:p>18.35</text:p>
          </table:table-cell>
          <table:table-cell office:value-type="float" office:value="-0.02" calcext:value-type="float">
            <text:p>-0.02</text:p>
          </table:table-cell>
          <table:table-cell office:value-type="float" office:value="1.4" calcext:value-type="float">
            <text:p>1.4</text:p>
          </table:table-cell>
          <table:table-cell office:value-type="float" office:value="-2.42" calcext:value-type="float">
            <text:p>-2.42</text:p>
          </table:table-cell>
          <table:table-cell office:value-type="float" office:value="0.03" calcext:value-type="float">
            <text:p>0.03</text:p>
          </table:table-cell>
          <table:table-cell office:value-type="float" office:value="-0.2" calcext:value-type="float">
            <text:p>-0.2</text:p>
          </table:table-cell>
          <table:table-cell office:value-type="float" office:value="0.72" calcext:value-type="float">
            <text:p>0.72</text:p>
          </table:table-cell>
          <table:table-cell office:value-type="percentage" office:value="1.77" calcext:value-type="percentage">
            <text:p>177.00%</text:p>
          </table:table-cell>
          <table:table-cell office:value-type="float" office:value="0.17" calcext:value-type="float">
            <text:p>0.17</text:p>
          </table:table-cell>
          <table:table-cell office:value-type="float" office:value="0.12764" calcext:value-type="float">
            <text:p>0.12764</text:p>
          </table:table-cell>
          <table:table-cell office:value-type="float" office:value="1" calcext:value-type="float">
            <text:p>1</text:p>
          </table:table-cell>
          <table:table-cell office:value-type="float" office:value="6.63" calcext:value-type="float">
            <text:p>6.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</text:p>
          </table:table-cell>
          <table:table-cell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  <table:table-cell office:value-type="float" office:value="21.46" calcext:value-type="float">
            <text:p>21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19" calcext:value-type="float">
            <text:p>-2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8" calcext:value-type="float">
            <text:p>6.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ference</text:p>
          </table:table-cell>
          <table:table-cell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  <table:table-cell office:value-type="float" office:value="21.46" calcext:value-type="float">
            <text:p>21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19" calcext:value-type="float">
            <text:p>-2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8" calcext:value-type="float">
            <text:p>6.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</text:p>
          </table:table-cell>
          <table:table-cell office:value-type="float" office:value="9.83" calcext:value-type="float">
            <text:p>9.83</text:p>
          </table:table-cell>
          <table:table-cell office:value-type="float" office:value="44.32" calcext:value-type="float">
            <text:p>44.32</text:p>
          </table:table-cell>
          <table:table-cell office:value-type="float" office:value="21.46" calcext:value-type="float">
            <text:p>21.46</text:p>
          </table:table-cell>
          <table:table-cell office:value-type="float" office:value="44.32" calcext:value-type="float">
            <text:p>44.32</text:p>
          </table:table-cell>
          <table:table-cell office:value-type="float" office:value="0.17" calcext:value-type="float">
            <text:p>0.17</text:p>
          </table:table-cell>
          <table:table-cell office:value-type="float" office:value="7.46" calcext:value-type="float">
            <text:p>7.46</text:p>
          </table:table-cell>
          <table:table-cell office:value-type="float" office:value="-2.03" calcext:value-type="float">
            <text:p>-2.03</text:p>
          </table:table-cell>
          <table:table-cell office:value-type="float" office:value="0.84" calcext:value-type="float">
            <text:p>0.84</text:p>
          </table:table-cell>
          <table:table-cell office:value-type="float" office:value="1.8" calcext:value-type="float">
            <text:p>1.8</text:p>
          </table:table-cell>
          <table:table-cell office:value-type="float" office:value="3.87" calcext:value-type="float">
            <text:p>3.87</text:p>
          </table:table-cell>
          <table:table-cell office:value-type="percentage" office:value="9.47" calcext:value-type="percentage">
            <text:p>947.00%</text:p>
          </table:table-cell>
          <table:table-cell office:value-type="float" office:value="0.91" calcext:value-type="float">
            <text:p>0.91</text:p>
          </table:table-cell>
          <table:table-cell table:style-name="Pivot-Tabelle_20_Wert"/>
          <table:table-cell office:value-type="float" office:value="0.98" calcext:value-type="float">
            <text:p>0.98</text:p>
          </table:table-cell>
          <table:table-cell office:value-type="float" office:value="6.39" calcext:value-type="float">
            <text:p>6.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RAKLES</text:p>
          </table:table-cell>
          <table:table-cell office:value-type="float" office:value="0" calcext:value-type="float">
            <text:p>0</text:p>
          </table:table-cell>
          <table:table-cell office:value-type="float" office:value="111.9" calcext:value-type="float">
            <text:p>111.9</text:p>
          </table:table-cell>
          <table:table-cell office:value-type="float" office:value="0" calcext:value-type="float">
            <text:p>0</text:p>
          </table:table-cell>
          <table:table-cell office:value-type="float" office:value="111.9" calcext:value-type="float">
            <text:p>111.9</text:p>
          </table:table-cell>
          <table:table-cell office:value-type="float" office:value="-9.66" calcext:value-type="float">
            <text:p>-9.66</text:p>
          </table:table-cell>
          <table:table-cell office:value-type="float" office:value="95.36" calcext:value-type="float">
            <text:p>95.36</text:p>
          </table:table-cell>
          <table:table-cell office:value-type="float" office:value="0" calcext:value-type="float">
            <text:p>0</text:p>
          </table:table-cell>
          <table:table-cell office:value-type="float" office:value="136.62" calcext:value-type="float">
            <text:p>136.62</text:p>
          </table:table-cell>
          <table:table-cell office:value-type="float" office:value="-100" calcext:value-type="float">
            <text:p>-100</text:p>
          </table:table-cell>
          <table:table-cell office:value-type="float" office:value="49.42" calcext:value-type="float">
            <text:p>49.42</text:p>
          </table:table-cell>
          <table:table-cell office:value-type="percentage" office:value="121" calcext:value-type="percentage">
            <text:p>12100.00%</text:p>
          </table:table-cell>
          <table:table-cell office:value-type="float" office:value="11.69" calcext:value-type="float">
            <text:p>11.69</text:p>
          </table:table-cell>
          <table:table-cell office:value-type="float" office:value="2.26712" calcext:value-type="float">
            <text:p>2.26712</text:p>
          </table:table-cell>
          <table:table-cell office:value-type="float" office:value="-2.15" calcext:value-type="float">
            <text:p>-2.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TRNSYS</text:p>
          </table:table-cell>
          <table:table-cell table:style-name="ce19" office:value-type="float" office:value="9.66" calcext:value-type="float">
            <text:p>9.66</text:p>
          </table:table-cell>
          <table:table-cell table:style-name="ce25" office:value-type="float" office:value="13.99" calcext:value-type="float">
            <text:p>13.99</text:p>
          </table:table-cell>
          <table:table-cell table:style-name="ce25" office:value-type="float" office:value="21.83" calcext:value-type="float">
            <text:p>21.83</text:p>
          </table:table-cell>
          <table:table-cell table:style-name="ce25" office:value-type="float" office:value="13.99" calcext:value-type="float">
            <text:p>13.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.22" calcext:value-type="float">
            <text:p>1.22</text:p>
          </table:table-cell>
          <table:table-cell table:style-name="ce25" office:value-type="float" office:value="-2.41" calcext:value-type="float">
            <text:p>-2.41</text:p>
          </table:table-cell>
          <table:table-cell table:style-name="ce25" office:value-type="float" office:value="0.02" calcext:value-type="float">
            <text:p>0.02</text:p>
          </table:table-cell>
          <table:table-cell table:style-name="ce25" office:value-type="float" office:value="-0.05" calcext:value-type="float">
            <text:p>-0.05</text:p>
          </table:table-cell>
          <table:table-cell table:style-name="ce25" office:value-type="float" office:value="0.63" calcext:value-type="float">
            <text:p>0.63</text:p>
          </table:table-cell>
          <table:table-cell table:style-name="ce31" office:value-type="percentage" office:value="1.55" calcext:value-type="percentage">
            <text:p>155.00%</text:p>
          </table:table-cell>
          <table:table-cell table:style-name="ce25" office:value-type="float" office:value="0.15" calcext:value-type="float">
            <text:p>0.15</text:p>
          </table:table-cell>
          <table:table-cell table:style-name="ce28"/>
          <table:table-cell table:style-name="ce25" office:value-type="float" office:value="1" calcext:value-type="float">
            <text:p>1</text:p>
          </table:table-cell>
          <table:table-cell table:style-name="ce36" office:value-type="float" office:value="6.61" calcext:value-type="float">
            <text:p>6.6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Variante 4 Raum B</text:p>
          </table:table-cell>
          <table:table-cell table:style-name="ce9" office:value-type="string" calcext:value-type="string">
            <text:p>Aixlib</text:p>
          </table:table-cell>
          <table:table-cell table:style-name="ce17" office:value-type="float" office:value="9.72" calcext:value-type="float">
            <text:p>9.72</text:p>
          </table:table-cell>
          <table:table-cell table:style-name="ce23" office:value-type="float" office:value="25.48" calcext:value-type="float">
            <text:p>25.48</text:p>
          </table:table-cell>
          <table:table-cell table:style-name="ce23" office:value-type="float" office:value="19.7" calcext:value-type="float">
            <text:p>19.7</text:p>
          </table:table-cell>
          <table:table-cell table:style-name="ce23" office:value-type="float" office:value="25.48" calcext:value-type="float">
            <text:p>25.48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2.87" calcext:value-type="float">
            <text:p>2.87</text:p>
          </table:table-cell>
          <table:table-cell table:style-name="ce23" office:value-type="float" office:value="-0.27" calcext:value-type="float">
            <text:p>-0.27</text:p>
          </table:table-cell>
          <table:table-cell table:style-name="ce23" office:value-type="float" office:value="0.12" calcext:value-type="float">
            <text:p>0.12</text:p>
          </table:table-cell>
          <table:table-cell table:style-name="ce23" office:value-type="float" office:value="0.08" calcext:value-type="float">
            <text:p>0.08</text:p>
          </table:table-cell>
          <table:table-cell table:style-name="ce23" office:value-type="float" office:value="1.67" calcext:value-type="float">
            <text:p>1.67</text:p>
          </table:table-cell>
          <table:table-cell table:style-name="ce29" office:value-type="percentage" office:value="3.57" calcext:value-type="percentage">
            <text:p>357.00%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0.14253" calcext:value-type="float">
            <text:p>0.14253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float" office:value="6.29" calcext:value-type="float">
            <text:p>6.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U</text:p>
          </table:table-cell>
          <table:table-cell office:value-type="float" office:value="9.71" calcext:value-type="float">
            <text:p>9.71</text:p>
          </table:table-cell>
          <table:table-cell office:value-type="float" office:value="20.5" calcext:value-type="float">
            <text:p>20.5</text:p>
          </table:table-cell>
          <table:table-cell office:value-type="float" office:value="19.93" calcext:value-type="float">
            <text:p>19.93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-0.79" calcext:value-type="float">
            <text:p>-0.79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45" calcext:value-type="float">
            <text:p>0.45</text:p>
          </table:table-cell>
          <table:table-cell office:value-type="percentage" office:value="0.97" calcext:value-type="percentage">
            <text:p>97.00%</text:p>
          </table:table-cell>
          <table:table-cell office:value-type="float" office:value="0.09" calcext:value-type="float">
            <text:p>0.09</text:p>
          </table:table-cell>
          <table:table-cell office:value-type="float" office:value="0.03073" calcext:value-type="float">
            <text:p>0.03073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AICE</text:p>
          </table:table-cell>
          <table:table-cell office:value-type="float" office:value="9.68" calcext:value-type="float">
            <text:p>9.68</text:p>
          </table:table-cell>
          <table:table-cell office:value-type="float" office:value="20.33" calcext:value-type="float">
            <text:p>20.33</text:p>
          </table:table-cell>
          <table:table-cell office:value-type="float" office:value="19.92" calcext:value-type="float">
            <text:p>19.92</text:p>
          </table:table-cell>
          <table:table-cell office:value-type="float" office:value="20.33" calcext:value-type="float">
            <text:p>20.33</text:p>
          </table:table-cell>
          <table:table-cell office:value-type="float" office:value="-0.03" calcext:value-type="float">
            <text:p>-0.03</text:p>
          </table:table-cell>
          <table:table-cell office:value-type="float" office:value="1.19" calcext:value-type="float">
            <text:p>1.19</text:p>
          </table:table-cell>
          <table:table-cell office:value-type="float" office:value="-1.06" calcext:value-type="float">
            <text:p>-1.06</text:p>
          </table:table-cell>
          <table:table-cell office:value-type="float" office:value="0.02" calcext:value-type="float">
            <text:p>0.02</text:p>
          </table:table-cell>
          <table:table-cell office:value-type="float" office:value="-0.26" calcext:value-type="float">
            <text:p>-0.26</text:p>
          </table:table-cell>
          <table:table-cell office:value-type="float" office:value="0.69" calcext:value-type="float">
            <text:p>0.69</text:p>
          </table:table-cell>
          <table:table-cell office:value-type="percentage" office:value="1.47" calcext:value-type="percentage">
            <text:p>147.00%</text:p>
          </table:table-cell>
          <table:table-cell office:value-type="float" office:value="0.14" calcext:value-type="float">
            <text:p>0.14</text:p>
          </table:table-cell>
          <table:table-cell office:value-type="float" office:value="0.16877" calcext:value-type="float">
            <text:p>0.16877</text:p>
          </table:table-cell>
          <table:table-cell office:value-type="float" office:value="1" calcext:value-type="float">
            <text:p>1</text:p>
          </table:table-cell>
          <table:table-cell office:value-type="float" office:value="6.45" calcext:value-type="float">
            <text:p>6.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NDRAD</text:p>
          </table:table-cell>
          <table:table-cell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  <table:table-cell office:value-type="float" office:value="19.89" calcext:value-type="float">
            <text:p>19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39" calcext:value-type="float">
            <text:p>6.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ference</text:p>
          </table:table-cell>
          <table:table-cell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  <table:table-cell office:value-type="float" office:value="19.89" calcext:value-type="float">
            <text:p>19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39" calcext:value-type="float">
            <text:p>6.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</text:p>
          </table:table-cell>
          <table:table-cell office:value-type="float" office:value="9.85" calcext:value-type="float">
            <text:p>9.85</text:p>
          </table:table-cell>
          <table:table-cell office:value-type="float" office:value="103.89" calcext:value-type="float">
            <text:p>103.89</text:p>
          </table:table-cell>
          <table:table-cell office:value-type="float" office:value="19.89" calcext:value-type="float">
            <text:p>19.89</text:p>
          </table:table-cell>
          <table:table-cell office:value-type="float" office:value="103.89" calcext:value-type="float">
            <text:p>103.89</text:p>
          </table:table-cell>
          <table:table-cell office:value-type="float" office:value="0.14" calcext:value-type="float">
            <text:p>0.14</text:p>
          </table:table-cell>
          <table:table-cell office:value-type="float" office:value="6.04" calcext:value-type="float">
            <text:p>6.04</text:p>
          </table:table-cell>
          <table:table-cell office:value-type="float" office:value="-0.82" calcext:value-type="float">
            <text:p>-0.82</text:p>
          </table:table-cell>
          <table:table-cell office:value-type="float" office:value="0.53" calcext:value-type="float">
            <text:p>0.53</text:p>
          </table:table-cell>
          <table:table-cell office:value-type="float" office:value="1.43" calcext:value-type="float">
            <text:p>1.43</text:p>
          </table:table-cell>
          <table:table-cell office:value-type="float" office:value="3.52" calcext:value-type="float">
            <text:p>3.52</text:p>
          </table:table-cell>
          <table:table-cell office:value-type="percentage" office:value="7.5" calcext:value-type="percentage">
            <text:p>750.00%</text:p>
          </table:table-cell>
          <table:table-cell office:value-type="float" office:value="0.73" calcext:value-type="float">
            <text:p>0.73</text:p>
          </table:table-cell>
          <table:table-cell office:value-type="float" office:value="0.20577" calcext:value-type="float">
            <text:p>0.20577</text:p>
          </table:table-cell>
          <table:table-cell office:value-type="float" office:value="0.99" calcext:value-type="float">
            <text:p>0.99</text:p>
          </table:table-cell>
          <table:table-cell office:value-type="float" office:value="6.25" calcext:value-type="float">
            <text:p>6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RAKLES</text:p>
          </table:table-cell>
          <table:table-cell office:value-type="float" office:value="0" calcext:value-type="float">
            <text:p>0</text:p>
          </table:table-cell>
          <table:table-cell office:value-type="float" office:value="119.9" calcext:value-type="float">
            <text:p>119.9</text:p>
          </table:table-cell>
          <table:table-cell office:value-type="float" office:value="0" calcext:value-type="float">
            <text:p>0</text:p>
          </table:table-cell>
          <table:table-cell office:value-type="float" office:value="119.9" calcext:value-type="float">
            <text:p>119.9</text:p>
          </table:table-cell>
          <table:table-cell office:value-type="float" office:value="-9.71" calcext:value-type="float">
            <text:p>-9.71</text:p>
          </table:table-cell>
          <table:table-cell office:value-type="float" office:value="96.46" calcext:value-type="float">
            <text:p>96.46</text:p>
          </table:table-cell>
          <table:table-cell office:value-type="float" office:value="0" calcext:value-type="float">
            <text:p>0</text:p>
          </table:table-cell>
          <table:table-cell office:value-type="float" office:value="135.17" calcext:value-type="float">
            <text:p>135.17</text:p>
          </table:table-cell>
          <table:table-cell office:value-type="float" office:value="-100" calcext:value-type="float">
            <text:p>-100</text:p>
          </table:table-cell>
          <table:table-cell office:value-type="float" office:value="56.16" calcext:value-type="float">
            <text:p>56.16</text:p>
          </table:table-cell>
          <table:table-cell office:value-type="percentage" office:value="119.74" calcext:value-type="percentage">
            <text:p>11974.00%</text:p>
          </table:table-cell>
          <table:table-cell office:value-type="float" office:value="11.63" calcext:value-type="float">
            <text:p>11.63</text:p>
          </table:table-cell>
          <table:table-cell office:value-type="float" office:value="2.26776" calcext:value-type="float">
            <text:p>2.26776</text:p>
          </table:table-cell>
          <table:table-cell office:value-type="float" office:value="-2.31" calcext:value-type="float">
            <text:p>-2.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RNSYS</text:p>
          </table:table-cell>
          <table:table-cell table:style-name="ce19" office:value-type="float" office:value="9.71" calcext:value-type="float">
            <text:p>9.71</text:p>
          </table:table-cell>
          <table:table-cell table:style-name="ce25" office:value-type="float" office:value="2.6" calcext:value-type="float">
            <text:p>2.6</text:p>
          </table:table-cell>
          <table:table-cell table:style-name="ce25" office:value-type="float" office:value="19.91" calcext:value-type="float">
            <text:p>19.91</text:p>
          </table:table-cell>
          <table:table-cell table:style-name="ce25" office:value-type="float" office:value="2.6" calcext:value-type="float">
            <text:p>2.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7" calcext:value-type="float">
            <text:p>0.27</text:p>
          </table:table-cell>
          <table:table-cell table:style-name="ce25" office:value-type="float" office:value="-0.86" calcext:value-type="float">
            <text:p>-0.8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-0.02" calcext:value-type="float">
            <text:p>-0.02</text:p>
          </table:table-cell>
          <table:table-cell table:style-name="ce25" office:value-type="float" office:value="0.16" calcext:value-type="float">
            <text:p>0.16</text:p>
          </table:table-cell>
          <table:table-cell table:style-name="ce31" office:value-type="percentage" office:value="0.33" calcext:value-type="percentage">
            <text:p>33.00%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 office:value-type="float" office:value="0.02502" calcext:value-type="float">
            <text:p>0.02502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6.4" calcext:value-type="float">
            <text:p>6.4</text:p>
          </table:table-cell>
          <table:table-cell/>
        </table:table-row>
        <table:table-row table:style-name="ro1">
          <table:table-cell table:style-name="ce6" office:value-type="string" calcext:value-type="string">
            <text:p>Gesamt Ergebnis</text:p>
          </table:table-cell>
          <table:table-cell table:style-name="ce12"/>
          <table:table-cell table:style-name="ce14"/>
          <table:table-cell table:style-name="ce20" office:value-type="float" office:value="1860.88" calcext:value-type="float">
            <text:p>1860.88</text:p>
          </table:table-cell>
          <table:table-cell table:style-name="ce26" office:value-type="float" office:value="10720.33" calcext:value-type="float">
            <text:p>10720.33</text:p>
          </table:table-cell>
          <table:table-cell table:style-name="ce26" office:value-type="float" office:value="2139.9" calcext:value-type="float">
            <text:p>2139.9</text:p>
          </table:table-cell>
          <table:table-cell table:style-name="ce26" office:value-type="float" office:value="10720.33" calcext:value-type="float">
            <text:p>10720.33</text:p>
          </table:table-cell>
          <table:table-cell table:style-name="ce26" office:value-type="float" office:value="-69.82" calcext:value-type="float">
            <text:p>-69.82</text:p>
          </table:table-cell>
          <table:table-cell table:style-name="ce26" office:value-type="float" office:value="705631.42" calcext:value-type="float">
            <text:p>705631.42</text:p>
          </table:table-cell>
          <table:table-cell table:style-name="ce26" office:value-type="float" office:value="1159.24" calcext:value-type="float">
            <text:p>1159.24</text:p>
          </table:table-cell>
          <table:table-cell table:style-name="ce26" office:value-type="float" office:value="1484.21" calcext:value-type="float">
            <text:p>1484.21</text:p>
          </table:table-cell>
          <table:table-cell table:style-name="ce26" office:value-type="float" office:value="-408.24" calcext:value-type="float">
            <text:p>-408.24</text:p>
          </table:table-cell>
          <table:table-cell table:style-name="ce26" office:value-type="float" office:value="1581.83" calcext:value-type="float">
            <text:p>1581.83</text:p>
          </table:table-cell>
          <table:table-cell table:style-name="ce26" office:value-type="float" office:value="549.63" calcext:value-type="float">
            <text:p>549.63</text:p>
          </table:table-cell>
          <table:table-cell table:style-name="ce26" office:value-type="float" office:value="93.14" calcext:value-type="float">
            <text:p>93.14</text:p>
          </table:table-cell>
          <table:table-cell table:style-name="ce26" office:value-type="float" office:value="14.03182" calcext:value-type="float">
            <text:p>14.03182</text:p>
          </table:table-cell>
          <table:table-cell table:style-name="ce26" office:value-type="float" office:value="-5561.98" calcext:value-type="float">
            <text:p>-5561.98</text:p>
          </table:table-cell>
          <table:table-cell table:style-name="ce37" office:value-type="float" office:value="266.95" calcext:value-type="float">
            <text:p>266.95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-Tabelle_Tabelle1_1'.A1:'Pivot-Tabelle_Tabelle1_1'.R87" table:buttons="'Pivot-Tabelle_Tabelle1_1'.A2 'Pivot-Tabelle_Tabelle1_1'.B2 'Pivot-Tabelle_Tabelle1_1'.C2 'Pivot-Tabelle_Tabelle1_1'.D1" table:show-filter-button="false" table:drill-down-on-double-click="false">
          <table:source-cell-range table:cell-range-address="Tabelle1.A1:Tabelle1.T10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stfall" table:orientation="row" table:used-hierarchy="0" table:function="auto">
            <table:data-pilot-level table:show-empty="false" calcext:repeat-item-labels="false">
              <table:data-pilot-members>
                <table:data-pilot-member table:name="03-Waermeleitung" table:display="true" table:show-details="true"/>
                <table:data-pilot-member table:name="04-Waermeleitung+Speicheru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ble" table:orientation="row" table:used-hierarchy="0" table:function="auto">
            <table:data-pilot-level table:show-empty="false" calcext:repeat-item-labels="false">
              <table:data-pilot-members>
                <table:data-pilot-member table:name="AuÃŸentemperatur" table:display="false" table:show-details="true"/>
                <table:data-pilot-member table:name="Tout" table:display="false" table:show-details="true"/>
                <table:data-pilot-member table:name="Variante 1" table:display="true" table:show-details="true"/>
                <table:data-pilot-member table:name="Variante 1 Raum A" table:display="true" table:show-details="true"/>
                <table:data-pilot-member table:name="Variante 2" table:display="true" table:show-details="true"/>
                <table:data-pilot-member table:name="Variante 2 Raum A" table:display="true" table:show-details="true"/>
                <table:data-pilot-member table:name="Variante 3" table:display="true" table:show-details="true"/>
                <table:data-pilot-member table:name="Variante 3 Raum A" table:display="true" table:show-details="true"/>
                <table:data-pilot-member table:name="Variante 3 Raum B" table:display="true" table:show-details="true"/>
                <table:data-pilot-member table:name="Variante 4" table:display="true" table:show-details="true"/>
                <table:data-pilot-member table:name="Variante 4 Raum A" table:display="true" table:show-details="true"/>
                <table:data-pilot-member table:name="Variante 4 Raum 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olID" table:orientation="row" table:used-hierarchy="0" table:function="auto">
            <table:data-pilot-level table:show-empty="false" calcext:repeat-item-labels="false">
              <table:data-pilot-members>
                <table:data-pilot-member table:name="Aixlib" table:display="true" table:show-details="true"/>
                <table:data-pilot-member table:name="ETU" table:display="true" table:show-details="true"/>
                <table:data-pilot-member table:name="IDAICE" table:display="true" table:show-details="true"/>
                <table:data-pilot-member table:name="NANDRAD" table:display="true" table:show-details="true"/>
                <table:data-pilot-member table:name="NANDRAD2" table:display="true" table:show-details="true"/>
                <table:data-pilot-member table:name="Reference" table:display="true" table:show-details="true"/>
                <table:data-pilot-member table:name="TAS" table:display="true" table:show-details="true"/>
                <table:data-pilot-member table:name="THERAKLES" table:display="true" table:show-details="true"/>
                <table:data-pilot-member table:name="TRNSY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erag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9.64" table:display="true" table:show-details="true"/>
                <table:data-pilot-member table:name="9.65" table:display="true" table:show-details="true"/>
                <table:data-pilot-member table:name="9.66" table:display="true" table:show-details="true"/>
                <table:data-pilot-member table:name="9.67" table:display="true" table:show-details="true"/>
                <table:data-pilot-member table:name="9.68" table:display="true" table:show-details="true"/>
                <table:data-pilot-member table:name="9.71" table:display="true" table:show-details="true"/>
                <table:data-pilot-member table:name="9.72" table:display="true" table:show-details="true"/>
                <table:data-pilot-member table:name="9.83" table:display="true" table:show-details="true"/>
                <table:data-pilot-member table:name="9.85" table:display="true" table:show-details="true"/>
                <table:data-pilot-member table:name="23.1" table:display="true" table:show-details="true"/>
                <table:data-pilot-member table:name="23.14" table:display="true" table:show-details="true"/>
                <table:data-pilot-member table:name="23.19" table:display="true" table:show-details="true"/>
                <table:data-pilot-member table:name="24.01" table:display="true" table:show-details="true"/>
                <table:data-pilot-member table:name="24.03" table:display="true" table:show-details="true"/>
                <table:data-pilot-member table:name="24.04" table:display="true" table:show-details="true"/>
                <table:data-pilot-member table:name="24.06" table:display="true" table:show-details="true"/>
                <table:data-pilot-member table:name="24.07" table:display="true" table:show-details="true"/>
                <table:data-pilot-member table:name="24.08" table:display="true" table:show-details="true"/>
                <table:data-pilot-member table:name="24.16" table:display="true" table:show-details="true"/>
                <table:data-pilot-member table:name="24.19" table:display="true" table:show-details="true"/>
                <table:data-pilot-member table:name="24.21" table:display="true" table:show-details="true"/>
                <table:data-pilot-member table:name="24.22" table:display="true" table:show-details="true"/>
                <table:data-pilot-member table:name="24.23" table:display="true" table:show-details="true"/>
                <table:data-pilot-member table:name="24.25" table:display="true" table:show-details="true"/>
                <table:data-pilot-member table:name="24.26" table:display="true" table:show-details="true"/>
                <table:data-pilot-member table:name="27.29" table:display="true" table:show-details="true"/>
                <table:data-pilot-member table:name="27.33" table:display="true" table:show-details="true"/>
                <table:data-pilot-member table:name="27.38" table:display="true" table:show-details="true"/>
                <table:data-pilot-member table:name="27.42" table:display="true" table:show-details="true"/>
                <table:data-pilot-member table:name="27.45" table:display="true" table:show-details="true"/>
                <table:data-pilot-member table:name="27.46" table:display="true" table:show-details="true"/>
                <table:data-pilot-member table:name="27.49" table:display="true" table:show-details="true"/>
                <table:data-pilot-member table:name="27.66" table:display="true" table:show-details="true"/>
                <table:data-pilot-member table:name="27.7" table:display="true" table:show-details="true"/>
                <table:data-pilot-member table:name="27.71" table:display="true" table:show-details="true"/>
                <table:data-pilot-member table:name="27.73" table:display="true" table:show-details="true"/>
                <table:data-pilot-member table:name="27.74" table:display="true" table:show-details="true"/>
                <table:data-pilot-member table:name="29.68" table:display="true" table:show-details="true"/>
                <table:data-pilot-member table:name="29.69" table:display="true" table:show-details="true"/>
                <table:data-pilot-member table:name="29.78" table:display="true" table:show-details="true"/>
                <table:data-pilot-member table:name="29.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12" table:display="true" table:show-details="true"/>
                <table:data-pilot-member table:name="0.19" table:display="true" table:show-details="true"/>
                <table:data-pilot-member table:name="0.74" table:display="true" table:show-details="true"/>
                <table:data-pilot-member table:name="1.02" table:display="true" table:show-details="true"/>
                <table:data-pilot-member table:name="1.06" table:display="true" table:show-details="true"/>
                <table:data-pilot-member table:name="1.16" table:display="true" table:show-details="true"/>
                <table:data-pilot-member table:name="1.31" table:display="true" table:show-details="true"/>
                <table:data-pilot-member table:name="1.33" table:display="true" table:show-details="true"/>
                <table:data-pilot-member table:name="1.38" table:display="true" table:show-details="true"/>
                <table:data-pilot-member table:name="1.74" table:display="true" table:show-details="true"/>
                <table:data-pilot-member table:name="2.6" table:display="true" table:show-details="true"/>
                <table:data-pilot-member table:name="2.63" table:display="true" table:show-details="true"/>
                <table:data-pilot-member table:name="5.11" table:display="true" table:show-details="true"/>
                <table:data-pilot-member table:name="6.7" table:display="true" table:show-details="true"/>
                <table:data-pilot-member table:name="7.08" table:display="true" table:show-details="true"/>
                <table:data-pilot-member table:name="7.34" table:display="true" table:show-details="true"/>
                <table:data-pilot-member table:name="7.66" table:display="true" table:show-details="true"/>
                <table:data-pilot-member table:name="8.07" table:display="true" table:show-details="true"/>
                <table:data-pilot-member table:name="8.18" table:display="true" table:show-details="true"/>
                <table:data-pilot-member table:name="8.97" table:display="true" table:show-details="true"/>
                <table:data-pilot-member table:name="10.99" table:display="true" table:show-details="true"/>
                <table:data-pilot-member table:name="12.85" table:display="true" table:show-details="true"/>
                <table:data-pilot-member table:name="13.99" table:display="true" table:show-details="true"/>
                <table:data-pilot-member table:name="16.25" table:display="true" table:show-details="true"/>
                <table:data-pilot-member table:name="16.54" table:display="true" table:show-details="true"/>
                <table:data-pilot-member table:name="18.35" table:display="true" table:show-details="true"/>
                <table:data-pilot-member table:name="20.33" table:display="true" table:show-details="true"/>
                <table:data-pilot-member table:name="20.5" table:display="true" table:show-details="true"/>
                <table:data-pilot-member table:name="20.51" table:display="true" table:show-details="true"/>
                <table:data-pilot-member table:name="21.39" table:display="true" table:show-details="true"/>
                <table:data-pilot-member table:name="21.68" table:display="true" table:show-details="true"/>
                <table:data-pilot-member table:name="21.88" table:display="true" table:show-details="true"/>
                <table:data-pilot-member table:name="22.07" table:display="true" table:show-details="true"/>
                <table:data-pilot-member table:name="22.91" table:display="true" table:show-details="true"/>
                <table:data-pilot-member table:name="25.48" table:display="true" table:show-details="true"/>
                <table:data-pilot-member table:name="31.44" table:display="true" table:show-details="true"/>
                <table:data-pilot-member table:name="36.02" table:display="true" table:show-details="true"/>
                <table:data-pilot-member table:name="36.29" table:display="true" table:show-details="true"/>
                <table:data-pilot-member table:name="38.14" table:display="true" table:show-details="true"/>
                <table:data-pilot-member table:name="43.95" table:display="true" table:show-details="true"/>
                <table:data-pilot-member table:name="44.32" table:display="true" table:show-details="true"/>
                <table:data-pilot-member table:name="50.44" table:display="true" table:show-details="true"/>
                <table:data-pilot-member table:name="55.12" table:display="true" table:show-details="true"/>
                <table:data-pilot-member table:name="61.08" table:display="true" table:show-details="true"/>
                <table:data-pilot-member table:name="63.8" table:display="true" table:show-details="true"/>
                <table:data-pilot-member table:name="100.31" table:display="true" table:show-details="true"/>
                <table:data-pilot-member table:name="102.92" table:display="true" table:show-details="true"/>
                <table:data-pilot-member table:name="103.89" table:display="true" table:show-details="true"/>
                <table:data-pilot-member table:name="111.9" table:display="true" table:show-details="true"/>
                <table:data-pilot-member table:name="115.8" table:display="true" table:show-details="true"/>
                <table:data-pilot-member table:name="119.9" table:display="true" table:show-details="true"/>
                <table:data-pilot-member table:name="127.81" table:display="true" table:show-details="true"/>
                <table:data-pilot-member table:name="139.19" table:display="true" table:show-details="true"/>
                <table:data-pilot-member table:name="225.58" table:display="true" table:show-details="true"/>
                <table:data-pilot-member table:name="278.39" table:display="true" table:show-details="true"/>
                <table:data-pilot-member table:name="1113.53" table:display="true" table:show-details="true"/>
                <table:data-pilot-member table:name="1113.55" table:display="true" table:show-details="true"/>
                <table:data-pilot-member table:name="1143.54" table:display="true" table:show-details="true"/>
                <table:data-pilot-member table:name="1154.02" table:display="true" table:show-details="true"/>
                <table:data-pilot-member table:name="1173.29" table:display="true" table:show-details="true"/>
                <table:data-pilot-member table:name="1368.1" table:display="true" table:show-details="true"/>
                <table:data-pilot-member table:name="1913.11" table:display="true" table:show-details="true"/>
                <table:data-pilot-member table:name="2937.93" table:display="true" table:show-details="true"/>
                <table:data-pilot-member table:name="4277.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9.7" table:display="true" table:show-details="true"/>
                <table:data-pilot-member table:name="19.89" table:display="true" table:show-details="true"/>
                <table:data-pilot-member table:name="19.91" table:display="true" table:show-details="true"/>
                <table:data-pilot-member table:name="19.92" table:display="true" table:show-details="true"/>
                <table:data-pilot-member table:name="19.93" table:display="true" table:show-details="true"/>
                <table:data-pilot-member table:name="21.17" table:display="true" table:show-details="true"/>
                <table:data-pilot-member table:name="21.46" table:display="true" table:show-details="true"/>
                <table:data-pilot-member table:name="21.7" table:display="true" table:show-details="true"/>
                <table:data-pilot-member table:name="21.83" table:display="true" table:show-details="true"/>
                <table:data-pilot-member table:name="21.95" table:display="true" table:show-details="true"/>
                <table:data-pilot-member table:name="24.21" table:display="true" table:show-details="true"/>
                <table:data-pilot-member table:name="24.22" table:display="true" table:show-details="true"/>
                <table:data-pilot-member table:name="24.23" table:display="true" table:show-details="true"/>
                <table:data-pilot-member table:name="24.26" table:display="true" table:show-details="true"/>
                <table:data-pilot-member table:name="24.41" table:display="true" table:show-details="true"/>
                <table:data-pilot-member table:name="24.44" table:display="true" table:show-details="true"/>
                <table:data-pilot-member table:name="24.46" table:display="true" table:show-details="true"/>
                <table:data-pilot-member table:name="24.54" table:display="true" table:show-details="true"/>
                <table:data-pilot-member table:name="24.79" table:display="true" table:show-details="true"/>
                <table:data-pilot-member table:name="25.15" table:display="true" table:show-details="true"/>
                <table:data-pilot-member table:name="25.18" table:display="true" table:show-details="true"/>
                <table:data-pilot-member table:name="25.19" table:display="true" table:show-details="true"/>
                <table:data-pilot-member table:name="25.39" table:display="true" table:show-details="true"/>
                <table:data-pilot-member table:name="25.46" table:display="true" table:show-details="true"/>
                <table:data-pilot-member table:name="25.51" table:display="true" table:show-details="true"/>
                <table:data-pilot-member table:name="28.48" table:display="true" table:show-details="true"/>
                <table:data-pilot-member table:name="28.49" table:display="true" table:show-details="true"/>
                <table:data-pilot-member table:name="28.5" table:display="true" table:show-details="true"/>
                <table:data-pilot-member table:name="28.52" table:display="true" table:show-details="true"/>
                <table:data-pilot-member table:name="29.99" table:display="true" table:show-details="true"/>
                <table:data-pilot-member table:name="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ily Amplitude CVRMS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12" table:display="true" table:show-details="true"/>
                <table:data-pilot-member table:name="0.19" table:display="true" table:show-details="true"/>
                <table:data-pilot-member table:name="0.74" table:display="true" table:show-details="true"/>
                <table:data-pilot-member table:name="1.02" table:display="true" table:show-details="true"/>
                <table:data-pilot-member table:name="1.06" table:display="true" table:show-details="true"/>
                <table:data-pilot-member table:name="1.16" table:display="true" table:show-details="true"/>
                <table:data-pilot-member table:name="1.31" table:display="true" table:show-details="true"/>
                <table:data-pilot-member table:name="1.33" table:display="true" table:show-details="true"/>
                <table:data-pilot-member table:name="1.38" table:display="true" table:show-details="true"/>
                <table:data-pilot-member table:name="1.74" table:display="true" table:show-details="true"/>
                <table:data-pilot-member table:name="2.6" table:display="true" table:show-details="true"/>
                <table:data-pilot-member table:name="2.63" table:display="true" table:show-details="true"/>
                <table:data-pilot-member table:name="5.11" table:display="true" table:show-details="true"/>
                <table:data-pilot-member table:name="6.7" table:display="true" table:show-details="true"/>
                <table:data-pilot-member table:name="7.08" table:display="true" table:show-details="true"/>
                <table:data-pilot-member table:name="7.34" table:display="true" table:show-details="true"/>
                <table:data-pilot-member table:name="7.66" table:display="true" table:show-details="true"/>
                <table:data-pilot-member table:name="8.07" table:display="true" table:show-details="true"/>
                <table:data-pilot-member table:name="8.18" table:display="true" table:show-details="true"/>
                <table:data-pilot-member table:name="8.97" table:display="true" table:show-details="true"/>
                <table:data-pilot-member table:name="10.99" table:display="true" table:show-details="true"/>
                <table:data-pilot-member table:name="12.85" table:display="true" table:show-details="true"/>
                <table:data-pilot-member table:name="13.99" table:display="true" table:show-details="true"/>
                <table:data-pilot-member table:name="16.25" table:display="true" table:show-details="true"/>
                <table:data-pilot-member table:name="16.54" table:display="true" table:show-details="true"/>
                <table:data-pilot-member table:name="18.35" table:display="true" table:show-details="true"/>
                <table:data-pilot-member table:name="20.33" table:display="true" table:show-details="true"/>
                <table:data-pilot-member table:name="20.5" table:display="true" table:show-details="true"/>
                <table:data-pilot-member table:name="20.51" table:display="true" table:show-details="true"/>
                <table:data-pilot-member table:name="21.39" table:display="true" table:show-details="true"/>
                <table:data-pilot-member table:name="21.68" table:display="true" table:show-details="true"/>
                <table:data-pilot-member table:name="21.88" table:display="true" table:show-details="true"/>
                <table:data-pilot-member table:name="22.07" table:display="true" table:show-details="true"/>
                <table:data-pilot-member table:name="22.91" table:display="true" table:show-details="true"/>
                <table:data-pilot-member table:name="25.48" table:display="true" table:show-details="true"/>
                <table:data-pilot-member table:name="31.44" table:display="true" table:show-details="true"/>
                <table:data-pilot-member table:name="36.02" table:display="true" table:show-details="true"/>
                <table:data-pilot-member table:name="36.29" table:display="true" table:show-details="true"/>
                <table:data-pilot-member table:name="38.14" table:display="true" table:show-details="true"/>
                <table:data-pilot-member table:name="43.95" table:display="true" table:show-details="true"/>
                <table:data-pilot-member table:name="44.32" table:display="true" table:show-details="true"/>
                <table:data-pilot-member table:name="50.44" table:display="true" table:show-details="true"/>
                <table:data-pilot-member table:name="55.12" table:display="true" table:show-details="true"/>
                <table:data-pilot-member table:name="61.08" table:display="true" table:show-details="true"/>
                <table:data-pilot-member table:name="63.8" table:display="true" table:show-details="true"/>
                <table:data-pilot-member table:name="100.31" table:display="true" table:show-details="true"/>
                <table:data-pilot-member table:name="102.92" table:display="true" table:show-details="true"/>
                <table:data-pilot-member table:name="103.89" table:display="true" table:show-details="true"/>
                <table:data-pilot-member table:name="111.9" table:display="true" table:show-details="true"/>
                <table:data-pilot-member table:name="115.8" table:display="true" table:show-details="true"/>
                <table:data-pilot-member table:name="119.9" table:display="true" table:show-details="true"/>
                <table:data-pilot-member table:name="127.81" table:display="true" table:show-details="true"/>
                <table:data-pilot-member table:name="139.19" table:display="true" table:show-details="true"/>
                <table:data-pilot-member table:name="225.58" table:display="true" table:show-details="true"/>
                <table:data-pilot-member table:name="278.39" table:display="true" table:show-details="true"/>
                <table:data-pilot-member table:name="1113.53" table:display="true" table:show-details="true"/>
                <table:data-pilot-member table:name="1113.55" table:display="true" table:show-details="true"/>
                <table:data-pilot-member table:name="1143.54" table:display="true" table:show-details="true"/>
                <table:data-pilot-member table:name="1154.02" table:display="true" table:show-details="true"/>
                <table:data-pilot-member table:name="1173.29" table:display="true" table:show-details="true"/>
                <table:data-pilot-member table:name="1368.1" table:display="true" table:show-details="true"/>
                <table:data-pilot-member table:name="1913.11" table:display="true" table:show-details="true"/>
                <table:data-pilot-member table:name="2937.93" table:display="true" table:show-details="true"/>
                <table:data-pilot-member table:name="4277.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BE" table:orientation="data" table:used-hierarchy="0" table:function="sum">
            <table:data-pilot-level table:show-empty="false" calcext:repeat-item-labels="false">
              <table:data-pilot-members>
                <table:data-pilot-member table:name="-24.08" table:display="true" table:show-details="true"/>
                <table:data-pilot-member table:name="-24.04" table:display="true" table:show-details="true"/>
                <table:data-pilot-member table:name="-9.71" table:display="true" table:show-details="true"/>
                <table:data-pilot-member table:name="-9.66" table:display="true" table:show-details="true"/>
                <table:data-pilot-member table:name="-1.05" table:display="true" table:show-details="true"/>
                <table:data-pilot-member table:name="-0.89" table:display="true" table:show-details="true"/>
                <table:data-pilot-member table:name="-0.04" table:display="true" table:show-details="true"/>
                <table:data-pilot-member table:name="-0.03" table:display="true" table:show-details="true"/>
                <table:data-pilot-member table:name="-0.02" table:display="true" table:show-details="true"/>
                <table:data-pilot-member table:name="-0.01" table:display="true" table:show-details="true"/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7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MSEIQR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27" table:display="true" table:show-details="true"/>
                <table:data-pilot-member table:name="0.38" table:display="true" table:show-details="true"/>
                <table:data-pilot-member table:name="0.39" table:display="true" table:show-details="true"/>
                <table:data-pilot-member table:name="0.47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74" table:display="true" table:show-details="true"/>
                <table:data-pilot-member table:name="0.78" table:display="true" table:show-details="true"/>
                <table:data-pilot-member table:name="1.19" table:display="true" table:show-details="true"/>
                <table:data-pilot-member table:name="1.2" table:display="true" table:show-details="true"/>
                <table:data-pilot-member table:name="1.22" table:display="true" table:show-details="true"/>
                <table:data-pilot-member table:name="1.4" table:display="true" table:show-details="true"/>
                <table:data-pilot-member table:name="2.01" table:display="true" table:show-details="true"/>
                <table:data-pilot-member table:name="2.43" table:display="true" table:show-details="true"/>
                <table:data-pilot-member table:name="2.46" table:display="true" table:show-details="true"/>
                <table:data-pilot-member table:name="2.86" table:display="true" table:show-details="true"/>
                <table:data-pilot-member table:name="2.87" table:display="true" table:show-details="true"/>
                <table:data-pilot-member table:name="3.67" table:display="true" table:show-details="true"/>
                <table:data-pilot-member table:name="3.85" table:display="true" table:show-details="true"/>
                <table:data-pilot-member table:name="5.15" table:display="true" table:show-details="true"/>
                <table:data-pilot-member table:name="5.76" table:display="true" table:show-details="true"/>
                <table:data-pilot-member table:name="6.04" table:display="true" table:show-details="true"/>
                <table:data-pilot-member table:name="6.58" table:display="true" table:show-details="true"/>
                <table:data-pilot-member table:name="7.46" table:display="true" table:show-details="true"/>
                <table:data-pilot-member table:name="8.23" table:display="true" table:show-details="true"/>
                <table:data-pilot-member table:name="10.89" table:display="true" table:show-details="true"/>
                <table:data-pilot-member table:name="11.01" table:display="true" table:show-details="true"/>
                <table:data-pilot-member table:name="12.79" table:display="true" table:show-details="true"/>
                <table:data-pilot-member table:name="14.95" table:display="true" table:show-details="true"/>
                <table:data-pilot-member table:name="17.19" table:display="true" table:show-details="true"/>
                <table:data-pilot-member table:name="32.29" table:display="true" table:show-details="true"/>
                <table:data-pilot-member table:name="33.99" table:display="true" table:show-details="true"/>
                <table:data-pilot-member table:name="36.43" table:display="true" table:show-details="true"/>
                <table:data-pilot-member table:name="55.55" table:display="true" table:show-details="true"/>
                <table:data-pilot-member table:name="95.36" table:display="true" table:show-details="true"/>
                <table:data-pilot-member table:name="96.46" table:display="true" table:show-details="true"/>
                <table:data-pilot-member table:name="106.08" table:display="true" table:show-details="true"/>
                <table:data-pilot-member table:name="126.7" table:display="true" table:show-details="true"/>
                <table:data-pilot-member table:name="162.93" table:display="true" table:show-details="true"/>
                <table:data-pilot-member table:name="1174.5" table:display="true" table:show-details="true"/>
                <table:data-pilot-member table:name="3698.62" table:display="true" table:show-details="true"/>
                <table:data-pilot-member table:name="3773.64" table:display="true" table:show-details="true"/>
                <table:data-pilot-member table:name="5975.9" table:display="true" table:show-details="true"/>
                <table:data-pilot-member table:name="6949.82" table:display="true" table:show-details="true"/>
                <table:data-pilot-member table:name="18601.74" table:display="true" table:show-details="true"/>
                <table:data-pilot-member table:name="26843.99" table:display="true" table:show-details="true"/>
                <table:data-pilot-member table:name="35305.01" table:display="true" table:show-details="true"/>
                <table:data-pilot-member table:name="43470.34" table:display="true" table:show-details="true"/>
                <table:data-pilot-member table:name="67584.24" table:display="true" table:show-details="true"/>
                <table:data-pilot-member table:name="491371.43" table:display="true" table:show-details="true"/>
                <table:data-pilot-member table:name="inf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SE" table:orientation="data" table:used-hierarchy="0" table:function="sum">
            <table:data-pilot-level table:show-empty="false" calcext:repeat-item-labels="false">
              <table:data-pilot-members>
                <table:data-pilot-member table:name="-2.48" table:display="true" table:show-details="true"/>
                <table:data-pilot-member table:name="-2.42" table:display="true" table:show-details="true"/>
                <table:data-pilot-member table:name="-2.41" table:display="true" table:show-details="true"/>
                <table:data-pilot-member table:name="-2.19" table:display="true" table:show-details="true"/>
                <table:data-pilot-member table:name="-2.03" table:display="true" table:show-details="true"/>
                <table:data-pilot-member table:name="-1.63" table:display="true" table:show-details="true"/>
                <table:data-pilot-member table:name="-1.06" table:display="true" table:show-details="true"/>
                <table:data-pilot-member table:name="-0.86" table:display="true" table:show-details="true"/>
                <table:data-pilot-member table:name="-0.82" table:display="true" table:show-details="true"/>
                <table:data-pilot-member table:name="-0.81" table:display="true" table:show-details="true"/>
                <table:data-pilot-member table:name="-0.79" table:display="true" table:show-details="true"/>
                <table:data-pilot-member table:name="-0.27" table:display="true" table:show-details="true"/>
                <table:data-pilot-member table:name="0" table:display="true" table:show-details="true"/>
                <table:data-pilot-member table:name="19.99" table:display="true" table:show-details="true"/>
                <table:data-pilot-member table:name="20" table:display="true" table:show-details="true"/>
                <table:data-pilot-member table:name="20.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MB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12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22" table:display="true" table:show-details="true"/>
                <table:data-pilot-member table:name="0.26" table:display="true" table:show-details="true"/>
                <table:data-pilot-member table:name="0.31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84" table:display="true" table:show-details="true"/>
                <table:data-pilot-member table:name="4.5" table:display="true" table:show-details="true"/>
                <table:data-pilot-member table:name="22.4" table:display="true" table:show-details="true"/>
                <table:data-pilot-member table:name="135.17" table:display="true" table:show-details="true"/>
                <table:data-pilot-member table:name="136.62" table:display="true" table:show-details="true"/>
                <table:data-pilot-member table:name="578.05" table:display="true" table:show-details="true"/>
                <table:data-pilot-member table:name="579.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RMSE" table:orientation="data" table:used-hierarchy="0" table:function="sum">
            <table:data-pilot-level table:show-empty="false" calcext:repeat-item-labels="false">
              <table:data-pilot-members>
                <table:data-pilot-member table:name="-100" table:display="true" table:show-details="true"/>
                <table:data-pilot-member table:name="-4.36" table:display="true" table:show-details="true"/>
                <table:data-pilot-member table:name="-3.72" table:display="true" table:show-details="true"/>
                <table:data-pilot-member table:name="-3.7" table:display="true" table:show-details="true"/>
                <table:data-pilot-member table:name="-0.26" table:display="true" table:show-details="true"/>
                <table:data-pilot-member table:name="-0.2" table:display="true" table:show-details="true"/>
                <table:data-pilot-member table:name="-0.15" table:display="true" table:show-details="true"/>
                <table:data-pilot-member table:name="-0.13" table:display="true" table:show-details="true"/>
                <table:data-pilot-member table:name="-0.11" table:display="true" table:show-details="true"/>
                <table:data-pilot-member table:name="-0.1" table:display="true" table:show-details="true"/>
                <table:data-pilot-member table:name="-0.09" table:display="true" table:show-details="true"/>
                <table:data-pilot-member table:name="-0.07" table:display="true" table:show-details="true"/>
                <table:data-pilot-member table:name="-0.05" table:display="true" table:show-details="true"/>
                <table:data-pilot-member table:name="-0.04" table:display="true" table:show-details="true"/>
                <table:data-pilot-member table:name="-0.03" table:display="true" table:show-details="true"/>
                <table:data-pilot-member table:name="-0.02" table:display="true" table:show-details="true"/>
                <table:data-pilot-member table:name="-0.01" table:display="true" table:show-details="true"/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4" table:display="true" table:show-details="true"/>
                <table:data-pilot-member table:name="0.08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2" table:display="true" table:show-details="true"/>
                <table:data-pilot-member table:name="0.27" table:display="true" table:show-details="true"/>
                <table:data-pilot-member table:name="0.43" table:display="true" table:show-details="true"/>
                <table:data-pilot-member table:name="1.43" table:display="true" table:show-details="true"/>
                <table:data-pilot-member table:name="1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MS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6" table:display="true" table:show-details="true"/>
                <table:data-pilot-member table:name="0.21" table:display="true" table:show-details="true"/>
                <table:data-pilot-member table:name="0.26" table:display="true" table:show-details="true"/>
                <table:data-pilot-member table:name="0.28" table:display="true" table:show-details="true"/>
                <table:data-pilot-member table:name="0.35" table:display="true" table:show-details="true"/>
                <table:data-pilot-member table:name="0.37" table:display="true" table:show-details="true"/>
                <table:data-pilot-member table:name="0.4" table:display="true" table:show-details="true"/>
                <table:data-pilot-member table:name="0.42" table:display="true" table:show-details="true"/>
                <table:data-pilot-member table:name="0.43" table:display="true" table:show-details="true"/>
                <table:data-pilot-member table:name="0.45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9" table:display="true" table:show-details="true"/>
                <table:data-pilot-member table:name="0.63" table:display="true" table:show-details="true"/>
                <table:data-pilot-member table:name="0.65" table:display="true" table:show-details="true"/>
                <table:data-pilot-member table:name="0.69" table:display="true" table:show-details="true"/>
                <table:data-pilot-member table:name="0.72" table:display="true" table:show-details="true"/>
                <table:data-pilot-member table:name="0.8" table:display="true" table:show-details="true"/>
                <table:data-pilot-member table:name="0.9" table:display="true" table:show-details="true"/>
                <table:data-pilot-member table:name="0.99" table:display="true" table:show-details="true"/>
                <table:data-pilot-member table:name="1.01" table:display="true" table:show-details="true"/>
                <table:data-pilot-member table:name="1.21" table:display="true" table:show-details="true"/>
                <table:data-pilot-member table:name="1.3" table:display="true" table:show-details="true"/>
                <table:data-pilot-member table:name="1.48" table:display="true" table:show-details="true"/>
                <table:data-pilot-member table:name="1.62" table:display="true" table:show-details="true"/>
                <table:data-pilot-member table:name="1.67" table:display="true" table:show-details="true"/>
                <table:data-pilot-member table:name="1.83" table:display="true" table:show-details="true"/>
                <table:data-pilot-member table:name="1.9" table:display="true" table:show-details="true"/>
                <table:data-pilot-member table:name="2.05" table:display="true" table:show-details="true"/>
                <table:data-pilot-member table:name="2.14" table:display="true" table:show-details="true"/>
                <table:data-pilot-member table:name="2.52" table:display="true" table:show-details="true"/>
                <table:data-pilot-member table:name="3.08" table:display="true" table:show-details="true"/>
                <table:data-pilot-member table:name="3.52" table:display="true" table:show-details="true"/>
                <table:data-pilot-member table:name="3.87" table:display="true" table:show-details="true"/>
                <table:data-pilot-member table:name="4.31" table:display="true" table:show-details="true"/>
                <table:data-pilot-member table:name="4.39" table:display="true" table:show-details="true"/>
                <table:data-pilot-member table:name="5.12" table:display="true" table:show-details="true"/>
                <table:data-pilot-member table:name="5.55" table:display="true" table:show-details="true"/>
                <table:data-pilot-member table:name="7.33" table:display="true" table:show-details="true"/>
                <table:data-pilot-member table:name="7.34" table:display="true" table:show-details="true"/>
                <table:data-pilot-member table:name="7.37" table:display="true" table:show-details="true"/>
                <table:data-pilot-member table:name="8.11" table:display="true" table:show-details="true"/>
                <table:data-pilot-member table:name="8.69" table:display="true" table:show-details="true"/>
                <table:data-pilot-member table:name="9.14" table:display="true" table:show-details="true"/>
                <table:data-pilot-member table:name="9.63" table:display="true" table:show-details="true"/>
                <table:data-pilot-member table:name="40.9" table:display="true" table:show-details="true"/>
                <table:data-pilot-member table:name="49.42" table:display="true" table:show-details="true"/>
                <table:data-pilot-member table:name="56.16" table:display="true" table:show-details="true"/>
                <table:data-pilot-member table:name="106.58" table:display="true" table:show-details="true"/>
                <table:data-pilot-member table:name="112.25" table:display="true" table:show-details="true"/>
                <table:data-pilot-member table:name="542.31" table:display="true" table:show-details="true"/>
                <table:data-pilot-member table:name="570.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VRMS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8" table:display="true" table:show-details="true"/>
                <table:data-pilot-member table:name="0.21" table:display="true" table:show-details="true"/>
                <table:data-pilot-member table:name="0.24" table:display="true" table:show-details="true"/>
                <table:data-pilot-member table:name="0.29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44" table:display="true" table:show-details="true"/>
                <table:data-pilot-member table:name="0.47" table:display="true" table:show-details="true"/>
                <table:data-pilot-member table:name="0.57" table:display="true" table:show-details="true"/>
                <table:data-pilot-member table:name="0.59" table:display="true" table:show-details="true"/>
                <table:data-pilot-member table:name="0.66" table:display="true" table:show-details="true"/>
                <table:data-pilot-member table:name="0.72" table:display="true" table:show-details="true"/>
                <table:data-pilot-member table:name="0.92" table:display="true" table:show-details="true"/>
                <table:data-pilot-member table:name="0.93" table:display="true" table:show-details="true"/>
                <table:data-pilot-member table:name="0.97" table:display="true" table:show-details="true"/>
                <table:data-pilot-member table:name="1.47" table:display="true" table:show-details="true"/>
                <table:data-pilot-member table:name="1.55" table:display="true" table:show-details="true"/>
                <table:data-pilot-member table:name="1.61" table:display="true" table:show-details="true"/>
                <table:data-pilot-member table:name="1.72" table:display="true" table:show-details="true"/>
                <table:data-pilot-member table:name="1.74" table:display="true" table:show-details="true"/>
                <table:data-pilot-member table:name="1.77" table:display="true" table:show-details="true"/>
                <table:data-pilot-member table:name="1.78" table:display="true" table:show-details="true"/>
                <table:data-pilot-member table:name="1.86" table:display="true" table:show-details="true"/>
                <table:data-pilot-member table:name="1.96" table:display="true" table:show-details="true"/>
                <table:data-pilot-member table:name="2.64" table:display="true" table:show-details="true"/>
                <table:data-pilot-member table:name="2.66" table:display="true" table:show-details="true"/>
                <table:data-pilot-member table:name="2.67" table:display="true" table:show-details="true"/>
                <table:data-pilot-member table:name="2.69" table:display="true" table:show-details="true"/>
                <table:data-pilot-member table:name="3.04" table:display="true" table:show-details="true"/>
                <table:data-pilot-member table:name="3.57" table:display="true" table:show-details="true"/>
                <table:data-pilot-member table:name="3.63" table:display="true" table:show-details="true"/>
                <table:data-pilot-member table:name="4.65" table:display="true" table:show-details="true"/>
                <table:data-pilot-member table:name="7.5" table:display="true" table:show-details="true"/>
                <table:data-pilot-member table:name="8.78" table:display="true" table:show-details="true"/>
                <table:data-pilot-member table:name="9.47" table:display="true" table:show-details="true"/>
                <table:data-pilot-member table:name="19.66" table:display="true" table:show-details="true"/>
                <table:data-pilot-member table:name="19.69" table:display="true" table:show-details="true"/>
                <table:data-pilot-member table:name="100.02" table:display="true" table:show-details="true"/>
                <table:data-pilot-member table:name="119.74" table:display="true" table:show-details="true"/>
                <table:data-pilot-member table:name="1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MSL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35" table:display="true" table:show-details="true"/>
                <table:data-pilot-member table:name="0.42" table:display="true" table:show-details="true"/>
                <table:data-pilot-member table:name="0.43" table:display="true" table:show-details="true"/>
                <table:data-pilot-member table:name="0.44" table:display="true" table:show-details="true"/>
                <table:data-pilot-member table:name="0.45" table:display="true" table:show-details="true"/>
                <table:data-pilot-member table:name="0.47" table:display="true" table:show-details="true"/>
                <table:data-pilot-member table:name="0.51" table:display="true" table:show-details="true"/>
                <table:data-pilot-member table:name="0.56" table:display="true" table:show-details="true"/>
                <table:data-pilot-member table:name="0.73" table:display="true" table:show-details="true"/>
                <table:data-pilot-member table:name="0.74" table:display="true" table:show-details="true"/>
                <table:data-pilot-member table:name="0.91" table:display="true" table:show-details="true"/>
                <table:data-pilot-member table:name="2.12" table:display="true" table:show-details="true"/>
                <table:data-pilot-member table:name="4.73" table:display="true" table:show-details="true"/>
                <table:data-pilot-member table:name="11.63" table:display="true" table:show-details="true"/>
                <table:data-pilot-member table:name="11.69" table:display="true" table:show-details="true"/>
                <table:data-pilot-member table:name="24.04" table:display="true" table:show-details="true"/>
                <table:data-pilot-member table:name="24.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² coefficient determinatio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3" table:display="true" table:show-details="true"/>
                <table:data-pilot-member table:name="0.00015" table:display="true" table:show-details="true"/>
                <table:data-pilot-member table:name="0.00016" table:display="true" table:show-details="true"/>
                <table:data-pilot-member table:name="0.00017" table:display="true" table:show-details="true"/>
                <table:data-pilot-member table:name="0.0002" table:display="true" table:show-details="true"/>
                <table:data-pilot-member table:name="0.00022" table:display="true" table:show-details="true"/>
                <table:data-pilot-member table:name="0.00025" table:display="true" table:show-details="true"/>
                <table:data-pilot-member table:name="0.00029" table:display="true" table:show-details="true"/>
                <table:data-pilot-member table:name="0.00032" table:display="true" table:show-details="true"/>
                <table:data-pilot-member table:name="0.00036" table:display="true" table:show-details="true"/>
                <table:data-pilot-member table:name="0.00038" table:display="true" table:show-details="true"/>
                <table:data-pilot-member table:name="0.00039" table:display="true" table:show-details="true"/>
                <table:data-pilot-member table:name="0.00062" table:display="true" table:show-details="true"/>
                <table:data-pilot-member table:name="0.00096" table:display="true" table:show-details="true"/>
                <table:data-pilot-member table:name="0.00103" table:display="true" table:show-details="true"/>
                <table:data-pilot-member table:name="0.00111" table:display="true" table:show-details="true"/>
                <table:data-pilot-member table:name="0.00117" table:display="true" table:show-details="true"/>
                <table:data-pilot-member table:name="0.00119" table:display="true" table:show-details="true"/>
                <table:data-pilot-member table:name="0.00136" table:display="true" table:show-details="true"/>
                <table:data-pilot-member table:name="0.00143" table:display="true" table:show-details="true"/>
                <table:data-pilot-member table:name="0.00149" table:display="true" table:show-details="true"/>
                <table:data-pilot-member table:name="0.00153" table:display="true" table:show-details="true"/>
                <table:data-pilot-member table:name="0.00168" table:display="true" table:show-details="true"/>
                <table:data-pilot-member table:name="0.00188" table:display="true" table:show-details="true"/>
                <table:data-pilot-member table:name="0.00213" table:display="true" table:show-details="true"/>
                <table:data-pilot-member table:name="0.00276" table:display="true" table:show-details="true"/>
                <table:data-pilot-member table:name="0.00336" table:display="true" table:show-details="true"/>
                <table:data-pilot-member table:name="0.00359" table:display="true" table:show-details="true"/>
                <table:data-pilot-member table:name="0.00418" table:display="true" table:show-details="true"/>
                <table:data-pilot-member table:name="0.00429" table:display="true" table:show-details="true"/>
                <table:data-pilot-member table:name="0.00434" table:display="true" table:show-details="true"/>
                <table:data-pilot-member table:name="0.00515" table:display="true" table:show-details="true"/>
                <table:data-pilot-member table:name="0.00552" table:display="true" table:show-details="true"/>
                <table:data-pilot-member table:name="0.00585" table:display="true" table:show-details="true"/>
                <table:data-pilot-member table:name="0.00783" table:display="true" table:show-details="true"/>
                <table:data-pilot-member table:name="0.00892" table:display="true" table:show-details="true"/>
                <table:data-pilot-member table:name="0.00976" table:display="true" table:show-details="true"/>
                <table:data-pilot-member table:name="0.01667" table:display="true" table:show-details="true"/>
                <table:data-pilot-member table:name="0.01705" table:display="true" table:show-details="true"/>
                <table:data-pilot-member table:name="0.01749" table:display="true" table:show-details="true"/>
                <table:data-pilot-member table:name="0.01879" table:display="true" table:show-details="true"/>
                <table:data-pilot-member table:name="0.01996" table:display="true" table:show-details="true"/>
                <table:data-pilot-member table:name="0.02502" table:display="true" table:show-details="true"/>
                <table:data-pilot-member table:name="0.03073" table:display="true" table:show-details="true"/>
                <table:data-pilot-member table:name="0.03253" table:display="true" table:show-details="true"/>
                <table:data-pilot-member table:name="0.03816" table:display="true" table:show-details="true"/>
                <table:data-pilot-member table:name="0.09176" table:display="true" table:show-details="true"/>
                <table:data-pilot-member table:name="0.11162" table:display="true" table:show-details="true"/>
                <table:data-pilot-member table:name="0.11165" table:display="true" table:show-details="true"/>
                <table:data-pilot-member table:name="0.11166" table:display="true" table:show-details="true"/>
                <table:data-pilot-member table:name="0.12764" table:display="true" table:show-details="true"/>
                <table:data-pilot-member table:name="0.14253" table:display="true" table:show-details="true"/>
                <table:data-pilot-member table:name="0.16877" table:display="true" table:show-details="true"/>
                <table:data-pilot-member table:name="0.17506" table:display="true" table:show-details="true"/>
                <table:data-pilot-member table:name="0.20308" table:display="true" table:show-details="true"/>
                <table:data-pilot-member table:name="0.20577" table:display="true" table:show-details="true"/>
                <table:data-pilot-member table:name="0.63167" table:display="true" table:show-details="true"/>
                <table:data-pilot-member table:name="2.26712" table:display="true" table:show-details="true"/>
                <table:data-pilot-member table:name="2.26776" table:display="true" table:show-details="true"/>
                <table:data-pilot-member table:name="3.2202" table:display="true" table:show-details="true"/>
                <table:data-pilot-member table:name="3.22194" table:display="true" table:show-details="true"/>
                <table:data-pilot-member table:name="in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d dev" table:orientation="data" table:used-hierarchy="0" table:function="sum">
            <table:data-pilot-level table:show-empty="false" calcext:repeat-item-labels="false">
              <table:data-pilot-members>
                <table:data-pilot-member table:name="-3255.4" table:display="true" table:show-details="true"/>
                <table:data-pilot-member table:name="-2161.7" table:display="true" table:show-details="true"/>
                <table:data-pilot-member table:name="-124.79" table:display="true" table:show-details="true"/>
                <table:data-pilot-member table:name="-82.81" table:display="true" table:show-details="true"/>
                <table:data-pilot-member table:name="-7.56" table:display="true" table:show-details="true"/>
                <table:data-pilot-member table:name="-2.31" table:display="true" table:show-details="true"/>
                <table:data-pilot-member table:name="-2.15" table:display="true" table:show-details="true"/>
                <table:data-pilot-member table:name="-0.03" table:display="true" table:show-details="true"/>
                <table:data-pilot-member table:name="0.57" table:display="true" table:show-details="true"/>
                <table:data-pilot-member table:name="0.66" table:display="true" table:show-details="true"/>
                <table:data-pilot-member table:name="0.84" table:display="true" table:show-details="true"/>
                <table:data-pilot-member table:name="0.86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4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mQuality-Scor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42" table:display="true" table:show-details="true"/>
                <table:data-pilot-member table:name="0.46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6" table:display="true" table:show-details="true"/>
                <table:data-pilot-member table:name="0.6" table:display="true" table:show-details="true"/>
                <table:data-pilot-member table:name="0.72" table:display="true" table:show-details="true"/>
                <table:data-pilot-member table:name="0.73" table:display="true" table:show-details="true"/>
                <table:data-pilot-member table:name="0.78" table:display="true" table:show-details="true"/>
                <table:data-pilot-member table:name="0.82" table:display="true" table:show-details="true"/>
                <table:data-pilot-member table:name="1.38" table:display="true" table:show-details="true"/>
                <table:data-pilot-member table:name="1.46" table:display="true" table:show-details="true"/>
                <table:data-pilot-member table:name="1.49" table:display="true" table:show-details="true"/>
                <table:data-pilot-member table:name="1.51" table:display="true" table:show-details="true"/>
                <table:data-pilot-member table:name="1.54" table:display="true" table:show-details="true"/>
                <table:data-pilot-member table:name="1.9" table:display="true" table:show-details="true"/>
                <table:data-pilot-member table:name="3.12" table:display="true" table:show-details="true"/>
                <table:data-pilot-member table:name="3.14" table:display="true" table:show-details="true"/>
                <table:data-pilot-member table:name="3.24" table:display="true" table:show-details="true"/>
                <table:data-pilot-member table:name="4.18" table:display="true" table:show-details="true"/>
                <table:data-pilot-member table:name="4.19" table:display="true" table:show-details="true"/>
                <table:data-pilot-member table:name="4.2" table:display="true" table:show-details="true"/>
                <table:data-pilot-member table:name="4.21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25" table:display="true" table:show-details="true"/>
                <table:data-pilot-member table:name="4.3" table:display="true" table:show-details="true"/>
                <table:data-pilot-member table:name="4.32" table:display="true" table:show-details="true"/>
                <table:data-pilot-member table:name="4.36" table:display="true" table:show-details="true"/>
                <table:data-pilot-member table:name="4.65" table:display="true" table:show-details="true"/>
                <table:data-pilot-member table:name="6.25" table:display="true" table:show-details="true"/>
                <table:data-pilot-member table:name="6.29" table:display="true" table:show-details="true"/>
                <table:data-pilot-member table:name="6.39" table:display="true" table:show-details="true"/>
                <table:data-pilot-member table:name="6.4" table:display="true" table:show-details="true"/>
                <table:data-pilot-member table:name="6.45" table:display="true" table:show-details="true"/>
                <table:data-pilot-member table:name="6.46" table:display="true" table:show-details="true"/>
                <table:data-pilot-member table:name="6.58" table:display="true" table:show-details="true"/>
                <table:data-pilot-member table:name="6.59" table:display="true" table:show-details="true"/>
                <table:data-pilot-member table:name="6.61" table:display="true" table:show-details="true"/>
                <table:data-pilot-member table:name="6.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3:00:02.720000000</meta:creation-date>
    <dc:date>2021-10-05T17:18:48.937000000</dc:date>
    <meta:editing-duration>PT1H18M2S</meta:editing-duration>
    <meta:editing-cycles>2</meta:editing-cycles>
    <meta:generator>LibreOffice/5.2.2.2$Windows_x86 LibreOffice_project/8f96e87c890bf8fa77463cd4b640a2312823f3ad</meta:generator>
    <meta:document-statistic meta:table-count="2" meta:cell-count="3522" meta:object-count="0"/>
  </office:meta>
</office:document-meta>
</file>